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Comma" style:data-style-name="N35"/>
    <style:style style:name="ce3" style:family="table-cell" style:parent-style-name="Comma" style:data-style-name="N37"/>
    <style:style style:name="ce4" style:family="table-cell" style:parent-style-name="Default" style:data-style-name="N19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Comma" style:data-style-name="N37">
      <style:table-cell-properties fo:background-color="transparent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Currency" style:data-style-name="N38">
      <style:table-cell-properties fo:border="thin solid #000000"/>
    </style:style>
    <style:style style:name="ce9" style:family="table-cell" style:parent-style-name="Currency" style:data-style-name="N34">
      <style:table-cell-properties fo:border="thin solid #000000"/>
    </style:style>
    <style:style style:name="ce10" style:family="table-cell" style:parent-style-name="Normal_Orders" style:data-style-name="N0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Comma" style:data-style-name="N37">
      <style:table-cell-properties style:vertical-align="automatic" fo:wrap-option="wrap" fo:background-color="transparent" style:repeat-content="false"/>
      <style:paragraph-properties fo:text-align="end" fo:margin-right="0cm"/>
      <style:text-properties fo:color="#000000"/>
    </style:style>
    <style:style style:name="ce12" style:family="table-cell" style:parent-style-name="Comma" style:data-style-name="N37"/>
    <style:style style:name="ce13" style:family="table-cell" style:parent-style-name="Comma" style:data-style-name="N36"/>
    <style:style style:name="ce14" style:family="table-cell" style:parent-style-name="Default" style:data-style-name="N0">
      <style:table-cell-properties fo:border="thin solid #000000" style:vertical-align="automatic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Normal_Product_32_Dimensions" style:data-style-name="N0">
      <style:table-cell-properties fo:border="thin solid #000000" style:vertical-align="automatic" fo:wrap-option="wrap" fo:background-color="#D9D9D9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7" style:family="table-cell" style:parent-style-name="Comma" style:data-style-name="N36">
      <style:table-cell-properties fo:border="thin solid #000000" style:vertical-align="automatic" fo:wrap-option="wrap" fo:background-color="#D9D9D9" style:repeat-content="false"/>
      <style:paragraph-properties fo:text-align="center"/>
      <style:text-properties fo:color="#000000" fo:font-weight="bold" style:font-weight-asian="bold" style:font-weight-complex="bold"/>
    </style:style>
    <style:style style:name="ce18" style:family="table-cell" style:parent-style-name="Normal_Product_32_Dimensions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Normal_Product_32_Dimensions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Comma" style:data-style-name="N36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fo:color="#000000"/>
    </style:style>
    <style:style style:name="ce21" style:family="table-cell" style:parent-style-name="Normal_Orders" style:data-style-name="N0">
      <style:table-cell-properties style:vertical-align="automatic" fo:background-color="#D9D9D9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2" style:family="table-cell" style:parent-style-name="Comma" style:data-style-name="N37">
      <style:table-cell-properties style:vertical-align="automatic" fo:background-color="#D9D9D9" style:repeat-content="false"/>
      <style:paragraph-properties fo:text-align="center"/>
      <style:text-properties fo:color="#000000" fo:font-weight="bold" style:font-weight-asian="bold" style:font-weight-complex="bold"/>
    </style:style>
    <style:style style:name="ce23" style:family="table-cell" style:parent-style-name="Default" style:data-style-name="N19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Comma" style:data-style-name="N37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Comma" style:data-style-name="N37">
      <style:table-cell-properties fo:background-color="transparent"/>
    </style:style>
    <style:style style:name="ce27" style:family="table-cell" style:parent-style-name="Comma" style:data-style-name="N37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Currency" style:data-style-name="N34">
      <style:table-cell-properties fo:border="thin solid #000000" fo:background-color="transparent"/>
    </style:style>
    <style:style style:name="ce29" style:family="table-cell" style:parent-style-name="Currency" style:data-style-name="N38">
      <style:table-cell-properties fo:border="thin solid #000000" fo:background-color="transparent"/>
    </style:style>
    <style:style style:name="ce30" style:family="table-cell" style:parent-style-name="Normal_Orders" style:data-style-name="N19">
      <style:table-cell-properties style:vertical-align="automatic" fo:background-color="#D9D9D9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1" style:family="table-cell" style:parent-style-name="Normal_Orders" style:data-style-name="N19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3" style:family="table-cell" style:parent-style-name="Default" style:data-style-name="N0">
      <style:table-cell-properties fo:border-top="thin solid #000000" fo:border-bottom="2pt solid #000000" fo:border-left="none" fo:border-right="thin solid #000000"/>
    </style:style>
    <style:style style:name="ce34" style:family="table-cell" style:parent-style-name="Currency" style:data-style-name="N38">
      <style:table-cell-properties fo:border-top="thin solid #000000" fo:border-bottom="2pt solid #000000" fo:border-left="thin solid #000000" fo:border-right="none" fo:background-color="transparen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Comma" style:data-style-name="N37">
      <style:table-cell-properties fo:border-top="none" fo:border-bottom="thin solid #000000" fo:border-left="thin solid #000000" fo:border-right="none" style:vertical-align="automatic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9" style:family="table-cell" style:parent-style-name="Default" style:data-style-name="N4"/>
    <style:style style:name="ce40" style:family="table-cell" style:parent-style-name="Default" style:data-style-name="N3"/>
    <style:style style:name="ce41" style:family="table-cell" style:parent-style-name="Default" style:data-style-name="N34">
      <style:table-cell-properties fo:border-top="none" fo:border-bottom="none" fo:border-left="thin solid #000000" fo:border-right="thin solid #000000"/>
    </style:style>
    <style:style style:name="ce42" style:family="table-cell" style:parent-style-name="Currency" style:data-style-name="N34">
      <style:table-cell-properties fo:border-top="thin solid #000000" fo:border-bottom="2pt solid #000000" fo:border-left="thin solid #000000" fo:border-right="none" fo:background-color="transparent"/>
    </style:style>
    <style:style style:name="ce43" style:family="table-cell" style:parent-style-name="Default" style:data-style-name="N34"/>
    <style:style style:name="ce44" style:family="table-cell" style:parent-style-name="Currency" style:data-style-name="N34">
      <style:table-cell-properties fo:border-top="thin solid #000000" fo:border-bottom="2pt solid #000000" fo:border-left="thin solid #000000" fo:border-right="thin solid #000000" fo:background-color="transparent"/>
    </style:style>
    <style:style style:name="ce45" style:family="table-cell" style:parent-style-name="Currency" style:data-style-name="N34">
      <style:table-cell-properties fo:border-top="none" fo:border-bottom="none" fo:border-left="thin solid #000000" fo:border-right="thin solid #000000" fo:background-color="transparent"/>
    </style:style>
    <style:style style:name="ce46" style:family="table-cell" style:parent-style-name="Currency" style:data-style-name="N34">
      <style:table-cell-properties fo:border-top="none" fo:border-bottom="none" fo:border-left="thin solid #000000" fo:border-right="none" fo:background-color="transparent"/>
    </style:style>
    <style:style style:name="ce47" style:family="table-cell" style:parent-style-name="Comma" style:data-style-name="N1">
      <style:table-cell-properties style:vertical-align="automatic" fo:background-color="#D9D9D9" style:repeat-content="false"/>
      <style:paragraph-properties fo:text-align="center"/>
      <style:text-properties fo:color="#000000" fo:font-weight="bold" style:font-weight-asian="bold" style:font-weight-complex="bold"/>
    </style:style>
    <style:style style:name="ce48" style:family="table-cell" style:parent-style-name="Default" style:data-style-name="N1"/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1.45520833333333cm" style:use-optimal-column-width="true"/>
    </style:style>
    <style:style style:name="co8" style:family="table-column">
      <style:table-column-properties fo:break-before="auto" style:column-width="2.301875cm" style:use-optimal-column-width="true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48166666666667cm" style:use-optimal-column-width="true"/>
    </style:style>
    <style:style style:name="co11" style:family="table-column">
      <style:table-column-properties fo:break-before="auto" style:column-width="2.61937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29645833333333cm" style:use-optimal-column-width="true"/>
    </style:style>
    <style:style style:name="co14" style:family="table-column">
      <style:table-column-properties fo:break-before="auto" style:column-width="1.56104166666667cm" style:use-optimal-column-width="true"/>
    </style:style>
    <style:style style:name="co15" style:family="table-column">
      <style:table-column-properties fo:break-before="auto" style:column-width="1.32291666666667cm" style:use-optimal-column-width="true"/>
    </style:style>
    <style:style style:name="co16" style:family="table-column">
      <style:table-column-properties fo:break-before="auto" style:column-width="1.95791666666667cm" style:use-optimal-column-width="true"/>
    </style:style>
    <style:style style:name="co17" style:family="table-column">
      <style:table-column-properties fo:break-before="auto" style:column-width="1.984375cm" style:use-optimal-column-width="true"/>
    </style:style>
    <style:style style:name="co18" style:family="table-column">
      <style:table-column-properties fo:break-before="auto" style:column-width="1.64041666666667cm" style:use-optimal-column-width="true"/>
    </style:style>
    <style:style style:name="co19" style:family="table-column">
      <style:table-column-properties fo:break-before="auto" style:column-width="1.85208333333333cm" style:use-optimal-column-width="true"/>
    </style:style>
    <style:style style:name="co20" style:family="table-column">
      <style:table-column-properties fo:break-before="auto" style:column-width="2.11666666666667cm" style:use-optimal-column-width="true"/>
    </style:style>
    <style:style style:name="co21" style:family="table-column">
      <style:table-column-properties fo:break-before="auto" style:column-width="2.778125cm" style:use-optimal-column-width="true"/>
    </style:style>
    <style:style style:name="co22" style:family="table-column">
      <style:table-column-properties fo:break-before="auto" style:column-width="2.72520833333333cm" style:use-optimal-column-width="true"/>
    </style:style>
    <style:style style:name="co23" style:family="table-column">
      <style:table-column-properties fo:break-before="auto" style:column-width="3.62479166666667cm"/>
    </style:style>
    <style:style style:name="co24" style:family="table-column">
      <style:table-column-properties fo:break-before="auto" style:column-width="1.71979166666667cm" style:use-optimal-column-width="true"/>
    </style:style>
    <style:style style:name="co25" style:family="table-column">
      <style:table-column-properties fo:break-before="auto" style:column-width="2.64583333333333cm" style:use-optimal-column-width="true"/>
    </style:style>
    <style:style style:name="co26" style:family="table-column">
      <style:table-column-properties fo:break-before="auto" style:column-width="1.666875cm" style:use-optimal-column-width="true"/>
    </style:style>
    <style:style style:name="co27" style:family="table-column">
      <style:table-column-properties fo:break-before="auto" style:column-width="1.66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35">
            <text:p>Column1</text:p>
          </table:table-cell>
          <table:table-cell office:value-type="string" table:style-name="ce36">
            <text:p>Hammer Cost Per Unit</text:p>
          </table:table-cell>
          <table:table-cell office:value-type="string" table:style-name="ce36">
            <text:p>Hammer Product Cost</text:p>
          </table:table-cell>
          <table:table-cell office:value-type="string" table:style-name="ce36">
            <text:p>Transportation <text:s/>Cost</text:p>
          </table:table-cell>
          <table:table-cell office:value-type="string" table:style-name="ce37">
            <text:p>Total Cost</text:p>
          </table:table-cell>
          <table:table-cell table:number-columns-repeated="16379"/>
        </table:table-row>
        <table:table-row table:style-name="ro2">
          <table:table-cell office:value-type="string" table:style-name="ce32">
            <text:p>Supplier A</text:p>
          </table:table-cell>
          <table:table-cell table:style-name="ce28"/>
          <table:table-cell table:style-name="ce29"/>
          <table:table-cell table:style-name="ce42"/>
          <table:table-cell table:style-name="ce34"/>
          <table:table-cell table:number-columns-repeated="16379"/>
        </table:table-row>
        <table:table-row table:style-name="ro2">
          <table:table-cell office:value-type="string" table:style-name="ce1">
            <text:p>Store 1</text:p>
          </table:table-cell>
          <table:table-cell office:value-type="currency" office:value="0.8" table:style-name="ce28">
            <text:p><text:s/>$0.80<text:s/></text:p>
          </table:table-cell>
          <table:table-cell office:value-type="currency" office:value="328532" table:style-name="ce28">
            <text:p><text:s/>$328,532.00<text:s/></text:p>
          </table:table-cell>
          <table:table-cell office:value-type="currency" office:value="98559.6" table:style-name="ce42">
            <text:p><text:s/>$98,559.60<text:s/></text:p>
          </table:table-cell>
          <table:table-cell office:value-type="currency" office:value="427091.6" table:formula="of:=[.C3] + [.D3]" table:style-name="ce42">
            <text:p><text:s/>$427,091.60<text:s/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ore 2</text:p>
          </table:table-cell>
          <table:table-cell office:value-type="currency" office:value="0.8" table:style-name="ce28">
            <text:p><text:s/>$0.80<text:s/></text:p>
          </table:table-cell>
          <table:table-cell office:value-type="currency" office:value="328532" table:style-name="ce28">
            <text:p><text:s/>$328,532.00<text:s/></text:p>
          </table:table-cell>
          <table:table-cell office:value-type="currency" office:value="57493.1" table:style-name="ce42">
            <text:p><text:s/>$57,493.10<text:s/></text:p>
          </table:table-cell>
          <table:table-cell office:value-type="currency" office:value="386025.1" table:formula="of:=[.C4] + [.D4]" table:style-name="ce42">
            <text:p><text:s/>$386,025.10<text:s/></text:p>
          </table:table-cell>
          <table:table-cell table:number-columns-repeated="16379"/>
        </table:table-row>
        <table:table-row table:style-name="ro2">
          <table:table-cell office:value-type="string" table:style-name="ce33">
            <text:p>Supplier B</text:p>
          </table:table-cell>
          <table:table-cell table:number-columns-repeated="2" table:style-name="ce44"/>
          <table:table-cell table:number-columns-repeated="2" table:style-name="ce42"/>
          <table:table-cell table:number-columns-repeated="16379"/>
        </table:table-row>
        <table:table-row table:style-name="ro2">
          <table:table-cell office:value-type="string" table:style-name="ce1">
            <text:p>Store 1</text:p>
          </table:table-cell>
          <table:table-cell office:value-type="currency" office:value="0.82" table:style-name="ce44">
            <text:p><text:s/>$0.82<text:s/></text:p>
          </table:table-cell>
          <table:table-cell office:value-type="currency" office:value="336746" table:style-name="ce43">
            <text:p><text:s/>$336,746.00<text:s/></text:p>
          </table:table-cell>
          <table:table-cell office:value-type="currency" office:value="57493.1" table:style-name="ce42">
            <text:p><text:s/>$57,493.10<text:s/></text:p>
          </table:table-cell>
          <table:table-cell office:value-type="currency" office:value="394239.1" table:formula="of:=[.C6] + [.D6]" table:style-name="ce42">
            <text:p><text:s/>$394,239.10<text:s/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ore 2</text:p>
          </table:table-cell>
          <table:table-cell office:value-type="currency" office:value="0.82" table:style-name="ce44">
            <text:p><text:s/>$0.82<text:s/></text:p>
          </table:table-cell>
          <table:table-cell office:value-type="currency" office:value="336746" table:style-name="ce43">
            <text:p><text:s/>$336,746.00<text:s/></text:p>
          </table:table-cell>
          <table:table-cell office:value-type="currency" office:value="49279.8" table:style-name="ce42">
            <text:p><text:s/>$49,279.80<text:s/></text:p>
          </table:table-cell>
          <table:table-cell office:value-type="currency" office:value="386025.8" table:formula="of:=[.C7] + [.D7]" table:style-name="ce42">
            <text:p><text:s/>$386,025.80<text:s/></text:p>
          </table:table-cell>
          <table:table-cell table:number-columns-repeated="16379"/>
        </table:table-row>
        <table:table-row table:style-name="ro1">
          <table:table-cell office:value-type="string" table:style-name="ce38">
            <text:p>Diff</text:p>
          </table:table-cell>
          <table:table-cell office:value-type="currency" office:value="-1.9999999999999907E-2" table:formula="of:=[.B3] - [.B6]" table:style-name="ce41">
            <text:p><text:s/>$(0.02)</text:p>
          </table:table-cell>
          <table:table-cell office:value-type="currency" office:value="-8214" table:formula="of:=[.C3]-[.C6]" table:style-name="ce45">
            <text:p><text:s/>$(8,214.00)</text:p>
          </table:table-cell>
          <table:table-cell office:value-type="currency" office:value="49279.800000000017" table:formula="of:=([.D3]+[.D4])-([.D6]+[.D7])" table:style-name="ce45">
            <text:p><text:s/>$49,279.80<text:s/></text:p>
          </table:table-cell>
          <table:table-cell office:value-type="currency" office:value="41065.800000000017" table:formula="of:=[.C8] + [.D8]" table:style-name="ce46">
            <text:p><text:s/>$41,065.80<text:s/>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Product_Info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3"/>
        <table:table-column table:style-name="co11" table:default-cell-style-name="ce1"/>
        <table:table-column table:style-name="co12" table:number-columns-repeated="16379" table:default-cell-style-name="ce1"/>
        <table:table-row table:style-name="ro3">
          <table:table-cell office:value-type="string" table:style-name="ce16">
            <text:p>Product Id</text:p>
          </table:table-cell>
          <table:table-cell office:value-type="string" table:style-name="ce16">
            <text:p>Product Desc</text:p>
          </table:table-cell>
          <table:table-cell office:value-type="string" table:style-name="ce16">
            <text:p>Package Qty</text:p>
          </table:table-cell>
          <table:table-cell office:value-type="string" table:style-name="ce17">
            <text:p>Weight</text:p>
          </table:table-cell>
          <table:table-cell office:value-type="string" table:style-name="ce16">
            <text:p>Weight Unit of Measure</text:p>
          </table:table-cell>
          <table:table-cell table:number-columns-repeated="16379" table:style-name="ce15"/>
        </table:table-row>
        <table:table-row table:style-name="ro1">
          <table:table-cell office:value-type="float" office:value="1" table:style-name="ce18">
            <text:p>1</text:p>
          </table:table-cell>
          <table:table-cell office:value-type="string" table:style-name="ce19">
            <text:p>Wrench</text:p>
          </table:table-cell>
          <table:table-cell office:value-type="float" office:value="1" table:style-name="ce18">
            <text:p>1</text:p>
          </table:table-cell>
          <table:table-cell office:value-type="float" office:value="2.2000000000000002" table:style-name="ce20">
            <text:p><text:s/>2.2<text:s/></text:p>
          </table:table-cell>
          <table:table-cell office:value-type="string" table:style-name="ce19">
            <text:p>LB</text:p>
          </table:table-cell>
          <table:table-cell table:number-columns-repeated="16379"/>
        </table:table-row>
        <table:table-row table:style-name="ro1">
          <table:table-cell office:value-type="float" office:value="2" table:style-name="ce18">
            <text:p>2</text:p>
          </table:table-cell>
          <table:table-cell office:value-type="string" table:style-name="ce19">
            <text:p>Saw</text:p>
          </table:table-cell>
          <table:table-cell office:value-type="float" office:value="1" table:style-name="ce18">
            <text:p>1</text:p>
          </table:table-cell>
          <table:table-cell office:value-type="float" office:value="1.2" table:style-name="ce20">
            <text:p><text:s/>1.2<text:s/></text:p>
          </table:table-cell>
          <table:table-cell office:value-type="string" table:style-name="ce19">
            <text:p>LB</text:p>
          </table:table-cell>
          <table:table-cell table:number-columns-repeated="16379"/>
        </table:table-row>
        <table:table-row table:style-name="ro1">
          <table:table-cell office:value-type="float" office:value="3" table:style-name="ce18">
            <text:p>3</text:p>
          </table:table-cell>
          <table:table-cell office:value-type="string" table:style-name="ce19">
            <text:p>Drill</text:p>
          </table:table-cell>
          <table:table-cell office:value-type="float" office:value="1" table:style-name="ce18">
            <text:p>1</text:p>
          </table:table-cell>
          <table:table-cell office:value-type="float" office:value="8.3000000000000007" table:style-name="ce20">
            <text:p><text:s/>8.3<text:s/></text:p>
          </table:table-cell>
          <table:table-cell office:value-type="string" table:style-name="ce19">
            <text:p>LB</text:p>
          </table:table-cell>
          <table:table-cell table:number-columns-repeated="16379"/>
        </table:table-row>
        <table:table-row table:style-name="ro1">
          <table:table-cell office:value-type="float" office:value="4" table:style-name="ce18">
            <text:p>4</text:p>
          </table:table-cell>
          <table:table-cell office:value-type="string" table:style-name="ce19">
            <text:p>Hammer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0">
            <text:p><text:s/>2.0<text:s/></text:p>
          </table:table-cell>
          <table:table-cell office:value-type="string" table:style-name="ce19">
            <text:p>LB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Carrier_Rates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2" table:number-columns-repeated="16379" table:default-cell-style-name="ce1"/>
        <table:table-row table:style-name="ro1">
          <table:table-cell table:style-name="ce14"/>
          <table:table-cell office:value-type="string" table:style-name="ce14">
            <text:p>Supplier</text:p>
          </table:table-cell>
          <table:table-cell office:value-type="string" table:style-name="ce14">
            <text:p>Str Nbr</text:p>
          </table:table-cell>
          <table:table-cell office:value-type="string" table:style-name="ce14">
            <text:p>Co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X</text:p>
          </table:table-cell>
          <table:table-cell office:value-type="string" table:style-name="ce7">
            <text:p>A</text:p>
          </table:table-cell>
          <table:table-cell office:value-type="float" office:value="1" table:style-name="ce7">
            <text:p>1</text:p>
          </table:table-cell>
          <table:table-cell office:value-type="currency" office:value="2540" table:style-name="ce8">
            <text:p><text:s/>$2,540<text:s/>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7">
            <text:p>X</text:p>
          </table:table-cell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currency" office:value="1640" table:style-name="ce8">
            <text:p><text:s/>$1,640<text:s/>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7">
            <text:p>X</text:p>
          </table:table-cell>
          <table:table-cell office:value-type="string" table:style-name="ce7">
            <text:p>B</text:p>
          </table:table-cell>
          <table:table-cell office:value-type="float" office:value="1" table:style-name="ce7">
            <text:p>1</text:p>
          </table:table-cell>
          <table:table-cell office:value-type="currency" office:value="1200" table:style-name="ce8">
            <text:p><text:s/>$1,200<text:s/>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7">
            <text:p>X</text:p>
          </table:table-cell>
          <table:table-cell office:value-type="string" table:style-name="ce7">
            <text:p>B</text:p>
          </table:table-cell>
          <table:table-cell office:value-type="float" office:value="2" table:style-name="ce7">
            <text:p>2</text:p>
          </table:table-cell>
          <table:table-cell office:value-type="currency" office:value="1200" table:style-name="ce8">
            <text:p><text:s/>$1,200<text:s/>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7">
            <text:p>Y</text:p>
          </table:table-cell>
          <table:table-cell office:value-type="string" table:style-name="ce7">
            <text:p>A</text:p>
          </table:table-cell>
          <table:table-cell office:value-type="float" office:value="1" table:style-name="ce7">
            <text:p>1</text:p>
          </table:table-cell>
          <table:table-cell office:value-type="currency" office:value="0.12" table:style-name="ce9">
            <text:p><text:s/>$0.12<text:s/>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7">
            <text:p>Y</text:p>
          </table:table-cell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currency" office:value="7.0000000000000007E-2" table:style-name="ce9">
            <text:p><text:s/>$0.07<text:s/>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7">
            <text:p>Y</text:p>
          </table:table-cell>
          <table:table-cell office:value-type="string" table:style-name="ce7">
            <text:p>B</text:p>
          </table:table-cell>
          <table:table-cell office:value-type="float" office:value="1" table:style-name="ce7">
            <text:p>1</text:p>
          </table:table-cell>
          <table:table-cell office:value-type="currency" office:value="7.0000000000000007E-2" table:style-name="ce9">
            <text:p><text:s/>$0.07<text:s/>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7">
            <text:p>Y</text:p>
          </table:table-cell>
          <table:table-cell office:value-type="string" table:style-name="ce7">
            <text:p>B</text:p>
          </table:table-cell>
          <table:table-cell office:value-type="float" office:value="2" table:style-name="ce7">
            <text:p>2</text:p>
          </table:table-cell>
          <table:table-cell office:value-type="currency" office:value="0.06" table:style-name="ce9">
            <text:p><text:s/>$0.06<text:s/></text:p>
          </table:table-cell>
          <table:table-cell table:style-name="ce2"/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Historical_Orders" table:style-name="ta2">
        <table:table-column table:style-name="co17" table:default-cell-style-name="ce4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20" table:default-cell-style-name="ce12"/>
        <table:table-column table:style-name="co21" table:default-cell-style-name="ce1"/>
        <table:table-column table:style-name="co22" table:default-cell-style-name="ce26"/>
        <table:table-column table:style-name="co23" table:default-cell-style-name="ce48"/>
        <table:table-column table:style-name="co12" table:default-cell-style-name="ce1"/>
        <table:table-column table:style-name="co24" table:default-cell-style-name="ce43"/>
        <table:table-column table:style-name="co12" table:number-columns-repeated="16374" table:default-cell-style-name="ce1"/>
        <table:table-row table:style-name="ro1">
          <table:table-cell office:value-type="string" table:style-name="ce30">
            <text:p>Order Dt</text:p>
          </table:table-cell>
          <table:table-cell office:value-type="string" table:style-name="ce21">
            <text:p>Str Nbr</text:p>
          </table:table-cell>
          <table:table-cell office:value-type="string" table:style-name="ce21">
            <text:p>Supplier</text:p>
          </table:table-cell>
          <table:table-cell office:value-type="string" table:style-name="ce21">
            <text:p>Product Id</text:p>
          </table:table-cell>
          <table:table-cell office:value-type="string" table:style-name="ce22">
            <text:p>Order Qty</text:p>
          </table:table-cell>
          <table:table-cell office:value-type="string" table:style-name="ce22">
            <text:p>Product Weight</text:p>
          </table:table-cell>
          <table:table-cell office:value-type="string" table:style-name="ce22">
            <text:p>Order Weight</text:p>
          </table:table-cell>
          <table:table-cell office:value-type="string" table:style-name="ce47">
            <text:p>Order Qty After 10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04T00:00:00" table:style-name="ce31">
            <text:p>8/4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338" table:style-name="ce11">
            <text:p><text:s/>4,33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543.6" table:style-name="ce26">
            <text:p><text:s/>9,544<text:s/></text:p>
          </table:table-cell>
          <table:table-cell office:value-type="float" office:value="11251.654791913808" table:formula="of:=[.E2] * (1.1^10)" table:style-name="ce48">
            <text:p>11252</text:p>
          </table:table-cell>
          <table:table-cell table:number-columns-repeated="2" table:style-name="ce43"/>
          <table:table-cell table:number-columns-repeated="16374"/>
        </table:table-row>
        <table:table-row table:style-name="ro1">
          <table:table-cell office:value-type="date" office:date-value="2014-08-04T00:00:00" table:style-name="ce31">
            <text:p>8/4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006" table:style-name="ce11">
            <text:p><text:s/>5,006<text:s/></text:p>
          </table:table-cell>
          <table:table-cell office:value-type="float" office:value="1.2" table:style-name="ce10">
            <text:p>1.2</text:p>
          </table:table-cell>
          <table:table-cell office:value-type="float" office:value="6007.2" table:style-name="ce26">
            <text:p><text:s/>6,007<text:s/></text:p>
          </table:table-cell>
          <table:table-cell office:value-type="float" office:value="12984.274755260609" table:formula="of:=[.E3] * (1.1^10)" table:style-name="ce48">
            <text:p>12984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04T00:00:00" table:style-name="ce31">
            <text:p>8/4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600" table:style-name="ce11">
            <text:p><text:s/>3,600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920.0000000000009" table:style-name="ce26">
            <text:p><text:s/>7,920<text:s/></text:p>
          </table:table-cell>
          <table:table-cell office:value-type="float" office:value="9337.4728563600074" table:formula="of:=[.E4] * (1.1^10)" table:style-name="ce48">
            <text:p>9337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04T00:00:00" table:style-name="ce31">
            <text:p>8/4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173" table:style-name="ce11">
            <text:p><text:s/>5,173<text:s/></text:p>
          </table:table-cell>
          <table:table-cell office:value-type="float" office:value="1.2" table:style-name="ce10">
            <text:p>1.2</text:p>
          </table:table-cell>
          <table:table-cell office:value-type="float" office:value="6207.5999999999995" table:style-name="ce26">
            <text:p><text:s/>6,208<text:s/></text:p>
          </table:table-cell>
          <table:table-cell office:value-type="float" office:value="13417.42974609731" table:formula="of:=[.E5] * (1.1^10)" table:style-name="ce48">
            <text:p>13417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04T00:00:00" table:style-name="ce31">
            <text:p>8/4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890" table:style-name="ce11">
            <text:p><text:s/>1,890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5687.000000000002" table:style-name="ce26">
            <text:p><text:s/>15,687<text:s/></text:p>
          </table:table-cell>
          <table:table-cell office:value-type="float" office:value="4902.1732495890037" table:formula="of:=[.E6] * (1.1^10)" table:style-name="ce48">
            <text:p>4902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04T00:00:00" table:style-name="ce31">
            <text:p>8/4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536" table:style-name="ce11">
            <text:p><text:s/>2,53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1048.800000000003" table:style-name="ce26">
            <text:p><text:s/>21,049<text:s/></text:p>
          </table:table-cell>
          <table:table-cell office:value-type="float" office:value="6577.7308788136052" table:formula="of:=[.E7] * (1.1^10)" table:style-name="ce48">
            <text:p>6578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11T00:00:00" table:style-name="ce31">
            <text:p>8/11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598" table:style-name="ce11">
            <text:p><text:s/>4,59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0115.6" table:style-name="ce26">
            <text:p><text:s/>10,116<text:s/></text:p>
          </table:table-cell>
          <table:table-cell office:value-type="float" office:value="11926.027831539808" table:formula="of:=[.E8] * (1.1^10)" table:style-name="ce48">
            <text:p>11926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11T00:00:00" table:style-name="ce31">
            <text:p>8/11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463" table:style-name="ce11">
            <text:p><text:s/>5,463<text:s/></text:p>
          </table:table-cell>
          <table:table-cell office:value-type="float" office:value="1.2" table:style-name="ce10">
            <text:p>1.2</text:p>
          </table:table-cell>
          <table:table-cell office:value-type="float" office:value="6555.5999999999995" table:style-name="ce26">
            <text:p><text:s/>6,556<text:s/></text:p>
          </table:table-cell>
          <table:table-cell office:value-type="float" office:value="14169.61505952631" table:formula="of:=[.E9] * (1.1^10)" table:style-name="ce48">
            <text:p>14170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11T00:00:00" table:style-name="ce31">
            <text:p>8/11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234" table:style-name="ce11">
            <text:p><text:s/>3,234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114.8" table:style-name="ce26">
            <text:p><text:s/>7,115<text:s/></text:p>
          </table:table-cell>
          <table:table-cell office:value-type="float" office:value="8388.1631159634053" table:formula="of:=[.E10] * (1.1^10)" table:style-name="ce48">
            <text:p>8388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11T00:00:00" table:style-name="ce31">
            <text:p>8/11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048" table:style-name="ce11">
            <text:p><text:s/>5,048<text:s/></text:p>
          </table:table-cell>
          <table:table-cell office:value-type="float" office:value="1.2" table:style-name="ce10">
            <text:p>1.2</text:p>
          </table:table-cell>
          <table:table-cell office:value-type="float" office:value="6057.5999999999995" table:style-name="ce26">
            <text:p><text:s/>6,058<text:s/></text:p>
          </table:table-cell>
          <table:table-cell office:value-type="float" office:value="13093.211938584809" table:formula="of:=[.E11] * (1.1^10)" table:style-name="ce48">
            <text:p>13093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11T00:00:00" table:style-name="ce31">
            <text:p>8/11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738" table:style-name="ce11">
            <text:p><text:s/>1,738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4425.400000000001" table:style-name="ce26">
            <text:p><text:s/>14,425<text:s/></text:p>
          </table:table-cell>
          <table:table-cell office:value-type="float" office:value="4507.924395653803" table:formula="of:=[.E12] * (1.1^10)" table:style-name="ce48">
            <text:p>4508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11T00:00:00" table:style-name="ce31">
            <text:p>8/11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016" table:style-name="ce11">
            <text:p><text:s/>2,01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6732.800000000003" table:style-name="ce26">
            <text:p><text:s/>16,733<text:s/></text:p>
          </table:table-cell>
          <table:table-cell office:value-type="float" office:value="5228.9847995616037" table:formula="of:=[.E13] * (1.1^10)" table:style-name="ce48">
            <text:p>5229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18T00:00:00" table:style-name="ce31">
            <text:p>8/18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268" table:style-name="ce11">
            <text:p><text:s/>4,26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389.6" table:style-name="ce26">
            <text:p><text:s/>9,390<text:s/></text:p>
          </table:table-cell>
          <table:table-cell office:value-type="float" office:value="11070.092819706808" table:formula="of:=[.E14] * (1.1^10)" table:style-name="ce48">
            <text:p>11070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18T00:00:00" table:style-name="ce31">
            <text:p>8/18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342" table:style-name="ce11">
            <text:p><text:s/>5,342<text:s/></text:p>
          </table:table-cell>
          <table:table-cell office:value-type="float" office:value="1.2" table:style-name="ce10">
            <text:p>1.2</text:p>
          </table:table-cell>
          <table:table-cell office:value-type="float" office:value="6410.4" table:style-name="ce26">
            <text:p><text:s/>6,410<text:s/></text:p>
          </table:table-cell>
          <table:table-cell office:value-type="float" office:value="13855.772221854209" table:formula="of:=[.E15] * (1.1^10)" table:style-name="ce48">
            <text:p>13856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18T00:00:00" table:style-name="ce31">
            <text:p>8/18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623" table:style-name="ce11">
            <text:p><text:s/>2,623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5770.6" table:style-name="ce26">
            <text:p><text:s/>5,771<text:s/></text:p>
          </table:table-cell>
          <table:table-cell office:value-type="float" office:value="6803.386472842305" table:formula="of:=[.E16] * (1.1^10)" table:style-name="ce48">
            <text:p>6803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date" office:date-value="2014-08-18T00:00:00" table:style-name="ce31">
            <text:p>8/18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908" table:style-name="ce11">
            <text:p><text:s/>4,908<text:s/></text:p>
          </table:table-cell>
          <table:table-cell office:value-type="float" office:value="1.2" table:style-name="ce10">
            <text:p>1.2</text:p>
          </table:table-cell>
          <table:table-cell office:value-type="float" office:value="5889.5999999999995" table:style-name="ce26">
            <text:p><text:s/>5,890<text:s/></text:p>
          </table:table-cell>
          <table:table-cell office:value-type="float" office:value="12730.08799417081" table:formula="of:=[.E17] * (1.1^10)" table:style-name="ce48">
            <text:p>12730</text:p>
          </table:table-cell>
          <table:table-cell table:number-columns-repeated="16376"/>
        </table:table-row>
        <table:table-row table:style-name="ro1">
          <table:table-cell office:value-type="date" office:date-value="2014-08-18T00:00:00" table:style-name="ce31">
            <text:p>8/18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782" table:style-name="ce11">
            <text:p><text:s/>1,782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4790.6" table:style-name="ce26">
            <text:p><text:s/>14,791<text:s/></text:p>
          </table:table-cell>
          <table:table-cell office:value-type="float" office:value="4622.0490638982037" table:formula="of:=[.E18] * (1.1^10)" table:style-name="ce48">
            <text:p>4622</text:p>
          </table:table-cell>
          <table:table-cell table:number-columns-repeated="16376"/>
        </table:table-row>
        <table:table-row table:style-name="ro1">
          <table:table-cell office:value-type="date" office:date-value="2014-08-18T00:00:00" table:style-name="ce31">
            <text:p>8/18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377" table:style-name="ce11">
            <text:p><text:s/>2,377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9729.100000000002" table:style-name="ce26">
            <text:p><text:s/>19,729<text:s/></text:p>
          </table:table-cell>
          <table:table-cell office:value-type="float" office:value="6165.3258276577044" table:formula="of:=[.E19] * (1.1^10)" table:style-name="ce48">
            <text:p>6165</text:p>
          </table:table-cell>
          <table:table-cell table:number-columns-repeated="16376"/>
        </table:table-row>
        <table:table-row table:style-name="ro1">
          <table:table-cell office:value-type="date" office:date-value="2014-08-25T00:00:00" table:style-name="ce31">
            <text:p>8/25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453" table:style-name="ce11">
            <text:p><text:s/>3,453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596.6" table:style-name="ce26">
            <text:p><text:s/>7,597<text:s/></text:p>
          </table:table-cell>
          <table:table-cell office:value-type="float" office:value="8956.1927147253064" table:formula="of:=[.E20] * (1.1^10)" table:style-name="ce48">
            <text:p>8956</text:p>
          </table:table-cell>
          <table:table-cell table:number-columns-repeated="16376"/>
        </table:table-row>
        <table:table-row table:style-name="ro1">
          <table:table-cell office:value-type="date" office:date-value="2014-08-25T00:00:00" table:style-name="ce31">
            <text:p>8/25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115" table:style-name="ce11">
            <text:p><text:s/>6,115<text:s/></text:p>
          </table:table-cell>
          <table:table-cell office:value-type="float" office:value="1.2" table:style-name="ce10">
            <text:p>1.2</text:p>
          </table:table-cell>
          <table:table-cell office:value-type="float" office:value="7338" table:style-name="ce26">
            <text:p><text:s/>7,338<text:s/></text:p>
          </table:table-cell>
          <table:table-cell office:value-type="float" office:value="15860.735143511511" table:formula="of:=[.E21] * (1.1^10)" table:style-name="ce48">
            <text:p>15861</text:p>
          </table:table-cell>
          <table:table-cell table:number-columns-repeated="16376"/>
        </table:table-row>
        <table:table-row table:style-name="ro1">
          <table:table-cell office:value-type="date" office:date-value="2014-08-25T00:00:00" table:style-name="ce31">
            <text:p>8/25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1902" table:style-name="ce11">
            <text:p><text:s/>1,90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4184.4000000000005" table:style-name="ce26">
            <text:p><text:s/>4,184<text:s/></text:p>
          </table:table-cell>
          <table:table-cell office:value-type="float" office:value="4933.2981591102034" table:formula="of:=[.E22] * (1.1^10)" table:style-name="ce48">
            <text:p>4933</text:p>
          </table:table-cell>
          <table:table-cell table:number-columns-repeated="16376"/>
        </table:table-row>
        <table:table-row table:style-name="ro1">
          <table:table-cell office:value-type="date" office:date-value="2014-08-25T00:00:00" table:style-name="ce31">
            <text:p>8/25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904" table:style-name="ce11">
            <text:p><text:s/>5,904<text:s/></text:p>
          </table:table-cell>
          <table:table-cell office:value-type="float" office:value="1.2" table:style-name="ce10">
            <text:p>1.2</text:p>
          </table:table-cell>
          <table:table-cell office:value-type="float" office:value="7084.8" table:style-name="ce26">
            <text:p><text:s/>7,085<text:s/></text:p>
          </table:table-cell>
          <table:table-cell office:value-type="float" office:value="15313.455484430411" table:formula="of:=[.E23] * (1.1^10)" table:style-name="ce48">
            <text:p>15313</text:p>
          </table:table-cell>
          <table:table-cell table:number-columns-repeated="16376"/>
        </table:table-row>
        <table:table-row table:style-name="ro1">
          <table:table-cell office:value-type="date" office:date-value="2014-08-25T00:00:00" table:style-name="ce31">
            <text:p>8/25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503" table:style-name="ce11">
            <text:p><text:s/>2,503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0774.900000000001" table:style-name="ce26">
            <text:p><text:s/>20,775<text:s/></text:p>
          </table:table-cell>
          <table:table-cell office:value-type="float" office:value="6492.1373776303044" table:formula="of:=[.E24] * (1.1^10)" table:style-name="ce48">
            <text:p>6492</text:p>
          </table:table-cell>
          <table:table-cell table:number-columns-repeated="16376"/>
        </table:table-row>
        <table:table-row table:style-name="ro1">
          <table:table-cell office:value-type="date" office:date-value="2014-08-25T00:00:00" table:style-name="ce31">
            <text:p>8/25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3457" table:style-name="ce11">
            <text:p><text:s/>3,457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8693.100000000002" table:style-name="ce26">
            <text:p><text:s/>28,693<text:s/></text:p>
          </table:table-cell>
          <table:table-cell office:value-type="float" office:value="8966.5676845657072" table:formula="of:=[.E25] * (1.1^10)" table:style-name="ce48">
            <text:p>8967</text:p>
          </table:table-cell>
          <table:table-cell table:number-columns-repeated="16376"/>
        </table:table-row>
        <table:table-row table:style-name="ro1">
          <table:table-cell office:value-type="date" office:date-value="2014-09-01T00:00:00" table:style-name="ce31">
            <text:p>9/1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530" table:style-name="ce11">
            <text:p><text:s/>3,530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766.0000000000009" table:style-name="ce26">
            <text:p><text:s/>7,766<text:s/></text:p>
          </table:table-cell>
          <table:table-cell office:value-type="float" office:value="9155.9108841530069" table:formula="of:=[.E26] * (1.1^10)" table:style-name="ce48">
            <text:p>9156</text:p>
          </table:table-cell>
          <table:table-cell table:number-columns-repeated="16376"/>
        </table:table-row>
        <table:table-row table:style-name="ro1">
          <table:table-cell office:value-type="date" office:date-value="2014-09-01T00:00:00" table:style-name="ce31">
            <text:p>9/1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097" table:style-name="ce11">
            <text:p><text:s/>6,097<text:s/></text:p>
          </table:table-cell>
          <table:table-cell office:value-type="float" office:value="1.2" table:style-name="ce10">
            <text:p>1.2</text:p>
          </table:table-cell>
          <table:table-cell office:value-type="float" office:value="7316.4" table:style-name="ce26">
            <text:p><text:s/>7,316<text:s/></text:p>
          </table:table-cell>
          <table:table-cell office:value-type="float" office:value="15814.047779229712" table:formula="of:=[.E27] * (1.1^10)" table:style-name="ce48">
            <text:p>15814</text:p>
          </table:table-cell>
          <table:table-cell table:number-columns-repeated="16376"/>
        </table:table-row>
        <table:table-row table:style-name="ro1">
          <table:table-cell office:value-type="date" office:date-value="2014-09-01T00:00:00" table:style-name="ce31">
            <text:p>9/1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567" table:style-name="ce11">
            <text:p><text:s/>2,567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5647.4000000000005" table:style-name="ce26">
            <text:p><text:s/>5,647<text:s/></text:p>
          </table:table-cell>
          <table:table-cell office:value-type="float" office:value="6658.1368950767046" table:formula="of:=[.E28] * (1.1^10)" table:style-name="ce48">
            <text:p>6658</text:p>
          </table:table-cell>
          <table:table-cell table:number-columns-repeated="16376"/>
        </table:table-row>
        <table:table-row table:style-name="ro1">
          <table:table-cell office:value-type="date" office:date-value="2014-09-01T00:00:00" table:style-name="ce31">
            <text:p>9/1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7325" table:style-name="ce11">
            <text:p><text:s/>7,325<text:s/></text:p>
          </table:table-cell>
          <table:table-cell office:value-type="float" office:value="1.2" table:style-name="ce10">
            <text:p>1.2</text:p>
          </table:table-cell>
          <table:table-cell office:value-type="float" office:value="8790" table:style-name="ce26">
            <text:p><text:s/>8,790<text:s/></text:p>
          </table:table-cell>
          <table:table-cell office:value-type="float" office:value="18999.163520232512" table:formula="of:=[.E29] * (1.1^10)" table:style-name="ce48">
            <text:p>18999</text:p>
          </table:table-cell>
          <table:table-cell table:number-columns-repeated="16376"/>
        </table:table-row>
        <table:table-row table:style-name="ro1">
          <table:table-cell office:value-type="date" office:date-value="2014-09-01T00:00:00" table:style-name="ce31">
            <text:p>9/1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946" table:style-name="ce11">
            <text:p><text:s/>1,94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6151.800000000001" table:style-name="ce26">
            <text:p><text:s/>16,152<text:s/></text:p>
          </table:table-cell>
          <table:table-cell office:value-type="float" office:value="5047.4228273546032" table:formula="of:=[.E30] * (1.1^10)" table:style-name="ce48">
            <text:p>5047</text:p>
          </table:table-cell>
          <table:table-cell table:number-columns-repeated="16376"/>
        </table:table-row>
        <table:table-row table:style-name="ro1">
          <table:table-cell office:value-type="date" office:date-value="2014-09-01T00:00:00" table:style-name="ce31">
            <text:p>9/1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027" table:style-name="ce11">
            <text:p><text:s/>2,027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6824.100000000002" table:style-name="ce26">
            <text:p><text:s/>16,824<text:s/></text:p>
          </table:table-cell>
          <table:table-cell office:value-type="float" office:value="5257.5159666227037" table:formula="of:=[.E31] * (1.1^10)" table:style-name="ce48">
            <text:p>5258</text:p>
          </table:table-cell>
          <table:table-cell table:number-columns-repeated="16376"/>
        </table:table-row>
        <table:table-row table:style-name="ro1">
          <table:table-cell office:value-type="date" office:date-value="2014-09-08T00:00:00" table:style-name="ce31">
            <text:p>9/8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288" table:style-name="ce11">
            <text:p><text:s/>3,28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233.6" table:style-name="ce26">
            <text:p><text:s/>7,234<text:s/></text:p>
          </table:table-cell>
          <table:table-cell office:value-type="float" office:value="8528.2252088088062" table:formula="of:=[.E32] * (1.1^10)" table:style-name="ce48">
            <text:p>8528</text:p>
          </table:table-cell>
          <table:table-cell table:number-columns-repeated="16376"/>
        </table:table-row>
        <table:table-row table:style-name="ro1">
          <table:table-cell office:value-type="date" office:date-value="2014-09-08T00:00:00" table:style-name="ce31">
            <text:p>9/8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099" table:style-name="ce11">
            <text:p><text:s/>5,099<text:s/></text:p>
          </table:table-cell>
          <table:table-cell office:value-type="float" office:value="1.2" table:style-name="ce10">
            <text:p>1.2</text:p>
          </table:table-cell>
          <table:table-cell office:value-type="float" office:value="6118.8" table:style-name="ce26">
            <text:p><text:s/>6,119<text:s/></text:p>
          </table:table-cell>
          <table:table-cell office:value-type="float" office:value="13225.492804049909" table:formula="of:=[.E33] * (1.1^10)" table:style-name="ce48">
            <text:p>13225</text:p>
          </table:table-cell>
          <table:table-cell table:number-columns-repeated="16376"/>
        </table:table-row>
        <table:table-row table:style-name="ro1">
          <table:table-cell office:value-type="date" office:date-value="2014-09-08T00:00:00" table:style-name="ce31">
            <text:p>9/8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056" table:style-name="ce11">
            <text:p><text:s/>2,056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4523.2000000000007" table:style-name="ce26">
            <text:p><text:s/>4,523<text:s/></text:p>
          </table:table-cell>
          <table:table-cell office:value-type="float" office:value="5332.7344979656036" table:formula="of:=[.E34] * (1.1^10)" table:style-name="ce48">
            <text:p>5333</text:p>
          </table:table-cell>
          <table:table-cell table:number-columns-repeated="16376"/>
        </table:table-row>
        <table:table-row table:style-name="ro1">
          <table:table-cell office:value-type="date" office:date-value="2014-09-08T00:00:00" table:style-name="ce31">
            <text:p>9/8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978" table:style-name="ce11">
            <text:p><text:s/>5,978<text:s/></text:p>
          </table:table-cell>
          <table:table-cell office:value-type="float" office:value="1.2" table:style-name="ce10">
            <text:p>1.2</text:p>
          </table:table-cell>
          <table:table-cell office:value-type="float" office:value="7173.5999999999995" table:style-name="ce26">
            <text:p><text:s/>7,174<text:s/></text:p>
          </table:table-cell>
          <table:table-cell office:value-type="float" office:value="15505.392426477811" table:formula="of:=[.E35] * (1.1^10)" table:style-name="ce48">
            <text:p>15505</text:p>
          </table:table-cell>
          <table:table-cell table:number-columns-repeated="16376"/>
        </table:table-row>
        <table:table-row table:style-name="ro1">
          <table:table-cell office:value-type="date" office:date-value="2014-09-08T00:00:00" table:style-name="ce31">
            <text:p>9/8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045" table:style-name="ce11">
            <text:p><text:s/>2,045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6973.5" table:style-name="ce26">
            <text:p><text:s/>16,974<text:s/></text:p>
          </table:table-cell>
          <table:table-cell office:value-type="float" office:value="5304.2033309045037" table:formula="of:=[.E36] * (1.1^10)" table:style-name="ce48">
            <text:p>5304</text:p>
          </table:table-cell>
          <table:table-cell table:number-columns-repeated="16376"/>
        </table:table-row>
        <table:table-row table:style-name="ro1">
          <table:table-cell office:value-type="date" office:date-value="2014-09-08T00:00:00" table:style-name="ce31">
            <text:p>9/8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174" table:style-name="ce11">
            <text:p><text:s/>2,174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8044.2" table:style-name="ce26">
            <text:p><text:s/>18,044<text:s/></text:p>
          </table:table-cell>
          <table:table-cell office:value-type="float" office:value="5638.7961082574038" table:formula="of:=[.E37] * (1.1^10)" table:style-name="ce48">
            <text:p>5639</text:p>
          </table:table-cell>
          <table:table-cell table:number-columns-repeated="16376"/>
        </table:table-row>
        <table:table-row table:style-name="ro1">
          <table:table-cell office:value-type="date" office:date-value="2014-09-15T00:00:00" table:style-name="ce31">
            <text:p>9/15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999" table:style-name="ce11">
            <text:p><text:s/>3,999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797.8000000000011" table:style-name="ce26">
            <text:p><text:s/>8,798<text:s/></text:p>
          </table:table-cell>
          <table:table-cell office:value-type="float" office:value="10372.376097939907" table:formula="of:=[.E38] * (1.1^10)" table:style-name="ce48">
            <text:p>10372</text:p>
          </table:table-cell>
          <table:table-cell table:number-columns-repeated="16376"/>
        </table:table-row>
        <table:table-row table:style-name="ro1">
          <table:table-cell office:value-type="date" office:date-value="2014-09-15T00:00:00" table:style-name="ce31">
            <text:p>9/15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497" table:style-name="ce11">
            <text:p><text:s/>5,497<text:s/></text:p>
          </table:table-cell>
          <table:table-cell office:value-type="float" office:value="1.2" table:style-name="ce10">
            <text:p>1.2</text:p>
          </table:table-cell>
          <table:table-cell office:value-type="float" office:value="6596.4" table:style-name="ce26">
            <text:p><text:s/>6,596<text:s/></text:p>
          </table:table-cell>
          <table:table-cell office:value-type="float" office:value="14257.80230316971" table:formula="of:=[.E39] * (1.1^10)" table:style-name="ce48">
            <text:p>14258</text:p>
          </table:table-cell>
          <table:table-cell table:number-columns-repeated="16376"/>
        </table:table-row>
        <table:table-row table:style-name="ro1">
          <table:table-cell office:value-type="date" office:date-value="2014-09-15T00:00:00" table:style-name="ce31">
            <text:p>9/15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295" table:style-name="ce11">
            <text:p><text:s/>3,295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249.0000000000009" table:style-name="ce26">
            <text:p><text:s/>7,249<text:s/></text:p>
          </table:table-cell>
          <table:table-cell office:value-type="float" office:value="8546.3814060295063" table:formula="of:=[.E40] * (1.1^10)" table:style-name="ce48">
            <text:p>8546</text:p>
          </table:table-cell>
          <table:table-cell table:number-columns-repeated="16376"/>
        </table:table-row>
        <table:table-row table:style-name="ro1">
          <table:table-cell office:value-type="date" office:date-value="2014-09-15T00:00:00" table:style-name="ce31">
            <text:p>9/15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486" table:style-name="ce11">
            <text:p><text:s/>6,486<text:s/></text:p>
          </table:table-cell>
          <table:table-cell office:value-type="float" office:value="1.2" table:style-name="ce10">
            <text:p>1.2</text:p>
          </table:table-cell>
          <table:table-cell office:value-type="float" office:value="7783.2" table:style-name="ce26">
            <text:p><text:s/>7,783<text:s/></text:p>
          </table:table-cell>
          <table:table-cell office:value-type="float" office:value="16823.013596208613" table:formula="of:=[.E41] * (1.1^10)" table:style-name="ce48">
            <text:p>16823</text:p>
          </table:table-cell>
          <table:table-cell table:number-columns-repeated="16376"/>
        </table:table-row>
        <table:table-row table:style-name="ro1">
          <table:table-cell office:value-type="date" office:date-value="2014-09-15T00:00:00" table:style-name="ce31">
            <text:p>9/15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295" table:style-name="ce11">
            <text:p><text:s/>2,295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9048.5" table:style-name="ce26">
            <text:p><text:s/>19,049<text:s/></text:p>
          </table:table-cell>
          <table:table-cell office:value-type="float" office:value="5952.6389459295042" table:formula="of:=[.E42] * (1.1^10)" table:style-name="ce48">
            <text:p>5953</text:p>
          </table:table-cell>
          <table:table-cell table:number-columns-repeated="16376"/>
        </table:table-row>
        <table:table-row table:style-name="ro1">
          <table:table-cell office:value-type="date" office:date-value="2014-09-15T00:00:00" table:style-name="ce31">
            <text:p>9/15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849" table:style-name="ce11">
            <text:p><text:s/>2,849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3646.7" table:style-name="ce26">
            <text:p><text:s/>23,647<text:s/></text:p>
          </table:table-cell>
          <table:table-cell office:value-type="float" office:value="7389.5722688249052" table:formula="of:=[.E43] * (1.1^10)" table:style-name="ce48">
            <text:p>7390</text:p>
          </table:table-cell>
          <table:table-cell table:number-columns-repeated="16376"/>
        </table:table-row>
        <table:table-row table:style-name="ro1">
          <table:table-cell office:value-type="date" office:date-value="2014-09-22T00:00:00" table:style-name="ce31">
            <text:p>9/22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862" table:style-name="ce11">
            <text:p><text:s/>3,86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496.4000000000015" table:style-name="ce26">
            <text:p><text:s/>8,496<text:s/></text:p>
          </table:table-cell>
          <table:table-cell office:value-type="float" office:value="10017.033380906207" table:formula="of:=[.E44] * (1.1^10)" table:style-name="ce48">
            <text:p>10017</text:p>
          </table:table-cell>
          <table:table-cell table:number-columns-repeated="16376"/>
        </table:table-row>
        <table:table-row table:style-name="ro1">
          <table:table-cell office:value-type="date" office:date-value="2014-09-22T00:00:00" table:style-name="ce31">
            <text:p>9/22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087" table:style-name="ce11">
            <text:p><text:s/>5,087<text:s/></text:p>
          </table:table-cell>
          <table:table-cell office:value-type="float" office:value="1.2" table:style-name="ce10">
            <text:p>1.2</text:p>
          </table:table-cell>
          <table:table-cell office:value-type="float" office:value="6104.4" table:style-name="ce26">
            <text:p><text:s/>6,104<text:s/></text:p>
          </table:table-cell>
          <table:table-cell office:value-type="float" office:value="13194.36789452871" table:formula="of:=[.E45] * (1.1^10)" table:style-name="ce48">
            <text:p>13194</text:p>
          </table:table-cell>
          <table:table-cell table:number-columns-repeated="16376"/>
        </table:table-row>
        <table:table-row table:style-name="ro1">
          <table:table-cell office:value-type="date" office:date-value="2014-09-22T00:00:00" table:style-name="ce31">
            <text:p>9/22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569" table:style-name="ce11">
            <text:p><text:s/>2,569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5651.8" table:style-name="ce26">
            <text:p><text:s/>5,652<text:s/></text:p>
          </table:table-cell>
          <table:table-cell office:value-type="float" office:value="6663.324379996905" table:formula="of:=[.E46] * (1.1^10)" table:style-name="ce48">
            <text:p>6663</text:p>
          </table:table-cell>
          <table:table-cell table:number-columns-repeated="16376"/>
        </table:table-row>
        <table:table-row table:style-name="ro1">
          <table:table-cell office:value-type="date" office:date-value="2014-09-22T00:00:00" table:style-name="ce31">
            <text:p>9/22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550" table:style-name="ce11">
            <text:p><text:s/>4,550<text:s/></text:p>
          </table:table-cell>
          <table:table-cell office:value-type="float" office:value="1.2" table:style-name="ce10">
            <text:p>1.2</text:p>
          </table:table-cell>
          <table:table-cell office:value-type="float" office:value="5460" table:style-name="ce26">
            <text:p><text:s/>5,460<text:s/></text:p>
          </table:table-cell>
          <table:table-cell office:value-type="float" office:value="11801.528193455009" table:formula="of:=[.E47] * (1.1^10)" table:style-name="ce48">
            <text:p>11802</text:p>
          </table:table-cell>
          <table:table-cell table:number-columns-repeated="16376"/>
        </table:table-row>
        <table:table-row table:style-name="ro1">
          <table:table-cell office:value-type="date" office:date-value="2014-09-22T00:00:00" table:style-name="ce31">
            <text:p>9/22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915" table:style-name="ce11">
            <text:p><text:s/>1,915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5894.500000000002" table:style-name="ce26">
            <text:p><text:s/>15,895<text:s/></text:p>
          </table:table-cell>
          <table:table-cell office:value-type="float" office:value="4967.0168110915038" table:formula="of:=[.E48] * (1.1^10)" table:style-name="ce48">
            <text:p>4967</text:p>
          </table:table-cell>
          <table:table-cell table:number-columns-repeated="16376"/>
        </table:table-row>
        <table:table-row table:style-name="ro1">
          <table:table-cell office:value-type="date" office:date-value="2014-09-22T00:00:00" table:style-name="ce31">
            <text:p>9/22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276" table:style-name="ce11">
            <text:p><text:s/>2,27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8890.800000000003" table:style-name="ce26">
            <text:p><text:s/>18,891<text:s/></text:p>
          </table:table-cell>
          <table:table-cell office:value-type="float" office:value="5903.3578391876044" table:formula="of:=[.E49] * (1.1^10)" table:style-name="ce48">
            <text:p>5903</text:p>
          </table:table-cell>
          <table:table-cell table:number-columns-repeated="16376"/>
        </table:table-row>
        <table:table-row table:style-name="ro1">
          <table:table-cell office:value-type="date" office:date-value="2014-09-29T00:00:00" table:style-name="ce31">
            <text:p>9/29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258" table:style-name="ce11">
            <text:p><text:s/>3,25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167.6" table:style-name="ce26">
            <text:p><text:s/>7,168<text:s/></text:p>
          </table:table-cell>
          <table:table-cell office:value-type="float" office:value="8450.4129350058065" table:formula="of:=[.E50] * (1.1^10)" table:style-name="ce48">
            <text:p>8450</text:p>
          </table:table-cell>
          <table:table-cell table:number-columns-repeated="16376"/>
        </table:table-row>
        <table:table-row table:style-name="ro1">
          <table:table-cell office:value-type="date" office:date-value="2014-09-29T00:00:00" table:style-name="ce31">
            <text:p>9/29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838" table:style-name="ce11">
            <text:p><text:s/>4,838<text:s/></text:p>
          </table:table-cell>
          <table:table-cell office:value-type="float" office:value="1.2" table:style-name="ce10">
            <text:p>1.2</text:p>
          </table:table-cell>
          <table:table-cell office:value-type="float" office:value="5805.5999999999995" table:style-name="ce26">
            <text:p><text:s/>5,806<text:s/></text:p>
          </table:table-cell>
          <table:table-cell office:value-type="float" office:value="12548.526021963809" table:formula="of:=[.E51] * (1.1^10)" table:style-name="ce48">
            <text:p>12549</text:p>
          </table:table-cell>
          <table:table-cell table:number-columns-repeated="16376"/>
        </table:table-row>
        <table:table-row table:style-name="ro1">
          <table:table-cell office:value-type="date" office:date-value="2014-09-29T00:00:00" table:style-name="ce31">
            <text:p>9/29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623" table:style-name="ce11">
            <text:p><text:s/>2,623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5770.6" table:style-name="ce26">
            <text:p><text:s/>5,771<text:s/></text:p>
          </table:table-cell>
          <table:table-cell office:value-type="float" office:value="6803.386472842305" table:formula="of:=[.E52] * (1.1^10)" table:style-name="ce48">
            <text:p>6803</text:p>
          </table:table-cell>
          <table:table-cell table:number-columns-repeated="16376"/>
        </table:table-row>
        <table:table-row table:style-name="ro1">
          <table:table-cell office:value-type="date" office:date-value="2014-09-29T00:00:00" table:style-name="ce31">
            <text:p>9/29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230" table:style-name="ce11">
            <text:p><text:s/>4,230<text:s/></text:p>
          </table:table-cell>
          <table:table-cell office:value-type="float" office:value="1.2" table:style-name="ce10">
            <text:p>1.2</text:p>
          </table:table-cell>
          <table:table-cell office:value-type="float" office:value="5076" table:style-name="ce26">
            <text:p><text:s/>5,076<text:s/></text:p>
          </table:table-cell>
          <table:table-cell office:value-type="float" office:value="10971.530606223008" table:formula="of:=[.E53] * (1.1^10)" table:style-name="ce48">
            <text:p>10972</text:p>
          </table:table-cell>
          <table:table-cell table:number-columns-repeated="16376"/>
        </table:table-row>
        <table:table-row table:style-name="ro1">
          <table:table-cell office:value-type="date" office:date-value="2014-09-29T00:00:00" table:style-name="ce31">
            <text:p>9/29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900" table:style-name="ce11">
            <text:p><text:s/>1,900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5770.000000000002" table:style-name="ce26">
            <text:p><text:s/>15,770<text:s/></text:p>
          </table:table-cell>
          <table:table-cell office:value-type="float" office:value="4928.1106741900039" table:formula="of:=[.E54] * (1.1^10)" table:style-name="ce48">
            <text:p>4928</text:p>
          </table:table-cell>
          <table:table-cell table:number-columns-repeated="16376"/>
        </table:table-row>
        <table:table-row table:style-name="ro1">
          <table:table-cell office:value-type="date" office:date-value="2014-09-29T00:00:00" table:style-name="ce31">
            <text:p>9/29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554" table:style-name="ce11">
            <text:p><text:s/>2,554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1198.2" table:style-name="ce26">
            <text:p><text:s/>21,198<text:s/></text:p>
          </table:table-cell>
          <table:table-cell office:value-type="float" office:value="6624.4182430954052" table:formula="of:=[.E55] * (1.1^10)" table:style-name="ce48">
            <text:p>6624</text:p>
          </table:table-cell>
          <table:table-cell table:number-columns-repeated="16376"/>
        </table:table-row>
        <table:table-row table:style-name="ro1">
          <table:table-cell office:value-type="date" office:date-value="2014-10-06T00:00:00" table:style-name="ce31">
            <text:p>10/6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228" table:style-name="ce11">
            <text:p><text:s/>4,22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301.6" table:style-name="ce26">
            <text:p><text:s/>9,302<text:s/></text:p>
          </table:table-cell>
          <table:table-cell office:value-type="float" office:value="10966.343121302807" table:formula="of:=[.E56] * (1.1^10)" table:style-name="ce48">
            <text:p>10966</text:p>
          </table:table-cell>
          <table:table-cell table:number-columns-repeated="16376"/>
        </table:table-row>
        <table:table-row table:style-name="ro1">
          <table:table-cell office:value-type="date" office:date-value="2014-10-06T00:00:00" table:style-name="ce31">
            <text:p>10/6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342" table:style-name="ce11">
            <text:p><text:s/>5,342<text:s/></text:p>
          </table:table-cell>
          <table:table-cell office:value-type="float" office:value="1.2" table:style-name="ce10">
            <text:p>1.2</text:p>
          </table:table-cell>
          <table:table-cell office:value-type="float" office:value="6410.4" table:style-name="ce26">
            <text:p><text:s/>6,410<text:s/></text:p>
          </table:table-cell>
          <table:table-cell office:value-type="float" office:value="13855.772221854209" table:formula="of:=[.E57] * (1.1^10)" table:style-name="ce48">
            <text:p>13856</text:p>
          </table:table-cell>
          <table:table-cell table:number-columns-repeated="16376"/>
        </table:table-row>
        <table:table-row table:style-name="ro1">
          <table:table-cell office:value-type="date" office:date-value="2014-10-06T00:00:00" table:style-name="ce31">
            <text:p>10/6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897" table:style-name="ce11">
            <text:p><text:s/>2,897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6373.4000000000005" table:style-name="ce26">
            <text:p><text:s/>6,373<text:s/></text:p>
          </table:table-cell>
          <table:table-cell office:value-type="float" office:value="7514.0719069097058" table:formula="of:=[.E58] * (1.1^10)" table:style-name="ce48">
            <text:p>7514</text:p>
          </table:table-cell>
          <table:table-cell table:number-columns-repeated="16376"/>
        </table:table-row>
        <table:table-row table:style-name="ro1">
          <table:table-cell office:value-type="date" office:date-value="2014-10-06T00:00:00" table:style-name="ce31">
            <text:p>10/6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895" table:style-name="ce11">
            <text:p><text:s/>4,895<text:s/></text:p>
          </table:table-cell>
          <table:table-cell office:value-type="float" office:value="1.2" table:style-name="ce10">
            <text:p>1.2</text:p>
          </table:table-cell>
          <table:table-cell office:value-type="float" office:value="5874" table:style-name="ce26">
            <text:p><text:s/>5,874<text:s/></text:p>
          </table:table-cell>
          <table:table-cell office:value-type="float" office:value="12696.36934218951" table:formula="of:=[.E59] * (1.1^10)" table:style-name="ce48">
            <text:p>12696</text:p>
          </table:table-cell>
          <table:table-cell table:number-columns-repeated="16376"/>
        </table:table-row>
        <table:table-row table:style-name="ro1">
          <table:table-cell office:value-type="date" office:date-value="2014-10-06T00:00:00" table:style-name="ce31">
            <text:p>10/6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038" table:style-name="ce11">
            <text:p><text:s/>2,038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6915.400000000001" table:style-name="ce26">
            <text:p><text:s/>16,915<text:s/></text:p>
          </table:table-cell>
          <table:table-cell office:value-type="float" office:value="5286.0471336838036" table:formula="of:=[.E60] * (1.1^10)" table:style-name="ce48">
            <text:p>5286</text:p>
          </table:table-cell>
          <table:table-cell table:number-columns-repeated="16376"/>
        </table:table-row>
        <table:table-row table:style-name="ro1">
          <table:table-cell office:value-type="date" office:date-value="2014-10-06T00:00:00" table:style-name="ce31">
            <text:p>10/6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161" table:style-name="ce11">
            <text:p><text:s/>2,161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7936.300000000003" table:style-name="ce26">
            <text:p><text:s/>17,936<text:s/></text:p>
          </table:table-cell>
          <table:table-cell office:value-type="float" office:value="5605.0774562761044" table:formula="of:=[.E61] * (1.1^10)" table:style-name="ce48">
            <text:p>5605</text:p>
          </table:table-cell>
          <table:table-cell table:number-columns-repeated="16376"/>
        </table:table-row>
        <table:table-row table:style-name="ro1">
          <table:table-cell office:value-type="date" office:date-value="2014-10-13T00:00:00" table:style-name="ce31">
            <text:p>10/13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530" table:style-name="ce11">
            <text:p><text:s/>3,530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766.0000000000009" table:style-name="ce26">
            <text:p><text:s/>7,766<text:s/></text:p>
          </table:table-cell>
          <table:table-cell office:value-type="float" office:value="9155.9108841530069" table:formula="of:=[.E62] * (1.1^10)" table:style-name="ce48">
            <text:p>9156</text:p>
          </table:table-cell>
          <table:table-cell table:number-columns-repeated="16376"/>
        </table:table-row>
        <table:table-row table:style-name="ro1">
          <table:table-cell office:value-type="date" office:date-value="2014-10-13T00:00:00" table:style-name="ce31">
            <text:p>10/13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968" table:style-name="ce11">
            <text:p><text:s/>4,968<text:s/></text:p>
          </table:table-cell>
          <table:table-cell office:value-type="float" office:value="1.2" table:style-name="ce10">
            <text:p>1.2</text:p>
          </table:table-cell>
          <table:table-cell office:value-type="float" office:value="5961.5999999999995" table:style-name="ce26">
            <text:p><text:s/>5,962<text:s/></text:p>
          </table:table-cell>
          <table:table-cell office:value-type="float" office:value="12885.712541776809" table:formula="of:=[.E63] * (1.1^10)" table:style-name="ce48">
            <text:p>12886</text:p>
          </table:table-cell>
          <table:table-cell table:number-columns-repeated="16376"/>
        </table:table-row>
        <table:table-row table:style-name="ro1">
          <table:table-cell office:value-type="date" office:date-value="2014-10-13T00:00:00" table:style-name="ce31">
            <text:p>10/13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868" table:style-name="ce11">
            <text:p><text:s/>2,86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6309.6" table:style-name="ce26">
            <text:p><text:s/>6,310<text:s/></text:p>
          </table:table-cell>
          <table:table-cell office:value-type="float" office:value="7438.853375566805" table:formula="of:=[.E64] * (1.1^10)" table:style-name="ce48">
            <text:p>7439</text:p>
          </table:table-cell>
          <table:table-cell table:number-columns-repeated="16376"/>
        </table:table-row>
        <table:table-row table:style-name="ro1">
          <table:table-cell office:value-type="date" office:date-value="2014-10-13T00:00:00" table:style-name="ce31">
            <text:p>10/13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414" table:style-name="ce11">
            <text:p><text:s/>4,414<text:s/></text:p>
          </table:table-cell>
          <table:table-cell office:value-type="float" office:value="1.2" table:style-name="ce10">
            <text:p>1.2</text:p>
          </table:table-cell>
          <table:table-cell office:value-type="float" office:value="5296.8" table:style-name="ce26">
            <text:p><text:s/>5,297<text:s/></text:p>
          </table:table-cell>
          <table:table-cell office:value-type="float" office:value="11448.779218881407" table:formula="of:=[.E65] * (1.1^10)" table:style-name="ce48">
            <text:p>11449</text:p>
          </table:table-cell>
          <table:table-cell table:number-columns-repeated="16376"/>
        </table:table-row>
        <table:table-row table:style-name="ro1">
          <table:table-cell office:value-type="date" office:date-value="2014-10-13T00:00:00" table:style-name="ce31">
            <text:p>10/13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050" table:style-name="ce11">
            <text:p><text:s/>2,050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7015" table:style-name="ce26">
            <text:p><text:s/>17,015<text:s/></text:p>
          </table:table-cell>
          <table:table-cell office:value-type="float" office:value="5317.1720432050042" table:formula="of:=[.E66] * (1.1^10)" table:style-name="ce48">
            <text:p>5317</text:p>
          </table:table-cell>
          <table:table-cell table:number-columns-repeated="16376"/>
        </table:table-row>
        <table:table-row table:style-name="ro1">
          <table:table-cell office:value-type="date" office:date-value="2014-10-13T00:00:00" table:style-name="ce31">
            <text:p>10/13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179" table:style-name="ce11">
            <text:p><text:s/>2,179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8085.7" table:style-name="ce26">
            <text:p><text:s/>18,086<text:s/></text:p>
          </table:table-cell>
          <table:table-cell office:value-type="float" office:value="5651.7648205579044" table:formula="of:=[.E67] * (1.1^10)" table:style-name="ce48">
            <text:p>5652</text:p>
          </table:table-cell>
          <table:table-cell table:number-columns-repeated="16376"/>
        </table:table-row>
        <table:table-row table:style-name="ro1">
          <table:table-cell office:value-type="date" office:date-value="2014-10-20T00:00:00" table:style-name="ce31">
            <text:p>10/20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227" table:style-name="ce11">
            <text:p><text:s/>4,227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299.4000000000015" table:style-name="ce26">
            <text:p><text:s/>9,299<text:s/></text:p>
          </table:table-cell>
          <table:table-cell office:value-type="float" office:value="10963.749378842707" table:formula="of:=[.E68] * (1.1^10)" table:style-name="ce48">
            <text:p>10964</text:p>
          </table:table-cell>
          <table:table-cell table:number-columns-repeated="16376"/>
        </table:table-row>
        <table:table-row table:style-name="ro1">
          <table:table-cell office:value-type="date" office:date-value="2014-10-20T00:00:00" table:style-name="ce31">
            <text:p>10/20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523" table:style-name="ce11">
            <text:p><text:s/>5,523<text:s/></text:p>
          </table:table-cell>
          <table:table-cell office:value-type="float" office:value="1.2" table:style-name="ce10">
            <text:p>1.2</text:p>
          </table:table-cell>
          <table:table-cell office:value-type="float" office:value="6627.5999999999995" table:style-name="ce26">
            <text:p><text:s/>6,628<text:s/></text:p>
          </table:table-cell>
          <table:table-cell office:value-type="float" office:value="14325.239607132311" table:formula="of:=[.E69] * (1.1^10)" table:style-name="ce48">
            <text:p>14325</text:p>
          </table:table-cell>
          <table:table-cell table:number-columns-repeated="16376"/>
        </table:table-row>
        <table:table-row table:style-name="ro1">
          <table:table-cell office:value-type="date" office:date-value="2014-10-20T00:00:00" table:style-name="ce31">
            <text:p>10/20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205" table:style-name="ce11">
            <text:p><text:s/>3,205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051.0000000000009" table:style-name="ce26">
            <text:p><text:s/>7,051<text:s/></text:p>
          </table:table-cell>
          <table:table-cell office:value-type="float" office:value="8312.9445846205053" table:formula="of:=[.E70] * (1.1^10)" table:style-name="ce48">
            <text:p>8313</text:p>
          </table:table-cell>
          <table:table-cell table:number-columns-repeated="16376"/>
        </table:table-row>
        <table:table-row table:style-name="ro1">
          <table:table-cell office:value-type="date" office:date-value="2014-10-20T00:00:00" table:style-name="ce31">
            <text:p>10/20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832" table:style-name="ce11">
            <text:p><text:s/>5,832<text:s/></text:p>
          </table:table-cell>
          <table:table-cell office:value-type="float" office:value="1.2" table:style-name="ce10">
            <text:p>1.2</text:p>
          </table:table-cell>
          <table:table-cell office:value-type="float" office:value="6998.4" table:style-name="ce26">
            <text:p><text:s/>6,998<text:s/></text:p>
          </table:table-cell>
          <table:table-cell office:value-type="float" office:value="15126.706027303211" table:formula="of:=[.E71] * (1.1^10)" table:style-name="ce48">
            <text:p>15127</text:p>
          </table:table-cell>
          <table:table-cell table:number-columns-repeated="16376"/>
        </table:table-row>
        <table:table-row table:style-name="ro1">
          <table:table-cell office:value-type="date" office:date-value="2014-10-20T00:00:00" table:style-name="ce31">
            <text:p>10/20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890" table:style-name="ce11">
            <text:p><text:s/>1,890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5687.000000000002" table:style-name="ce26">
            <text:p><text:s/>15,687<text:s/></text:p>
          </table:table-cell>
          <table:table-cell office:value-type="float" office:value="4902.1732495890037" table:formula="of:=[.E72] * (1.1^10)" table:style-name="ce48">
            <text:p>4902</text:p>
          </table:table-cell>
          <table:table-cell table:number-columns-repeated="16376"/>
        </table:table-row>
        <table:table-row table:style-name="ro1">
          <table:table-cell office:value-type="date" office:date-value="2014-10-20T00:00:00" table:style-name="ce31">
            <text:p>10/20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538" table:style-name="ce11">
            <text:p><text:s/>2,538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1065.4" table:style-name="ce26">
            <text:p><text:s/>21,065<text:s/></text:p>
          </table:table-cell>
          <table:table-cell office:value-type="float" office:value="6582.9183637338047" table:formula="of:=[.E73] * (1.1^10)" table:style-name="ce48">
            <text:p>6583</text:p>
          </table:table-cell>
          <table:table-cell table:number-columns-repeated="16376"/>
        </table:table-row>
        <table:table-row table:style-name="ro1">
          <table:table-cell office:value-type="date" office:date-value="2014-10-27T00:00:00" table:style-name="ce31">
            <text:p>10/27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990" table:style-name="ce11">
            <text:p><text:s/>2,990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6578.0000000000009" table:style-name="ce26">
            <text:p><text:s/>6,578<text:s/></text:p>
          </table:table-cell>
          <table:table-cell office:value-type="float" office:value="7755.289955699006" table:formula="of:=[.E74] * (1.1^10)" table:style-name="ce48">
            <text:p>7755</text:p>
          </table:table-cell>
          <table:table-cell table:number-columns-repeated="16376"/>
        </table:table-row>
        <table:table-row table:style-name="ro1">
          <table:table-cell office:value-type="date" office:date-value="2014-10-27T00:00:00" table:style-name="ce31">
            <text:p>10/27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490" table:style-name="ce11">
            <text:p><text:s/>5,490<text:s/></text:p>
          </table:table-cell>
          <table:table-cell office:value-type="float" office:value="1.2" table:style-name="ce10">
            <text:p>1.2</text:p>
          </table:table-cell>
          <table:table-cell office:value-type="float" office:value="6588" table:style-name="ce26">
            <text:p><text:s/>6,588<text:s/></text:p>
          </table:table-cell>
          <table:table-cell office:value-type="float" office:value="14239.64610594901" table:formula="of:=[.E75] * (1.1^10)" table:style-name="ce48">
            <text:p>14240</text:p>
          </table:table-cell>
          <table:table-cell table:number-columns-repeated="16376"/>
        </table:table-row>
        <table:table-row table:style-name="ro1">
          <table:table-cell office:value-type="date" office:date-value="2014-10-27T00:00:00" table:style-name="ce31">
            <text:p>10/27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1470" table:style-name="ce11">
            <text:p><text:s/>1,470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3234.0000000000005" table:style-name="ce26">
            <text:p><text:s/>3,234<text:s/></text:p>
          </table:table-cell>
          <table:table-cell office:value-type="float" office:value="3812.8014163470029" table:formula="of:=[.E76] * (1.1^10)" table:style-name="ce48">
            <text:p>3813</text:p>
          </table:table-cell>
          <table:table-cell table:number-columns-repeated="16376"/>
        </table:table-row>
        <table:table-row table:style-name="ro1">
          <table:table-cell office:value-type="date" office:date-value="2014-10-27T00:00:00" table:style-name="ce31">
            <text:p>10/27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076" table:style-name="ce11">
            <text:p><text:s/>5,076<text:s/></text:p>
          </table:table-cell>
          <table:table-cell office:value-type="float" office:value="1.2" table:style-name="ce10">
            <text:p>1.2</text:p>
          </table:table-cell>
          <table:table-cell office:value-type="float" office:value="6091.2" table:style-name="ce26">
            <text:p><text:s/>6,091<text:s/></text:p>
          </table:table-cell>
          <table:table-cell office:value-type="float" office:value="13165.836727467609" table:formula="of:=[.E77] * (1.1^10)" table:style-name="ce48">
            <text:p>13166</text:p>
          </table:table-cell>
          <table:table-cell table:number-columns-repeated="16376"/>
        </table:table-row>
        <table:table-row table:style-name="ro1">
          <table:table-cell office:value-type="date" office:date-value="2014-10-27T00:00:00" table:style-name="ce31">
            <text:p>10/27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086" table:style-name="ce11">
            <text:p><text:s/>2,08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7313.800000000003" table:style-name="ce26">
            <text:p><text:s/>17,314<text:s/></text:p>
          </table:table-cell>
          <table:table-cell office:value-type="float" office:value="5410.5467717686042" table:formula="of:=[.E78] * (1.1^10)" table:style-name="ce48">
            <text:p>5411</text:p>
          </table:table-cell>
          <table:table-cell table:number-columns-repeated="16376"/>
        </table:table-row>
        <table:table-row table:style-name="ro1">
          <table:table-cell office:value-type="date" office:date-value="2014-10-27T00:00:00" table:style-name="ce31">
            <text:p>10/27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833" table:style-name="ce11">
            <text:p><text:s/>2,833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3513.9" table:style-name="ce26">
            <text:p><text:s/>23,514<text:s/></text:p>
          </table:table-cell>
          <table:table-cell office:value-type="float" office:value="7348.0723894633056" table:formula="of:=[.E79] * (1.1^10)" table:style-name="ce48">
            <text:p>7348</text:p>
          </table:table-cell>
          <table:table-cell table:number-columns-repeated="16376"/>
        </table:table-row>
        <table:table-row table:style-name="ro1">
          <table:table-cell office:value-type="date" office:date-value="2014-11-03T00:00:00" table:style-name="ce31">
            <text:p>11/3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493" table:style-name="ce11">
            <text:p><text:s/>3,493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684.6" table:style-name="ce26">
            <text:p><text:s/>7,685<text:s/></text:p>
          </table:table-cell>
          <table:table-cell office:value-type="float" office:value="9059.9424131293072" table:formula="of:=[.E80] * (1.1^10)" table:style-name="ce48">
            <text:p>9060</text:p>
          </table:table-cell>
          <table:table-cell table:number-columns-repeated="16376"/>
        </table:table-row>
        <table:table-row table:style-name="ro1">
          <table:table-cell office:value-type="date" office:date-value="2014-11-03T00:00:00" table:style-name="ce31">
            <text:p>11/3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618" table:style-name="ce11">
            <text:p><text:s/>5,618<text:s/></text:p>
          </table:table-cell>
          <table:table-cell office:value-type="float" office:value="1.2" table:style-name="ce10">
            <text:p>1.2</text:p>
          </table:table-cell>
          <table:table-cell office:value-type="float" office:value="6741.5999999999995" table:style-name="ce26">
            <text:p><text:s/>6,742<text:s/></text:p>
          </table:table-cell>
          <table:table-cell office:value-type="float" office:value="14571.645140841811" table:formula="of:=[.E81] * (1.1^10)" table:style-name="ce48">
            <text:p>14572</text:p>
          </table:table-cell>
          <table:table-cell table:number-columns-repeated="16376"/>
        </table:table-row>
        <table:table-row table:style-name="ro1">
          <table:table-cell office:value-type="date" office:date-value="2014-11-03T00:00:00" table:style-name="ce31">
            <text:p>11/3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842" table:style-name="ce11">
            <text:p><text:s/>2,84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6252.4000000000005" table:style-name="ce26">
            <text:p><text:s/>6,252<text:s/></text:p>
          </table:table-cell>
          <table:table-cell office:value-type="float" office:value="7371.4160716042052" table:formula="of:=[.E82] * (1.1^10)" table:style-name="ce48">
            <text:p>7371</text:p>
          </table:table-cell>
          <table:table-cell table:number-columns-repeated="16376"/>
        </table:table-row>
        <table:table-row table:style-name="ro1">
          <table:table-cell office:value-type="date" office:date-value="2014-11-03T00:00:00" table:style-name="ce31">
            <text:p>11/3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293" table:style-name="ce11">
            <text:p><text:s/>5,293<text:s/></text:p>
          </table:table-cell>
          <table:table-cell office:value-type="float" office:value="1.2" table:style-name="ce10">
            <text:p>1.2</text:p>
          </table:table-cell>
          <table:table-cell office:value-type="float" office:value="6351.5999999999995" table:style-name="ce26">
            <text:p><text:s/>6,352<text:s/></text:p>
          </table:table-cell>
          <table:table-cell office:value-type="float" office:value="13728.678841309309" table:formula="of:=[.E83] * (1.1^10)" table:style-name="ce48">
            <text:p>13729</text:p>
          </table:table-cell>
          <table:table-cell table:number-columns-repeated="16376"/>
        </table:table-row>
        <table:table-row table:style-name="ro1">
          <table:table-cell office:value-type="date" office:date-value="2014-11-03T00:00:00" table:style-name="ce31">
            <text:p>11/3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966" table:style-name="ce11">
            <text:p><text:s/>1,96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6317.800000000001" table:style-name="ce26">
            <text:p><text:s/>16,318<text:s/></text:p>
          </table:table-cell>
          <table:table-cell office:value-type="float" office:value="5099.2976765566036" table:formula="of:=[.E84] * (1.1^10)" table:style-name="ce48">
            <text:p>5099</text:p>
          </table:table-cell>
          <table:table-cell table:number-columns-repeated="16376"/>
        </table:table-row>
        <table:table-row table:style-name="ro1">
          <table:table-cell office:value-type="date" office:date-value="2014-11-03T00:00:00" table:style-name="ce31">
            <text:p>11/3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353" table:style-name="ce11">
            <text:p><text:s/>2,353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9529.900000000001" table:style-name="ce26">
            <text:p><text:s/>19,530<text:s/></text:p>
          </table:table-cell>
          <table:table-cell office:value-type="float" office:value="6103.0760086153041" table:formula="of:=[.E85] * (1.1^10)" table:style-name="ce48">
            <text:p>6103</text:p>
          </table:table-cell>
          <table:table-cell table:number-columns-repeated="16376"/>
        </table:table-row>
        <table:table-row table:style-name="ro1">
          <table:table-cell office:value-type="date" office:date-value="2014-11-10T00:00:00" table:style-name="ce31">
            <text:p>11/10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838" table:style-name="ce11">
            <text:p><text:s/>4,83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0643.6" table:style-name="ce26">
            <text:p><text:s/>10,644<text:s/></text:p>
          </table:table-cell>
          <table:table-cell office:value-type="float" office:value="12548.526021963809" table:formula="of:=[.E86] * (1.1^10)" table:style-name="ce48">
            <text:p>12549</text:p>
          </table:table-cell>
          <table:table-cell table:number-columns-repeated="16376"/>
        </table:table-row>
        <table:table-row table:style-name="ro1">
          <table:table-cell office:value-type="date" office:date-value="2014-11-10T00:00:00" table:style-name="ce31">
            <text:p>11/10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438" table:style-name="ce11">
            <text:p><text:s/>6,438<text:s/></text:p>
          </table:table-cell>
          <table:table-cell office:value-type="float" office:value="1.2" table:style-name="ce10">
            <text:p>1.2</text:p>
          </table:table-cell>
          <table:table-cell office:value-type="float" office:value="7725.5999999999995" table:style-name="ce26">
            <text:p><text:s/>7,726<text:s/></text:p>
          </table:table-cell>
          <table:table-cell office:value-type="float" office:value="16698.513958123811" table:formula="of:=[.E87] * (1.1^10)" table:style-name="ce48">
            <text:p>16699</text:p>
          </table:table-cell>
          <table:table-cell table:number-columns-repeated="16376"/>
        </table:table-row>
        <table:table-row table:style-name="ro1">
          <table:table-cell office:value-type="date" office:date-value="2014-11-10T00:00:00" table:style-name="ce31">
            <text:p>11/10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750" table:style-name="ce11">
            <text:p><text:s/>3,750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250" table:style-name="ce26">
            <text:p><text:s/>8,250<text:s/></text:p>
          </table:table-cell>
          <table:table-cell office:value-type="float" office:value="9726.5342253750077" table:formula="of:=[.E88] * (1.1^10)" table:style-name="ce48">
            <text:p>9727</text:p>
          </table:table-cell>
          <table:table-cell table:number-columns-repeated="16376"/>
        </table:table-row>
        <table:table-row table:style-name="ro1">
          <table:table-cell office:value-type="date" office:date-value="2014-11-10T00:00:00" table:style-name="ce31">
            <text:p>11/10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325" table:style-name="ce11">
            <text:p><text:s/>6,325<text:s/></text:p>
          </table:table-cell>
          <table:table-cell office:value-type="float" office:value="1.2" table:style-name="ce10">
            <text:p>1.2</text:p>
          </table:table-cell>
          <table:table-cell office:value-type="float" office:value="7590" table:style-name="ce26">
            <text:p><text:s/>7,590<text:s/></text:p>
          </table:table-cell>
          <table:table-cell office:value-type="float" office:value="16405.42106013251" table:formula="of:=[.E89] * (1.1^10)" table:style-name="ce48">
            <text:p>16405</text:p>
          </table:table-cell>
          <table:table-cell table:number-columns-repeated="16376"/>
        </table:table-row>
        <table:table-row table:style-name="ro1">
          <table:table-cell office:value-type="date" office:date-value="2014-11-10T00:00:00" table:style-name="ce31">
            <text:p>11/10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875" table:style-name="ce11">
            <text:p><text:s/>1,875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5562.500000000002" table:style-name="ce26">
            <text:p><text:s/>15,563<text:s/></text:p>
          </table:table-cell>
          <table:table-cell office:value-type="float" office:value="4863.2671126875039" table:formula="of:=[.E90] * (1.1^10)" table:style-name="ce48">
            <text:p>4863</text:p>
          </table:table-cell>
          <table:table-cell table:number-columns-repeated="16376"/>
        </table:table-row>
        <table:table-row table:style-name="ro1">
          <table:table-cell office:value-type="date" office:date-value="2014-11-10T00:00:00" table:style-name="ce31">
            <text:p>11/10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515" table:style-name="ce11">
            <text:p><text:s/>2,515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0874.5" table:style-name="ce26">
            <text:p><text:s/>20,875<text:s/></text:p>
          </table:table-cell>
          <table:table-cell office:value-type="float" office:value="6523.262287151505" table:formula="of:=[.E91] * (1.1^10)" table:style-name="ce48">
            <text:p>6523</text:p>
          </table:table-cell>
          <table:table-cell table:number-columns-repeated="16376"/>
        </table:table-row>
        <table:table-row table:style-name="ro1">
          <table:table-cell office:value-type="date" office:date-value="2014-11-17T00:00:00" table:style-name="ce31">
            <text:p>11/17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560" table:style-name="ce11">
            <text:p><text:s/>3,560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832.0000000000009" table:style-name="ce26">
            <text:p><text:s/>7,832<text:s/></text:p>
          </table:table-cell>
          <table:table-cell office:value-type="float" office:value="9233.7231579560066" table:formula="of:=[.E92] * (1.1^10)" table:style-name="ce48">
            <text:p>9234</text:p>
          </table:table-cell>
          <table:table-cell table:number-columns-repeated="16376"/>
        </table:table-row>
        <table:table-row table:style-name="ro1">
          <table:table-cell office:value-type="date" office:date-value="2014-11-17T00:00:00" table:style-name="ce31">
            <text:p>11/17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746" table:style-name="ce11">
            <text:p><text:s/>5,746<text:s/></text:p>
          </table:table-cell>
          <table:table-cell office:value-type="float" office:value="1.2" table:style-name="ce10">
            <text:p>1.2</text:p>
          </table:table-cell>
          <table:table-cell office:value-type="float" office:value="6895.2" table:style-name="ce26">
            <text:p><text:s/>6,895<text:s/></text:p>
          </table:table-cell>
          <table:table-cell office:value-type="float" office:value="14903.644175734611" table:formula="of:=[.E93] * (1.1^10)" table:style-name="ce48">
            <text:p>14904</text:p>
          </table:table-cell>
          <table:table-cell table:number-columns-repeated="16376"/>
        </table:table-row>
        <table:table-row table:style-name="ro1">
          <table:table-cell office:value-type="date" office:date-value="2014-11-17T00:00:00" table:style-name="ce31">
            <text:p>11/17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293" table:style-name="ce11">
            <text:p><text:s/>2,293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5044.6000000000004" table:style-name="ce26">
            <text:p><text:s/>5,045<text:s/></text:p>
          </table:table-cell>
          <table:table-cell office:value-type="float" office:value="5947.4514610093047" table:formula="of:=[.E94] * (1.1^10)" table:style-name="ce48">
            <text:p>5947</text:p>
          </table:table-cell>
          <table:table-cell table:number-columns-repeated="16376"/>
        </table:table-row>
        <table:table-row table:style-name="ro1">
          <table:table-cell office:value-type="date" office:date-value="2014-11-17T00:00:00" table:style-name="ce31">
            <text:p>11/17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842" table:style-name="ce11">
            <text:p><text:s/>6,842<text:s/></text:p>
          </table:table-cell>
          <table:table-cell office:value-type="float" office:value="1.2" table:style-name="ce10">
            <text:p>1.2</text:p>
          </table:table-cell>
          <table:table-cell office:value-type="float" office:value="8210.4" table:style-name="ce26">
            <text:p><text:s/>8,210<text:s/></text:p>
          </table:table-cell>
          <table:table-cell office:value-type="float" office:value="17746.385912004214" table:formula="of:=[.E95] * (1.1^10)" table:style-name="ce48">
            <text:p>17746</text:p>
          </table:table-cell>
          <table:table-cell table:number-columns-repeated="16376"/>
        </table:table-row>
        <table:table-row table:style-name="ro1">
          <table:table-cell office:value-type="date" office:date-value="2014-11-17T00:00:00" table:style-name="ce31">
            <text:p>11/17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798" table:style-name="ce11">
            <text:p><text:s/>1,798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4923.400000000001" table:style-name="ce26">
            <text:p><text:s/>14,923<text:s/></text:p>
          </table:table-cell>
          <table:table-cell office:value-type="float" office:value="4663.5489432598033" table:formula="of:=[.E96] * (1.1^10)" table:style-name="ce48">
            <text:p>4664</text:p>
          </table:table-cell>
          <table:table-cell table:number-columns-repeated="16376"/>
        </table:table-row>
        <table:table-row table:style-name="ro1">
          <table:table-cell office:value-type="date" office:date-value="2014-11-17T00:00:00" table:style-name="ce31">
            <text:p>11/17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806" table:style-name="ce11">
            <text:p><text:s/>1,80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4989.800000000001" table:style-name="ce26">
            <text:p><text:s/>14,990<text:s/></text:p>
          </table:table-cell>
          <table:table-cell office:value-type="float" office:value="4684.2988829406031" table:formula="of:=[.E97] * (1.1^10)" table:style-name="ce48">
            <text:p>4684</text:p>
          </table:table-cell>
          <table:table-cell table:number-columns-repeated="16376"/>
        </table:table-row>
        <table:table-row table:style-name="ro1">
          <table:table-cell office:value-type="date" office:date-value="2014-11-24T00:00:00" table:style-name="ce31">
            <text:p>11/24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329" table:style-name="ce11">
            <text:p><text:s/>4,329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523.8000000000011" table:style-name="ce26">
            <text:p><text:s/>9,524<text:s/></text:p>
          </table:table-cell>
          <table:table-cell office:value-type="float" office:value="11228.311109772909" table:formula="of:=[.E98] * (1.1^10)" table:style-name="ce48">
            <text:p>11228</text:p>
          </table:table-cell>
          <table:table-cell table:number-columns-repeated="16376"/>
        </table:table-row>
        <table:table-row table:style-name="ro1">
          <table:table-cell office:value-type="date" office:date-value="2014-11-24T00:00:00" table:style-name="ce31">
            <text:p>11/24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950" table:style-name="ce11">
            <text:p><text:s/>4,950<text:s/></text:p>
          </table:table-cell>
          <table:table-cell office:value-type="float" office:value="1.2" table:style-name="ce10">
            <text:p>1.2</text:p>
          </table:table-cell>
          <table:table-cell office:value-type="float" office:value="5940" table:style-name="ce26">
            <text:p><text:s/>5,940<text:s/></text:p>
          </table:table-cell>
          <table:table-cell office:value-type="float" office:value="12839.025177495008" table:formula="of:=[.E99] * (1.1^10)" table:style-name="ce48">
            <text:p>12839</text:p>
          </table:table-cell>
          <table:table-cell table:number-columns-repeated="16376"/>
        </table:table-row>
        <table:table-row table:style-name="ro1">
          <table:table-cell office:value-type="date" office:date-value="2014-11-24T00:00:00" table:style-name="ce31">
            <text:p>11/24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295" table:style-name="ce11">
            <text:p><text:s/>3,295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249.0000000000009" table:style-name="ce26">
            <text:p><text:s/>7,249<text:s/></text:p>
          </table:table-cell>
          <table:table-cell office:value-type="float" office:value="8546.3814060295063" table:formula="of:=[.E100] * (1.1^10)" table:style-name="ce48">
            <text:p>8546</text:p>
          </table:table-cell>
          <table:table-cell table:number-columns-repeated="16376"/>
        </table:table-row>
        <table:table-row table:style-name="ro1">
          <table:table-cell office:value-type="date" office:date-value="2014-11-24T00:00:00" table:style-name="ce31">
            <text:p>11/24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361" table:style-name="ce11">
            <text:p><text:s/>4,361<text:s/></text:p>
          </table:table-cell>
          <table:table-cell office:value-type="float" office:value="1.2" table:style-name="ce10">
            <text:p>1.2</text:p>
          </table:table-cell>
          <table:table-cell office:value-type="float" office:value="5233.2" table:style-name="ce26">
            <text:p><text:s/>5,233<text:s/></text:p>
          </table:table-cell>
          <table:table-cell office:value-type="float" office:value="11311.310868496108" table:formula="of:=[.E101] * (1.1^10)" table:style-name="ce48">
            <text:p>11311</text:p>
          </table:table-cell>
          <table:table-cell table:number-columns-repeated="16376"/>
        </table:table-row>
        <table:table-row table:style-name="ro1">
          <table:table-cell office:value-type="date" office:date-value="2014-11-24T00:00:00" table:style-name="ce31">
            <text:p>11/24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927" table:style-name="ce11">
            <text:p><text:s/>1,927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5994.100000000002" table:style-name="ce26">
            <text:p><text:s/>15,994<text:s/></text:p>
          </table:table-cell>
          <table:table-cell office:value-type="float" office:value="4998.1417206127035" table:formula="of:=[.E102] * (1.1^10)" table:style-name="ce48">
            <text:p>4998</text:p>
          </table:table-cell>
          <table:table-cell table:number-columns-repeated="16376"/>
        </table:table-row>
        <table:table-row table:style-name="ro1">
          <table:table-cell office:value-type="date" office:date-value="2014-11-24T00:00:00" table:style-name="ce31">
            <text:p>11/24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000" table:style-name="ce11">
            <text:p><text:s/>2,000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6600" table:style-name="ce26">
            <text:p><text:s/>16,600<text:s/></text:p>
          </table:table-cell>
          <table:table-cell office:value-type="float" office:value="5187.4849202000041" table:formula="of:=[.E103] * (1.1^10)" table:style-name="ce48">
            <text:p>5187</text:p>
          </table:table-cell>
          <table:table-cell table:number-columns-repeated="16376"/>
        </table:table-row>
        <table:table-row table:style-name="ro1">
          <table:table-cell office:value-type="date" office:date-value="2014-12-01T00:00:00" table:style-name="ce31">
            <text:p>12/1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937" table:style-name="ce11">
            <text:p><text:s/>4,937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0861.400000000001" table:style-name="ce26">
            <text:p><text:s/>10,861<text:s/></text:p>
          </table:table-cell>
          <table:table-cell office:value-type="float" office:value="12805.30652551371" table:formula="of:=[.E104] * (1.1^10)" table:style-name="ce48">
            <text:p>12805</text:p>
          </table:table-cell>
          <table:table-cell table:number-columns-repeated="16376"/>
        </table:table-row>
        <table:table-row table:style-name="ro1">
          <table:table-cell office:value-type="date" office:date-value="2014-12-01T00:00:00" table:style-name="ce31">
            <text:p>12/1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084" table:style-name="ce11">
            <text:p><text:s/>5,084<text:s/></text:p>
          </table:table-cell>
          <table:table-cell office:value-type="float" office:value="1.2" table:style-name="ce10">
            <text:p>1.2</text:p>
          </table:table-cell>
          <table:table-cell office:value-type="float" office:value="6100.8" table:style-name="ce26">
            <text:p><text:s/>6,101<text:s/></text:p>
          </table:table-cell>
          <table:table-cell office:value-type="float" office:value="13186.586667148409" table:formula="of:=[.E105] * (1.1^10)" table:style-name="ce48">
            <text:p>13187</text:p>
          </table:table-cell>
          <table:table-cell table:number-columns-repeated="16376"/>
        </table:table-row>
        <table:table-row table:style-name="ro1">
          <table:table-cell office:value-type="date" office:date-value="2014-12-01T00:00:00" table:style-name="ce31">
            <text:p>12/1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132" table:style-name="ce11">
            <text:p><text:s/>4,13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090.4000000000015" table:style-name="ce26">
            <text:p><text:s/>9,090<text:s/></text:p>
          </table:table-cell>
          <table:table-cell office:value-type="float" office:value="10717.343845133208" table:formula="of:=[.E106] * (1.1^10)" table:style-name="ce48">
            <text:p>10717</text:p>
          </table:table-cell>
          <table:table-cell table:number-columns-repeated="16376"/>
        </table:table-row>
        <table:table-row table:style-name="ro1">
          <table:table-cell office:value-type="date" office:date-value="2014-12-01T00:00:00" table:style-name="ce31">
            <text:p>12/1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987" table:style-name="ce11">
            <text:p><text:s/>5,987<text:s/></text:p>
          </table:table-cell>
          <table:table-cell office:value-type="float" office:value="1.2" table:style-name="ce10">
            <text:p>1.2</text:p>
          </table:table-cell>
          <table:table-cell office:value-type="float" office:value="7184.4" table:style-name="ce26">
            <text:p><text:s/>7,184<text:s/></text:p>
          </table:table-cell>
          <table:table-cell office:value-type="float" office:value="15528.736108618712" table:formula="of:=[.E107] * (1.1^10)" table:style-name="ce48">
            <text:p>15529</text:p>
          </table:table-cell>
          <table:table-cell table:number-columns-repeated="16376"/>
        </table:table-row>
        <table:table-row table:style-name="ro1">
          <table:table-cell office:value-type="date" office:date-value="2014-12-01T00:00:00" table:style-name="ce31">
            <text:p>12/1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914" table:style-name="ce11">
            <text:p><text:s/>1,914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5886.2" table:style-name="ce26">
            <text:p><text:s/>15,886<text:s/></text:p>
          </table:table-cell>
          <table:table-cell office:value-type="float" office:value="4964.423068631404" table:formula="of:=[.E108] * (1.1^10)" table:style-name="ce48">
            <text:p>4964</text:p>
          </table:table-cell>
          <table:table-cell table:number-columns-repeated="16376"/>
        </table:table-row>
        <table:table-row table:style-name="ro1">
          <table:table-cell office:value-type="date" office:date-value="2014-12-01T00:00:00" table:style-name="ce31">
            <text:p>12/1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278" table:style-name="ce11">
            <text:p><text:s/>2,278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8907.400000000001" table:style-name="ce26">
            <text:p><text:s/>18,907<text:s/></text:p>
          </table:table-cell>
          <table:table-cell office:value-type="float" office:value="5908.5453241078039" table:formula="of:=[.E109] * (1.1^10)" table:style-name="ce48">
            <text:p>5909</text:p>
          </table:table-cell>
          <table:table-cell table:number-columns-repeated="16376"/>
        </table:table-row>
        <table:table-row table:style-name="ro1">
          <table:table-cell office:value-type="date" office:date-value="2014-12-08T00:00:00" table:style-name="ce31">
            <text:p>12/8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361" table:style-name="ce11">
            <text:p><text:s/>4,361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594.2000000000007" table:style-name="ce26">
            <text:p><text:s/>9,594<text:s/></text:p>
          </table:table-cell>
          <table:table-cell office:value-type="float" office:value="11311.310868496108" table:formula="of:=[.E110] * (1.1^10)" table:style-name="ce48">
            <text:p>11311</text:p>
          </table:table-cell>
          <table:table-cell table:number-columns-repeated="16376"/>
        </table:table-row>
        <table:table-row table:style-name="ro1">
          <table:table-cell office:value-type="date" office:date-value="2014-12-08T00:00:00" table:style-name="ce31">
            <text:p>12/8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650" table:style-name="ce11">
            <text:p><text:s/>4,650<text:s/></text:p>
          </table:table-cell>
          <table:table-cell office:value-type="float" office:value="1.2" table:style-name="ce10">
            <text:p>1.2</text:p>
          </table:table-cell>
          <table:table-cell office:value-type="float" office:value="5580" table:style-name="ce26">
            <text:p><text:s/>5,580<text:s/></text:p>
          </table:table-cell>
          <table:table-cell office:value-type="float" office:value="12060.90243946501" table:formula="of:=[.E111] * (1.1^10)" table:style-name="ce48">
            <text:p>12061</text:p>
          </table:table-cell>
          <table:table-cell table:number-columns-repeated="16376"/>
        </table:table-row>
        <table:table-row table:style-name="ro1">
          <table:table-cell office:value-type="date" office:date-value="2014-12-08T00:00:00" table:style-name="ce31">
            <text:p>12/8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325" table:style-name="ce11">
            <text:p><text:s/>3,325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315.0000000000009" table:style-name="ce26">
            <text:p><text:s/>7,315<text:s/></text:p>
          </table:table-cell>
          <table:table-cell office:value-type="float" office:value="8624.1936798325059" table:formula="of:=[.E112] * (1.1^10)" table:style-name="ce48">
            <text:p>8624</text:p>
          </table:table-cell>
          <table:table-cell table:number-columns-repeated="16376"/>
        </table:table-row>
        <table:table-row table:style-name="ro1">
          <table:table-cell office:value-type="date" office:date-value="2014-12-08T00:00:00" table:style-name="ce31">
            <text:p>12/8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3986" table:style-name="ce11">
            <text:p><text:s/>3,986<text:s/></text:p>
          </table:table-cell>
          <table:table-cell office:value-type="float" office:value="1.2" table:style-name="ce10">
            <text:p>1.2</text:p>
          </table:table-cell>
          <table:table-cell office:value-type="float" office:value="4783.2" table:style-name="ce26">
            <text:p><text:s/>4,783<text:s/></text:p>
          </table:table-cell>
          <table:table-cell office:value-type="float" office:value="10338.657445958608" table:formula="of:=[.E113] * (1.1^10)" table:style-name="ce48">
            <text:p>10339</text:p>
          </table:table-cell>
          <table:table-cell table:number-columns-repeated="16376"/>
        </table:table-row>
        <table:table-row table:style-name="ro1">
          <table:table-cell office:value-type="date" office:date-value="2014-12-08T00:00:00" table:style-name="ce31">
            <text:p>12/8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786" table:style-name="ce11">
            <text:p><text:s/>1,78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4823.800000000001" table:style-name="ce26">
            <text:p><text:s/>14,824<text:s/></text:p>
          </table:table-cell>
          <table:table-cell office:value-type="float" office:value="4632.4240337386036" table:formula="of:=[.E114] * (1.1^10)" table:style-name="ce48">
            <text:p>4632</text:p>
          </table:table-cell>
          <table:table-cell table:number-columns-repeated="16376"/>
        </table:table-row>
        <table:table-row table:style-name="ro1">
          <table:table-cell office:value-type="date" office:date-value="2014-12-08T00:00:00" table:style-name="ce31">
            <text:p>12/8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386" table:style-name="ce11">
            <text:p><text:s/>2,38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9803.800000000003" table:style-name="ce26">
            <text:p><text:s/>19,804<text:s/></text:p>
          </table:table-cell>
          <table:table-cell office:value-type="float" office:value="6188.6695097986048" table:formula="of:=[.E115] * (1.1^10)" table:style-name="ce48">
            <text:p>6189</text:p>
          </table:table-cell>
          <table:table-cell table:number-columns-repeated="16376"/>
        </table:table-row>
        <table:table-row table:style-name="ro1">
          <table:table-cell office:value-type="date" office:date-value="2014-12-15T00:00:00" table:style-name="ce31">
            <text:p>12/15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569" table:style-name="ce11">
            <text:p><text:s/>4,569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0051.800000000001" table:style-name="ce26">
            <text:p><text:s/>10,052<text:s/></text:p>
          </table:table-cell>
          <table:table-cell office:value-type="float" office:value="11850.809300196908" table:formula="of:=[.E116] * (1.1^10)" table:style-name="ce48">
            <text:p>11851</text:p>
          </table:table-cell>
          <table:table-cell table:number-columns-repeated="16376"/>
        </table:table-row>
        <table:table-row table:style-name="ro1">
          <table:table-cell office:value-type="date" office:date-value="2014-12-15T00:00:00" table:style-name="ce31">
            <text:p>12/15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874" table:style-name="ce11">
            <text:p><text:s/>5,874<text:s/></text:p>
          </table:table-cell>
          <table:table-cell office:value-type="float" office:value="1.2" table:style-name="ce10">
            <text:p>1.2</text:p>
          </table:table-cell>
          <table:table-cell office:value-type="float" office:value="7048.8" table:style-name="ce26">
            <text:p><text:s/>7,049<text:s/></text:p>
          </table:table-cell>
          <table:table-cell office:value-type="float" office:value="15235.643210627411" table:formula="of:=[.E117] * (1.1^10)" table:style-name="ce48">
            <text:p>15236</text:p>
          </table:table-cell>
          <table:table-cell table:number-columns-repeated="16376"/>
        </table:table-row>
        <table:table-row table:style-name="ro1">
          <table:table-cell office:value-type="date" office:date-value="2014-12-15T00:00:00" table:style-name="ce31">
            <text:p>12/15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508" table:style-name="ce11">
            <text:p><text:s/>3,50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717.6" table:style-name="ce26">
            <text:p><text:s/>7,718<text:s/></text:p>
          </table:table-cell>
          <table:table-cell office:value-type="float" office:value="9098.848550030807" table:formula="of:=[.E118] * (1.1^10)" table:style-name="ce48">
            <text:p>9099</text:p>
          </table:table-cell>
          <table:table-cell table:number-columns-repeated="16376"/>
        </table:table-row>
        <table:table-row table:style-name="ro1">
          <table:table-cell office:value-type="date" office:date-value="2014-12-15T00:00:00" table:style-name="ce31">
            <text:p>12/15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610" table:style-name="ce11">
            <text:p><text:s/>5,610<text:s/></text:p>
          </table:table-cell>
          <table:table-cell office:value-type="float" office:value="1.2" table:style-name="ce10">
            <text:p>1.2</text:p>
          </table:table-cell>
          <table:table-cell office:value-type="float" office:value="6732" table:style-name="ce26">
            <text:p><text:s/>6,732<text:s/></text:p>
          </table:table-cell>
          <table:table-cell office:value-type="float" office:value="14550.895201161011" table:formula="of:=[.E119] * (1.1^10)" table:style-name="ce48">
            <text:p>14551</text:p>
          </table:table-cell>
          <table:table-cell table:number-columns-repeated="16376"/>
        </table:table-row>
        <table:table-row table:style-name="ro1">
          <table:table-cell office:value-type="date" office:date-value="2014-12-15T00:00:00" table:style-name="ce31">
            <text:p>12/15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056" table:style-name="ce11">
            <text:p><text:s/>2,05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7064.800000000003" table:style-name="ce26">
            <text:p><text:s/>17,065<text:s/></text:p>
          </table:table-cell>
          <table:table-cell office:value-type="float" office:value="5332.7344979656036" table:formula="of:=[.E120] * (1.1^10)" table:style-name="ce48">
            <text:p>5333</text:p>
          </table:table-cell>
          <table:table-cell table:number-columns-repeated="16376"/>
        </table:table-row>
        <table:table-row table:style-name="ro1">
          <table:table-cell office:value-type="date" office:date-value="2014-12-15T00:00:00" table:style-name="ce31">
            <text:p>12/15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191" table:style-name="ce11">
            <text:p><text:s/>2,191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8185.300000000003" table:style-name="ce26">
            <text:p><text:s/>18,185<text:s/></text:p>
          </table:table-cell>
          <table:table-cell office:value-type="float" office:value="5682.8897300791041" table:formula="of:=[.E121] * (1.1^10)" table:style-name="ce48">
            <text:p>5683</text:p>
          </table:table-cell>
          <table:table-cell table:number-columns-repeated="16376"/>
        </table:table-row>
        <table:table-row table:style-name="ro1">
          <table:table-cell office:value-type="date" office:date-value="2014-12-22T00:00:00" table:style-name="ce31">
            <text:p>12/22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301" table:style-name="ce11">
            <text:p><text:s/>4,301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462.2000000000007" table:style-name="ce26">
            <text:p><text:s/>9,462<text:s/></text:p>
          </table:table-cell>
          <table:table-cell office:value-type="float" office:value="11155.686320890109" table:formula="of:=[.E122] * (1.1^10)" table:style-name="ce48">
            <text:p>11156</text:p>
          </table:table-cell>
          <table:table-cell table:number-columns-repeated="16376"/>
        </table:table-row>
        <table:table-row table:style-name="ro1">
          <table:table-cell office:value-type="date" office:date-value="2014-12-22T00:00:00" table:style-name="ce31">
            <text:p>12/22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962" table:style-name="ce11">
            <text:p><text:s/>5,962<text:s/></text:p>
          </table:table-cell>
          <table:table-cell office:value-type="float" office:value="1.2" table:style-name="ce10">
            <text:p>1.2</text:p>
          </table:table-cell>
          <table:table-cell office:value-type="float" office:value="7154.4" table:style-name="ce26">
            <text:p><text:s/>7,154<text:s/></text:p>
          </table:table-cell>
          <table:table-cell office:value-type="float" office:value="15463.892547116211" table:formula="of:=[.E123] * (1.1^10)" table:style-name="ce48">
            <text:p>15464</text:p>
          </table:table-cell>
          <table:table-cell table:number-columns-repeated="16376"/>
        </table:table-row>
        <table:table-row table:style-name="ro1">
          <table:table-cell office:value-type="date" office:date-value="2014-12-22T00:00:00" table:style-name="ce31">
            <text:p>12/22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558" table:style-name="ce11">
            <text:p><text:s/>3,55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827.6" table:style-name="ce26">
            <text:p><text:s/>7,828<text:s/></text:p>
          </table:table-cell>
          <table:table-cell office:value-type="float" office:value="9228.5356730358071" table:formula="of:=[.E124] * (1.1^10)" table:style-name="ce48">
            <text:p>9229</text:p>
          </table:table-cell>
          <table:table-cell table:number-columns-repeated="16376"/>
        </table:table-row>
        <table:table-row table:style-name="ro1">
          <table:table-cell office:value-type="date" office:date-value="2014-12-22T00:00:00" table:style-name="ce31">
            <text:p>12/22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7093" table:style-name="ce11">
            <text:p><text:s/>7,093<text:s/></text:p>
          </table:table-cell>
          <table:table-cell office:value-type="float" office:value="1.2" table:style-name="ce10">
            <text:p>1.2</text:p>
          </table:table-cell>
          <table:table-cell office:value-type="float" office:value="8511.6" table:style-name="ce26">
            <text:p><text:s/>8,512<text:s/></text:p>
          </table:table-cell>
          <table:table-cell office:value-type="float" office:value="18397.415269489313" table:formula="of:=[.E125] * (1.1^10)" table:style-name="ce48">
            <text:p>18397</text:p>
          </table:table-cell>
          <table:table-cell table:number-columns-repeated="16376"/>
        </table:table-row>
        <table:table-row table:style-name="ro1">
          <table:table-cell office:value-type="date" office:date-value="2014-12-22T00:00:00" table:style-name="ce31">
            <text:p>12/22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118" table:style-name="ce11">
            <text:p><text:s/>2,118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7579.400000000001" table:style-name="ce26">
            <text:p><text:s/>17,579<text:s/></text:p>
          </table:table-cell>
          <table:table-cell office:value-type="float" office:value="5493.5465304918043" table:formula="of:=[.E126] * (1.1^10)" table:style-name="ce48">
            <text:p>5494</text:p>
          </table:table-cell>
          <table:table-cell table:number-columns-repeated="16376"/>
        </table:table-row>
        <table:table-row table:style-name="ro1">
          <table:table-cell office:value-type="date" office:date-value="2014-12-22T00:00:00" table:style-name="ce31">
            <text:p>12/22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582" table:style-name="ce11">
            <text:p><text:s/>2,582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1430.600000000002" table:style-name="ce26">
            <text:p><text:s/>21,431<text:s/></text:p>
          </table:table-cell>
          <table:table-cell office:value-type="float" office:value="6697.0430319782045" table:formula="of:=[.E127] * (1.1^10)" table:style-name="ce48">
            <text:p>6697</text:p>
          </table:table-cell>
          <table:table-cell table:number-columns-repeated="16376"/>
        </table:table-row>
        <table:table-row table:style-name="ro1">
          <table:table-cell office:value-type="date" office:date-value="2014-12-29T00:00:00" table:style-name="ce31">
            <text:p>12/29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106" table:style-name="ce11">
            <text:p><text:s/>5,106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1233.2" table:style-name="ce26">
            <text:p><text:s/>11,233<text:s/></text:p>
          </table:table-cell>
          <table:table-cell office:value-type="float" office:value="13243.649001270609" table:formula="of:=[.E128] * (1.1^10)" table:style-name="ce48">
            <text:p>13244</text:p>
          </table:table-cell>
          <table:table-cell table:number-columns-repeated="16376"/>
        </table:table-row>
        <table:table-row table:style-name="ro1">
          <table:table-cell office:value-type="date" office:date-value="2014-12-29T00:00:00" table:style-name="ce31">
            <text:p>12/29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522" table:style-name="ce11">
            <text:p><text:s/>6,522<text:s/></text:p>
          </table:table-cell>
          <table:table-cell office:value-type="float" office:value="1.2" table:style-name="ce10">
            <text:p>1.2</text:p>
          </table:table-cell>
          <table:table-cell office:value-type="float" office:value="7826.4" table:style-name="ce26">
            <text:p><text:s/>7,826<text:s/></text:p>
          </table:table-cell>
          <table:table-cell office:value-type="float" office:value="16916.388324772211" table:formula="of:=[.E129] * (1.1^10)" table:style-name="ce48">
            <text:p>16916</text:p>
          </table:table-cell>
          <table:table-cell table:number-columns-repeated="16376"/>
        </table:table-row>
        <table:table-row table:style-name="ro1">
          <table:table-cell office:value-type="date" office:date-value="2014-12-29T00:00:00" table:style-name="ce31">
            <text:p>12/29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294" table:style-name="ce11">
            <text:p><text:s/>4,294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446.8000000000011" table:style-name="ce26">
            <text:p><text:s/>9,447<text:s/></text:p>
          </table:table-cell>
          <table:table-cell office:value-type="float" office:value="11137.530123669409" table:formula="of:=[.E130] * (1.1^10)" table:style-name="ce48">
            <text:p>11138</text:p>
          </table:table-cell>
          <table:table-cell table:number-columns-repeated="16376"/>
        </table:table-row>
        <table:table-row table:style-name="ro1">
          <table:table-cell office:value-type="date" office:date-value="2014-12-29T00:00:00" table:style-name="ce31">
            <text:p>12/29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7873" table:style-name="ce11">
            <text:p><text:s/>7,873<text:s/></text:p>
          </table:table-cell>
          <table:table-cell office:value-type="float" office:value="1.2" table:style-name="ce10">
            <text:p>1.2</text:p>
          </table:table-cell>
          <table:table-cell office:value-type="float" office:value="9447.6" table:style-name="ce26">
            <text:p><text:s/>9,448<text:s/></text:p>
          </table:table-cell>
          <table:table-cell office:value-type="float" office:value="20420.534388367316" table:formula="of:=[.E131] * (1.1^10)" table:style-name="ce48">
            <text:p>20421</text:p>
          </table:table-cell>
          <table:table-cell table:number-columns-repeated="16376"/>
        </table:table-row>
        <table:table-row table:style-name="ro1">
          <table:table-cell office:value-type="date" office:date-value="2014-12-29T00:00:00" table:style-name="ce31">
            <text:p>12/29/201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102" table:style-name="ce11">
            <text:p><text:s/>2,102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7446.600000000002" table:style-name="ce26">
            <text:p><text:s/>17,447<text:s/></text:p>
          </table:table-cell>
          <table:table-cell office:value-type="float" office:value="5452.0466511302038" table:formula="of:=[.E132] * (1.1^10)" table:style-name="ce48">
            <text:p>5452</text:p>
          </table:table-cell>
          <table:table-cell table:number-columns-repeated="16376"/>
        </table:table-row>
        <table:table-row table:style-name="ro1">
          <table:table-cell office:value-type="date" office:date-value="2014-12-29T00:00:00" table:style-name="ce31">
            <text:p>12/29/2014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855" table:style-name="ce11">
            <text:p><text:s/>2,855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3696.500000000004" table:style-name="ce26">
            <text:p><text:s/>23,697<text:s/></text:p>
          </table:table-cell>
          <table:table-cell office:value-type="float" office:value="7405.1347235855055" table:formula="of:=[.E133] * (1.1^10)" table:style-name="ce48">
            <text:p>7405</text:p>
          </table:table-cell>
          <table:table-cell table:number-columns-repeated="16376"/>
        </table:table-row>
        <table:table-row table:style-name="ro1">
          <table:table-cell office:value-type="date" office:date-value="2015-01-05T00:00:00" table:style-name="ce31">
            <text:p>1/5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702" table:style-name="ce11">
            <text:p><text:s/>4,70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0344.400000000001" table:style-name="ce26">
            <text:p><text:s/>10,344<text:s/></text:p>
          </table:table-cell>
          <table:table-cell office:value-type="float" office:value="12195.777047390209" table:formula="of:=[.E134] * (1.1^10)" table:style-name="ce48">
            <text:p>12196</text:p>
          </table:table-cell>
          <table:table-cell table:number-columns-repeated="16376"/>
        </table:table-row>
        <table:table-row table:style-name="ro1">
          <table:table-cell office:value-type="date" office:date-value="2015-01-05T00:00:00" table:style-name="ce31">
            <text:p>1/5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550" table:style-name="ce11">
            <text:p><text:s/>5,550<text:s/></text:p>
          </table:table-cell>
          <table:table-cell office:value-type="float" office:value="1.2" table:style-name="ce10">
            <text:p>1.2</text:p>
          </table:table-cell>
          <table:table-cell office:value-type="float" office:value="6660" table:style-name="ce26">
            <text:p><text:s/>6,660<text:s/></text:p>
          </table:table-cell>
          <table:table-cell office:value-type="float" office:value="14395.27065355501" table:formula="of:=[.E135] * (1.1^10)" table:style-name="ce48">
            <text:p>14395</text:p>
          </table:table-cell>
          <table:table-cell table:number-columns-repeated="16376"/>
        </table:table-row>
        <table:table-row table:style-name="ro1">
          <table:table-cell office:value-type="date" office:date-value="2015-01-05T00:00:00" table:style-name="ce31">
            <text:p>1/5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319" table:style-name="ce11">
            <text:p><text:s/>3,319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301.8" table:style-name="ce26">
            <text:p><text:s/>7,302<text:s/></text:p>
          </table:table-cell>
          <table:table-cell office:value-type="float" office:value="8608.6312250719056" table:formula="of:=[.E136] * (1.1^10)" table:style-name="ce48">
            <text:p>8609</text:p>
          </table:table-cell>
          <table:table-cell table:number-columns-repeated="16376"/>
        </table:table-row>
        <table:table-row table:style-name="ro1">
          <table:table-cell office:value-type="date" office:date-value="2015-01-05T00:00:00" table:style-name="ce31">
            <text:p>1/5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863" table:style-name="ce11">
            <text:p><text:s/>5,863<text:s/></text:p>
          </table:table-cell>
          <table:table-cell office:value-type="float" office:value="1.2" table:style-name="ce10">
            <text:p>1.2</text:p>
          </table:table-cell>
          <table:table-cell office:value-type="float" office:value="7035.5999999999995" table:style-name="ce26">
            <text:p><text:s/>7,036<text:s/></text:p>
          </table:table-cell>
          <table:table-cell office:value-type="float" office:value="15207.112043566311" table:formula="of:=[.E137] * (1.1^10)" table:style-name="ce48">
            <text:p>15207</text:p>
          </table:table-cell>
          <table:table-cell table:number-columns-repeated="16376"/>
        </table:table-row>
        <table:table-row table:style-name="ro1">
          <table:table-cell office:value-type="date" office:date-value="2015-01-05T00:00:00" table:style-name="ce31">
            <text:p>1/5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330" table:style-name="ce11">
            <text:p><text:s/>2,330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9339" table:style-name="ce26">
            <text:p><text:s/>19,339<text:s/></text:p>
          </table:table-cell>
          <table:table-cell office:value-type="float" office:value="6043.4199320330044" table:formula="of:=[.E138] * (1.1^10)" table:style-name="ce48">
            <text:p>6043</text:p>
          </table:table-cell>
          <table:table-cell table:number-columns-repeated="16376"/>
        </table:table-row>
        <table:table-row table:style-name="ro1">
          <table:table-cell office:value-type="date" office:date-value="2015-01-05T00:00:00" table:style-name="ce31">
            <text:p>1/5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898" table:style-name="ce11">
            <text:p><text:s/>2,898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4053.4" table:style-name="ce26">
            <text:p><text:s/>24,053<text:s/></text:p>
          </table:table-cell>
          <table:table-cell office:value-type="float" office:value="7516.6656493698056" table:formula="of:=[.E139] * (1.1^10)" table:style-name="ce48">
            <text:p>7517</text:p>
          </table:table-cell>
          <table:table-cell table:number-columns-repeated="16376"/>
        </table:table-row>
        <table:table-row table:style-name="ro1">
          <table:table-cell office:value-type="date" office:date-value="2015-01-12T00:00:00" table:style-name="ce31">
            <text:p>1/12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031" table:style-name="ce11">
            <text:p><text:s/>4,031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868.2000000000007" table:style-name="ce26">
            <text:p><text:s/>8,868<text:s/></text:p>
          </table:table-cell>
          <table:table-cell office:value-type="float" office:value="10455.375856663108" table:formula="of:=[.E140] * (1.1^10)" table:style-name="ce48">
            <text:p>10455</text:p>
          </table:table-cell>
          <table:table-cell table:number-columns-repeated="16376"/>
        </table:table-row>
        <table:table-row table:style-name="ro1">
          <table:table-cell office:value-type="date" office:date-value="2015-01-12T00:00:00" table:style-name="ce31">
            <text:p>1/12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210" table:style-name="ce11">
            <text:p><text:s/>4,210<text:s/></text:p>
          </table:table-cell>
          <table:table-cell office:value-type="float" office:value="1.2" table:style-name="ce10">
            <text:p>1.2</text:p>
          </table:table-cell>
          <table:table-cell office:value-type="float" office:value="5052" table:style-name="ce26">
            <text:p><text:s/>5,052<text:s/></text:p>
          </table:table-cell>
          <table:table-cell office:value-type="float" office:value="10919.655757021008" table:formula="of:=[.E141] * (1.1^10)" table:style-name="ce48">
            <text:p>10920</text:p>
          </table:table-cell>
          <table:table-cell table:number-columns-repeated="16376"/>
        </table:table-row>
        <table:table-row table:style-name="ro1">
          <table:table-cell office:value-type="date" office:date-value="2015-01-12T00:00:00" table:style-name="ce31">
            <text:p>1/12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024" table:style-name="ce11">
            <text:p><text:s/>3,024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6652.8" table:style-name="ce26">
            <text:p><text:s/>6,653<text:s/></text:p>
          </table:table-cell>
          <table:table-cell office:value-type="float" office:value="7843.4771993424056" table:formula="of:=[.E142] * (1.1^10)" table:style-name="ce48">
            <text:p>7843</text:p>
          </table:table-cell>
          <table:table-cell table:number-columns-repeated="16376"/>
        </table:table-row>
        <table:table-row table:style-name="ro1">
          <table:table-cell office:value-type="date" office:date-value="2015-01-12T00:00:00" table:style-name="ce31">
            <text:p>1/12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3410" table:style-name="ce11">
            <text:p><text:s/>3,410<text:s/></text:p>
          </table:table-cell>
          <table:table-cell office:value-type="float" office:value="1.2" table:style-name="ce10">
            <text:p>1.2</text:p>
          </table:table-cell>
          <table:table-cell office:value-type="float" office:value="4092" table:style-name="ce26">
            <text:p><text:s/>4,092<text:s/></text:p>
          </table:table-cell>
          <table:table-cell office:value-type="float" office:value="8844.6617889410063" table:formula="of:=[.E143] * (1.1^10)" table:style-name="ce48">
            <text:p>8845</text:p>
          </table:table-cell>
          <table:table-cell table:number-columns-repeated="16376"/>
        </table:table-row>
        <table:table-row table:style-name="ro1">
          <table:table-cell office:value-type="date" office:date-value="2015-01-12T00:00:00" table:style-name="ce31">
            <text:p>1/12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754" table:style-name="ce11">
            <text:p><text:s/>1,754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4558.2" table:style-name="ce26">
            <text:p><text:s/>14,558<text:s/></text:p>
          </table:table-cell>
          <table:table-cell office:value-type="float" office:value="4549.4242750154035" table:formula="of:=[.E144] * (1.1^10)" table:style-name="ce48">
            <text:p>4549</text:p>
          </table:table-cell>
          <table:table-cell table:number-columns-repeated="16376"/>
        </table:table-row>
        <table:table-row table:style-name="ro1">
          <table:table-cell office:value-type="date" office:date-value="2015-01-12T00:00:00" table:style-name="ce31">
            <text:p>1/12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742" table:style-name="ce11">
            <text:p><text:s/>1,742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4458.6" table:style-name="ce26">
            <text:p><text:s/>14,459<text:s/></text:p>
          </table:table-cell>
          <table:table-cell office:value-type="float" office:value="4518.2993654942029" table:formula="of:=[.E145] * (1.1^10)" table:style-name="ce48">
            <text:p>4518</text:p>
          </table:table-cell>
          <table:table-cell table:number-columns-repeated="16376"/>
        </table:table-row>
        <table:table-row table:style-name="ro1">
          <table:table-cell office:value-type="date" office:date-value="2015-01-19T00:00:00" table:style-name="ce31">
            <text:p>1/19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338" table:style-name="ce11">
            <text:p><text:s/>4,33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543.6" table:style-name="ce26">
            <text:p><text:s/>9,544<text:s/></text:p>
          </table:table-cell>
          <table:table-cell office:value-type="float" office:value="11251.654791913808" table:formula="of:=[.E146] * (1.1^10)" table:style-name="ce48">
            <text:p>11252</text:p>
          </table:table-cell>
          <table:table-cell table:number-columns-repeated="16376"/>
        </table:table-row>
        <table:table-row table:style-name="ro1">
          <table:table-cell office:value-type="date" office:date-value="2015-01-19T00:00:00" table:style-name="ce31">
            <text:p>1/19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227" table:style-name="ce11">
            <text:p><text:s/>4,227<text:s/></text:p>
          </table:table-cell>
          <table:table-cell office:value-type="float" office:value="1.2" table:style-name="ce10">
            <text:p>1.2</text:p>
          </table:table-cell>
          <table:table-cell office:value-type="float" office:value="5072.3999999999996" table:style-name="ce26">
            <text:p><text:s/>5,072<text:s/></text:p>
          </table:table-cell>
          <table:table-cell office:value-type="float" office:value="10963.749378842707" table:formula="of:=[.E147] * (1.1^10)" table:style-name="ce48">
            <text:p>10964</text:p>
          </table:table-cell>
          <table:table-cell table:number-columns-repeated="16376"/>
        </table:table-row>
        <table:table-row table:style-name="ro1">
          <table:table-cell office:value-type="date" office:date-value="2015-01-19T00:00:00" table:style-name="ce31">
            <text:p>1/19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688" table:style-name="ce11">
            <text:p><text:s/>2,68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5913.6" table:style-name="ce26">
            <text:p><text:s/>5,914<text:s/></text:p>
          </table:table-cell>
          <table:table-cell office:value-type="float" office:value="6971.979732748805" table:formula="of:=[.E148] * (1.1^10)" table:style-name="ce48">
            <text:p>6972</text:p>
          </table:table-cell>
          <table:table-cell table:number-columns-repeated="16376"/>
        </table:table-row>
        <table:table-row table:style-name="ro1">
          <table:table-cell office:value-type="date" office:date-value="2015-01-19T00:00:00" table:style-name="ce31">
            <text:p>1/19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862" table:style-name="ce11">
            <text:p><text:s/>4,862<text:s/></text:p>
          </table:table-cell>
          <table:table-cell office:value-type="float" office:value="1.2" table:style-name="ce10">
            <text:p>1.2</text:p>
          </table:table-cell>
          <table:table-cell office:value-type="float" office:value="5834.4" table:style-name="ce26">
            <text:p><text:s/>5,834<text:s/></text:p>
          </table:table-cell>
          <table:table-cell office:value-type="float" office:value="12610.775841006209" table:formula="of:=[.E149] * (1.1^10)" table:style-name="ce48">
            <text:p>12611</text:p>
          </table:table-cell>
          <table:table-cell table:number-columns-repeated="16376"/>
        </table:table-row>
        <table:table-row table:style-name="ro1">
          <table:table-cell office:value-type="date" office:date-value="2015-01-19T00:00:00" table:style-name="ce31">
            <text:p>1/19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514" table:style-name="ce11">
            <text:p><text:s/>1,514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2566.2" table:style-name="ce26">
            <text:p><text:s/>12,566<text:s/></text:p>
          </table:table-cell>
          <table:table-cell office:value-type="float" office:value="3926.9260845914027" table:formula="of:=[.E150] * (1.1^10)" table:style-name="ce48">
            <text:p>3927</text:p>
          </table:table-cell>
          <table:table-cell table:number-columns-repeated="16376"/>
        </table:table-row>
        <table:table-row table:style-name="ro1">
          <table:table-cell office:value-type="date" office:date-value="2015-01-19T00:00:00" table:style-name="ce31">
            <text:p>1/19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973" table:style-name="ce11">
            <text:p><text:s/>1,973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6375.900000000001" table:style-name="ce26">
            <text:p><text:s/>16,376<text:s/></text:p>
          </table:table-cell>
          <table:table-cell office:value-type="float" office:value="5117.4538737773037" table:formula="of:=[.E151] * (1.1^10)" table:style-name="ce48">
            <text:p>5117</text:p>
          </table:table-cell>
          <table:table-cell table:number-columns-repeated="16376"/>
        </table:table-row>
        <table:table-row table:style-name="ro1">
          <table:table-cell office:value-type="date" office:date-value="2015-01-26T00:00:00" table:style-name="ce31">
            <text:p>1/2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495" table:style-name="ce11">
            <text:p><text:s/>4,495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889" table:style-name="ce26">
            <text:p><text:s/>9,889<text:s/></text:p>
          </table:table-cell>
          <table:table-cell office:value-type="float" office:value="11658.872358149509" table:formula="of:=[.E152] * (1.1^10)" table:style-name="ce48">
            <text:p>11659</text:p>
          </table:table-cell>
          <table:table-cell table:number-columns-repeated="16376"/>
        </table:table-row>
        <table:table-row table:style-name="ro1">
          <table:table-cell office:value-type="date" office:date-value="2015-01-26T00:00:00" table:style-name="ce31">
            <text:p>1/2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337" table:style-name="ce11">
            <text:p><text:s/>5,337<text:s/></text:p>
          </table:table-cell>
          <table:table-cell office:value-type="float" office:value="1.2" table:style-name="ce10">
            <text:p>1.2</text:p>
          </table:table-cell>
          <table:table-cell office:value-type="float" office:value="6404.4" table:style-name="ce26">
            <text:p><text:s/>6,404<text:s/></text:p>
          </table:table-cell>
          <table:table-cell office:value-type="float" office:value="13842.803509553711" table:formula="of:=[.E153] * (1.1^10)" table:style-name="ce48">
            <text:p>13843</text:p>
          </table:table-cell>
          <table:table-cell table:number-columns-repeated="16376"/>
        </table:table-row>
        <table:table-row table:style-name="ro1">
          <table:table-cell office:value-type="date" office:date-value="2015-01-26T00:00:00" table:style-name="ce31">
            <text:p>1/2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448" table:style-name="ce11">
            <text:p><text:s/>3,44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585.6" table:style-name="ce26">
            <text:p><text:s/>7,586<text:s/></text:p>
          </table:table-cell>
          <table:table-cell office:value-type="float" office:value="8943.2240024248058" table:formula="of:=[.E154] * (1.1^10)" table:style-name="ce48">
            <text:p>8943</text:p>
          </table:table-cell>
          <table:table-cell table:number-columns-repeated="16376"/>
        </table:table-row>
        <table:table-row table:style-name="ro1">
          <table:table-cell office:value-type="date" office:date-value="2015-01-26T00:00:00" table:style-name="ce31">
            <text:p>1/2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568" table:style-name="ce11">
            <text:p><text:s/>5,568<text:s/></text:p>
          </table:table-cell>
          <table:table-cell office:value-type="float" office:value="1.2" table:style-name="ce10">
            <text:p>1.2</text:p>
          </table:table-cell>
          <table:table-cell office:value-type="float" office:value="6681.5999999999995" table:style-name="ce26">
            <text:p><text:s/>6,682<text:s/></text:p>
          </table:table-cell>
          <table:table-cell office:value-type="float" office:value="14441.958017836811" table:formula="of:=[.E155] * (1.1^10)" table:style-name="ce48">
            <text:p>14442</text:p>
          </table:table-cell>
          <table:table-cell table:number-columns-repeated="16376"/>
        </table:table-row>
        <table:table-row table:style-name="ro1">
          <table:table-cell office:value-type="date" office:date-value="2015-01-26T00:00:00" table:style-name="ce31">
            <text:p>1/2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742" table:style-name="ce11">
            <text:p><text:s/>1,742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4458.6" table:style-name="ce26">
            <text:p><text:s/>14,459<text:s/></text:p>
          </table:table-cell>
          <table:table-cell office:value-type="float" office:value="4518.2993654942029" table:formula="of:=[.E156] * (1.1^10)" table:style-name="ce48">
            <text:p>4518</text:p>
          </table:table-cell>
          <table:table-cell table:number-columns-repeated="16376"/>
        </table:table-row>
        <table:table-row table:style-name="ro1">
          <table:table-cell office:value-type="date" office:date-value="2015-01-26T00:00:00" table:style-name="ce31">
            <text:p>1/2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311" table:style-name="ce11">
            <text:p><text:s/>2,311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9181.300000000003" table:style-name="ce26">
            <text:p><text:s/>19,181<text:s/></text:p>
          </table:table-cell>
          <table:table-cell office:value-type="float" office:value="5994.1388252911047" table:formula="of:=[.E157] * (1.1^10)" table:style-name="ce48">
            <text:p>5994</text:p>
          </table:table-cell>
          <table:table-cell table:number-columns-repeated="16376"/>
        </table:table-row>
        <table:table-row table:style-name="ro1">
          <table:table-cell office:value-type="date" office:date-value="2015-02-02T00:00:00" table:style-name="ce31">
            <text:p>2/2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174" table:style-name="ce11">
            <text:p><text:s/>4,174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182.8000000000011" table:style-name="ce26">
            <text:p><text:s/>9,183<text:s/></text:p>
          </table:table-cell>
          <table:table-cell office:value-type="float" office:value="10826.281028457408" table:formula="of:=[.E158] * (1.1^10)" table:style-name="ce48">
            <text:p>10826</text:p>
          </table:table-cell>
          <table:table-cell table:number-columns-repeated="16376"/>
        </table:table-row>
        <table:table-row table:style-name="ro1">
          <table:table-cell office:value-type="date" office:date-value="2015-02-02T00:00:00" table:style-name="ce31">
            <text:p>2/2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324" table:style-name="ce11">
            <text:p><text:s/>5,324<text:s/></text:p>
          </table:table-cell>
          <table:table-cell office:value-type="float" office:value="1.2" table:style-name="ce10">
            <text:p>1.2</text:p>
          </table:table-cell>
          <table:table-cell office:value-type="float" office:value="6388.8" table:style-name="ce26">
            <text:p><text:s/>6,389<text:s/></text:p>
          </table:table-cell>
          <table:table-cell office:value-type="float" office:value="13809.08485757241" table:formula="of:=[.E159] * (1.1^10)" table:style-name="ce48">
            <text:p>13809</text:p>
          </table:table-cell>
          <table:table-cell table:number-columns-repeated="16376"/>
        </table:table-row>
        <table:table-row table:style-name="ro1">
          <table:table-cell office:value-type="date" office:date-value="2015-02-02T00:00:00" table:style-name="ce31">
            <text:p>2/2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843" table:style-name="ce11">
            <text:p><text:s/>2,843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6254.6" table:style-name="ce26">
            <text:p><text:s/>6,255<text:s/></text:p>
          </table:table-cell>
          <table:table-cell office:value-type="float" office:value="7374.0098140643049" table:formula="of:=[.E160] * (1.1^10)" table:style-name="ce48">
            <text:p>7374</text:p>
          </table:table-cell>
          <table:table-cell table:number-columns-repeated="16376"/>
        </table:table-row>
        <table:table-row table:style-name="ro1">
          <table:table-cell office:value-type="date" office:date-value="2015-02-02T00:00:00" table:style-name="ce31">
            <text:p>2/2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268" table:style-name="ce11">
            <text:p><text:s/>6,268<text:s/></text:p>
          </table:table-cell>
          <table:table-cell office:value-type="float" office:value="1.2" table:style-name="ce10">
            <text:p>1.2</text:p>
          </table:table-cell>
          <table:table-cell office:value-type="float" office:value="7521.5999999999995" table:style-name="ce26">
            <text:p><text:s/>7,522<text:s/></text:p>
          </table:table-cell>
          <table:table-cell office:value-type="float" office:value="16257.577739906812" table:formula="of:=[.E161] * (1.1^10)" table:style-name="ce48">
            <text:p>16258</text:p>
          </table:table-cell>
          <table:table-cell table:number-columns-repeated="16376"/>
        </table:table-row>
        <table:table-row table:style-name="ro1">
          <table:table-cell office:value-type="date" office:date-value="2015-02-02T00:00:00" table:style-name="ce31">
            <text:p>2/2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971" table:style-name="ce11">
            <text:p><text:s/>1,971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6359.300000000001" table:style-name="ce26">
            <text:p><text:s/>16,359<text:s/></text:p>
          </table:table-cell>
          <table:table-cell office:value-type="float" office:value="5112.2663888571033" table:formula="of:=[.E162] * (1.1^10)" table:style-name="ce48">
            <text:p>5112</text:p>
          </table:table-cell>
          <table:table-cell table:number-columns-repeated="16376"/>
        </table:table-row>
        <table:table-row table:style-name="ro1">
          <table:table-cell office:value-type="date" office:date-value="2015-02-02T00:00:00" table:style-name="ce31">
            <text:p>2/2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065" table:style-name="ce11">
            <text:p><text:s/>2,065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7139.5" table:style-name="ce26">
            <text:p><text:s/>17,140<text:s/></text:p>
          </table:table-cell>
          <table:table-cell office:value-type="float" office:value="5356.0781801065041" table:formula="of:=[.E163] * (1.1^10)" table:style-name="ce48">
            <text:p>5356</text:p>
          </table:table-cell>
          <table:table-cell table:number-columns-repeated="16376"/>
        </table:table-row>
        <table:table-row table:style-name="ro1">
          <table:table-cell office:value-type="date" office:date-value="2015-02-09T00:00:00" table:style-name="ce31">
            <text:p>2/9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882" table:style-name="ce11">
            <text:p><text:s/>4,88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0740.400000000001" table:style-name="ce26">
            <text:p><text:s/>10,740<text:s/></text:p>
          </table:table-cell>
          <table:table-cell office:value-type="float" office:value="12662.650690208209" table:formula="of:=[.E164] * (1.1^10)" table:style-name="ce48">
            <text:p>12663</text:p>
          </table:table-cell>
          <table:table-cell table:number-columns-repeated="16376"/>
        </table:table-row>
        <table:table-row table:style-name="ro1">
          <table:table-cell office:value-type="date" office:date-value="2015-02-09T00:00:00" table:style-name="ce31">
            <text:p>2/9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559" table:style-name="ce11">
            <text:p><text:s/>5,559<text:s/></text:p>
          </table:table-cell>
          <table:table-cell office:value-type="float" office:value="1.2" table:style-name="ce10">
            <text:p>1.2</text:p>
          </table:table-cell>
          <table:table-cell office:value-type="float" office:value="6670.8" table:style-name="ce26">
            <text:p><text:s/>6,671<text:s/></text:p>
          </table:table-cell>
          <table:table-cell office:value-type="float" office:value="14418.614335695911" table:formula="of:=[.E165] * (1.1^10)" table:style-name="ce48">
            <text:p>14419</text:p>
          </table:table-cell>
          <table:table-cell table:number-columns-repeated="16376"/>
        </table:table-row>
        <table:table-row table:style-name="ro1">
          <table:table-cell office:value-type="date" office:date-value="2015-02-09T00:00:00" table:style-name="ce31">
            <text:p>2/9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081" table:style-name="ce11">
            <text:p><text:s/>4,081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978.2000000000007" table:style-name="ce26">
            <text:p><text:s/>8,978<text:s/></text:p>
          </table:table-cell>
          <table:table-cell office:value-type="float" office:value="10585.062979668108" table:formula="of:=[.E166] * (1.1^10)" table:style-name="ce48">
            <text:p>10585</text:p>
          </table:table-cell>
          <table:table-cell table:number-columns-repeated="16376"/>
        </table:table-row>
        <table:table-row table:style-name="ro1">
          <table:table-cell office:value-type="date" office:date-value="2015-02-09T00:00:00" table:style-name="ce31">
            <text:p>2/9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892" table:style-name="ce11">
            <text:p><text:s/>5,892<text:s/></text:p>
          </table:table-cell>
          <table:table-cell office:value-type="float" office:value="1.2" table:style-name="ce10">
            <text:p>1.2</text:p>
          </table:table-cell>
          <table:table-cell office:value-type="float" office:value="7070.4" table:style-name="ce26">
            <text:p><text:s/>7,070<text:s/></text:p>
          </table:table-cell>
          <table:table-cell office:value-type="float" office:value="15282.330574909211" table:formula="of:=[.E167] * (1.1^10)" table:style-name="ce48">
            <text:p>15282</text:p>
          </table:table-cell>
          <table:table-cell table:number-columns-repeated="16376"/>
        </table:table-row>
        <table:table-row table:style-name="ro1">
          <table:table-cell office:value-type="date" office:date-value="2015-02-09T00:00:00" table:style-name="ce31">
            <text:p>2/9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174" table:style-name="ce11">
            <text:p><text:s/>2,174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8044.2" table:style-name="ce26">
            <text:p><text:s/>18,044<text:s/></text:p>
          </table:table-cell>
          <table:table-cell office:value-type="float" office:value="5638.7961082574038" table:formula="of:=[.E168] * (1.1^10)" table:style-name="ce48">
            <text:p>5639</text:p>
          </table:table-cell>
          <table:table-cell table:number-columns-repeated="16376"/>
        </table:table-row>
        <table:table-row table:style-name="ro1">
          <table:table-cell office:value-type="date" office:date-value="2015-02-09T00:00:00" table:style-name="ce31">
            <text:p>2/9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669" table:style-name="ce11">
            <text:p><text:s/>2,669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2152.7" table:style-name="ce26">
            <text:p><text:s/>22,153<text:s/></text:p>
          </table:table-cell>
          <table:table-cell office:value-type="float" office:value="6922.6986260069052" table:formula="of:=[.E169] * (1.1^10)" table:style-name="ce48">
            <text:p>6923</text:p>
          </table:table-cell>
          <table:table-cell table:number-columns-repeated="16376"/>
        </table:table-row>
        <table:table-row table:style-name="ro1">
          <table:table-cell office:value-type="date" office:date-value="2015-02-16T00:00:00" table:style-name="ce31">
            <text:p>2/1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099" table:style-name="ce11">
            <text:p><text:s/>4,099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017.8000000000011" table:style-name="ce26">
            <text:p><text:s/>9,018<text:s/></text:p>
          </table:table-cell>
          <table:table-cell office:value-type="float" office:value="10631.750343949907" table:formula="of:=[.E170] * (1.1^10)" table:style-name="ce48">
            <text:p>10632</text:p>
          </table:table-cell>
          <table:table-cell table:number-columns-repeated="16376"/>
        </table:table-row>
        <table:table-row table:style-name="ro1">
          <table:table-cell office:value-type="date" office:date-value="2015-02-16T00:00:00" table:style-name="ce31">
            <text:p>2/1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954" table:style-name="ce11">
            <text:p><text:s/>4,954<text:s/></text:p>
          </table:table-cell>
          <table:table-cell office:value-type="float" office:value="1.2" table:style-name="ce10">
            <text:p>1.2</text:p>
          </table:table-cell>
          <table:table-cell office:value-type="float" office:value="5944.8" table:style-name="ce26">
            <text:p><text:s/>5,945<text:s/></text:p>
          </table:table-cell>
          <table:table-cell office:value-type="float" office:value="12849.400147335409" table:formula="of:=[.E171] * (1.1^10)" table:style-name="ce48">
            <text:p>12849</text:p>
          </table:table-cell>
          <table:table-cell table:number-columns-repeated="16376"/>
        </table:table-row>
        <table:table-row table:style-name="ro1">
          <table:table-cell office:value-type="date" office:date-value="2015-02-16T00:00:00" table:style-name="ce31">
            <text:p>2/1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390" table:style-name="ce11">
            <text:p><text:s/>3,390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458.0000000000009" table:style-name="ce26">
            <text:p><text:s/>7,458<text:s/></text:p>
          </table:table-cell>
          <table:table-cell office:value-type="float" office:value="8792.7869397390059" table:formula="of:=[.E172] * (1.1^10)" table:style-name="ce48">
            <text:p>8793</text:p>
          </table:table-cell>
          <table:table-cell table:number-columns-repeated="16376"/>
        </table:table-row>
        <table:table-row table:style-name="ro1">
          <table:table-cell office:value-type="date" office:date-value="2015-02-16T00:00:00" table:style-name="ce31">
            <text:p>2/1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390" table:style-name="ce11">
            <text:p><text:s/>4,390<text:s/></text:p>
          </table:table-cell>
          <table:table-cell office:value-type="float" office:value="1.2" table:style-name="ce10">
            <text:p>1.2</text:p>
          </table:table-cell>
          <table:table-cell office:value-type="float" office:value="5268" table:style-name="ce26">
            <text:p><text:s/>5,268<text:s/></text:p>
          </table:table-cell>
          <table:table-cell office:value-type="float" office:value="11386.529399839008" table:formula="of:=[.E173] * (1.1^10)" table:style-name="ce48">
            <text:p>11387</text:p>
          </table:table-cell>
          <table:table-cell table:number-columns-repeated="16376"/>
        </table:table-row>
        <table:table-row table:style-name="ro1">
          <table:table-cell office:value-type="date" office:date-value="2015-02-16T00:00:00" table:style-name="ce31">
            <text:p>2/1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338" table:style-name="ce11">
            <text:p><text:s/>2,338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9405.400000000001" table:style-name="ce26">
            <text:p><text:s/>19,405<text:s/></text:p>
          </table:table-cell>
          <table:table-cell office:value-type="float" office:value="6064.1698717138042" table:formula="of:=[.E174] * (1.1^10)" table:style-name="ce48">
            <text:p>6064</text:p>
          </table:table-cell>
          <table:table-cell table:number-columns-repeated="16376"/>
        </table:table-row>
        <table:table-row table:style-name="ro1">
          <table:table-cell office:value-type="date" office:date-value="2015-02-16T00:00:00" table:style-name="ce31">
            <text:p>2/1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3206" table:style-name="ce11">
            <text:p><text:s/>3,20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6609.800000000003" table:style-name="ce26">
            <text:p><text:s/>26,610<text:s/></text:p>
          </table:table-cell>
          <table:table-cell office:value-type="float" office:value="8315.5383270806051" table:formula="of:=[.E175] * (1.1^10)" table:style-name="ce48">
            <text:p>8316</text:p>
          </table:table-cell>
          <table:table-cell table:number-columns-repeated="16376"/>
        </table:table-row>
        <table:table-row table:style-name="ro1">
          <table:table-cell office:value-type="date" office:date-value="2015-02-23T00:00:00" table:style-name="ce31">
            <text:p>2/23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059" table:style-name="ce11">
            <text:p><text:s/>4,059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929.8000000000011" table:style-name="ce26">
            <text:p><text:s/>8,930<text:s/></text:p>
          </table:table-cell>
          <table:table-cell office:value-type="float" office:value="10528.000645545908" table:formula="of:=[.E176] * (1.1^10)" table:style-name="ce48">
            <text:p>10528</text:p>
          </table:table-cell>
          <table:table-cell table:number-columns-repeated="16376"/>
        </table:table-row>
        <table:table-row table:style-name="ro1">
          <table:table-cell office:value-type="date" office:date-value="2015-02-23T00:00:00" table:style-name="ce31">
            <text:p>2/23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290" table:style-name="ce11">
            <text:p><text:s/>5,290<text:s/></text:p>
          </table:table-cell>
          <table:table-cell office:value-type="float" office:value="1.2" table:style-name="ce10">
            <text:p>1.2</text:p>
          </table:table-cell>
          <table:table-cell office:value-type="float" office:value="6348" table:style-name="ce26">
            <text:p><text:s/>6,348<text:s/></text:p>
          </table:table-cell>
          <table:table-cell office:value-type="float" office:value="13720.89761392901" table:formula="of:=[.E177] * (1.1^10)" table:style-name="ce48">
            <text:p>13721</text:p>
          </table:table-cell>
          <table:table-cell table:number-columns-repeated="16376"/>
        </table:table-row>
        <table:table-row table:style-name="ro1">
          <table:table-cell office:value-type="date" office:date-value="2015-02-23T00:00:00" table:style-name="ce31">
            <text:p>2/23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438" table:style-name="ce11">
            <text:p><text:s/>2,43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5363.6" table:style-name="ce26">
            <text:p><text:s/>5,364<text:s/></text:p>
          </table:table-cell>
          <table:table-cell office:value-type="float" office:value="6323.5441177238044" table:formula="of:=[.E178] * (1.1^10)" table:style-name="ce48">
            <text:p>6324</text:p>
          </table:table-cell>
          <table:table-cell table:number-columns-repeated="16376"/>
        </table:table-row>
        <table:table-row table:style-name="ro1">
          <table:table-cell office:value-type="date" office:date-value="2015-02-23T00:00:00" table:style-name="ce31">
            <text:p>2/23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835" table:style-name="ce11">
            <text:p><text:s/>4,835<text:s/></text:p>
          </table:table-cell>
          <table:table-cell office:value-type="float" office:value="1.2" table:style-name="ce10">
            <text:p>1.2</text:p>
          </table:table-cell>
          <table:table-cell office:value-type="float" office:value="5802" table:style-name="ce26">
            <text:p><text:s/>5,802<text:s/></text:p>
          </table:table-cell>
          <table:table-cell office:value-type="float" office:value="12540.744794583508" table:formula="of:=[.E179] * (1.1^10)" table:style-name="ce48">
            <text:p>12541</text:p>
          </table:table-cell>
          <table:table-cell table:number-columns-repeated="16376"/>
        </table:table-row>
        <table:table-row table:style-name="ro1">
          <table:table-cell office:value-type="date" office:date-value="2015-02-23T00:00:00" table:style-name="ce31">
            <text:p>2/23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070" table:style-name="ce11">
            <text:p><text:s/>2,070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7181" table:style-name="ce26">
            <text:p><text:s/>17,181<text:s/></text:p>
          </table:table-cell>
          <table:table-cell office:value-type="float" office:value="5369.0468924070037" table:formula="of:=[.E180] * (1.1^10)" table:style-name="ce48">
            <text:p>5369</text:p>
          </table:table-cell>
          <table:table-cell table:number-columns-repeated="16376"/>
        </table:table-row>
        <table:table-row table:style-name="ro1">
          <table:table-cell office:value-type="date" office:date-value="2015-02-23T00:00:00" table:style-name="ce31">
            <text:p>2/23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514" table:style-name="ce11">
            <text:p><text:s/>2,514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0866.2" table:style-name="ce26">
            <text:p><text:s/>20,866<text:s/></text:p>
          </table:table-cell>
          <table:table-cell office:value-type="float" office:value="6520.6685446914043" table:formula="of:=[.E181] * (1.1^10)" table:style-name="ce48">
            <text:p>6521</text:p>
          </table:table-cell>
          <table:table-cell table:number-columns-repeated="16376"/>
        </table:table-row>
        <table:table-row table:style-name="ro1">
          <table:table-cell office:value-type="date" office:date-value="2015-03-02T00:00:00" table:style-name="ce31">
            <text:p>3/2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212" table:style-name="ce11">
            <text:p><text:s/>4,21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266.4000000000015" table:style-name="ce26">
            <text:p><text:s/>9,266<text:s/></text:p>
          </table:table-cell>
          <table:table-cell office:value-type="float" office:value="10924.843241941207" table:formula="of:=[.E182] * (1.1^10)" table:style-name="ce48">
            <text:p>10925</text:p>
          </table:table-cell>
          <table:table-cell table:number-columns-repeated="16376"/>
        </table:table-row>
        <table:table-row table:style-name="ro1">
          <table:table-cell office:value-type="date" office:date-value="2015-03-02T00:00:00" table:style-name="ce31">
            <text:p>3/2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202" table:style-name="ce11">
            <text:p><text:s/>5,202<text:s/></text:p>
          </table:table-cell>
          <table:table-cell office:value-type="float" office:value="1.2" table:style-name="ce10">
            <text:p>1.2</text:p>
          </table:table-cell>
          <table:table-cell office:value-type="float" office:value="6242.4" table:style-name="ce26">
            <text:p><text:s/>6,242<text:s/></text:p>
          </table:table-cell>
          <table:table-cell office:value-type="float" office:value="13492.64827744021" table:formula="of:=[.E183] * (1.1^10)" table:style-name="ce48">
            <text:p>13493</text:p>
          </table:table-cell>
          <table:table-cell table:number-columns-repeated="16376"/>
        </table:table-row>
        <table:table-row table:style-name="ro1">
          <table:table-cell office:value-type="date" office:date-value="2015-03-02T00:00:00" table:style-name="ce31">
            <text:p>3/2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588" table:style-name="ce11">
            <text:p><text:s/>2,58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5693.6" table:style-name="ce26">
            <text:p><text:s/>5,694<text:s/></text:p>
          </table:table-cell>
          <table:table-cell office:value-type="float" office:value="6712.6054867388048" table:formula="of:=[.E184] * (1.1^10)" table:style-name="ce48">
            <text:p>6713</text:p>
          </table:table-cell>
          <table:table-cell table:number-columns-repeated="16376"/>
        </table:table-row>
        <table:table-row table:style-name="ro1">
          <table:table-cell office:value-type="date" office:date-value="2015-03-02T00:00:00" table:style-name="ce31">
            <text:p>3/2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406" table:style-name="ce11">
            <text:p><text:s/>5,406<text:s/></text:p>
          </table:table-cell>
          <table:table-cell office:value-type="float" office:value="1.2" table:style-name="ce10">
            <text:p>1.2</text:p>
          </table:table-cell>
          <table:table-cell office:value-type="float" office:value="6487.2" table:style-name="ce26">
            <text:p><text:s/>6,487<text:s/></text:p>
          </table:table-cell>
          <table:table-cell office:value-type="float" office:value="14021.77173930061" table:formula="of:=[.E185] * (1.1^10)" table:style-name="ce48">
            <text:p>14022</text:p>
          </table:table-cell>
          <table:table-cell table:number-columns-repeated="16376"/>
        </table:table-row>
        <table:table-row table:style-name="ro1">
          <table:table-cell office:value-type="date" office:date-value="2015-03-02T00:00:00" table:style-name="ce31">
            <text:p>3/2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281" table:style-name="ce11">
            <text:p><text:s/>2,281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8932.300000000003" table:style-name="ce26">
            <text:p><text:s/>18,932<text:s/></text:p>
          </table:table-cell>
          <table:table-cell office:value-type="float" office:value="5916.3265514881041" table:formula="of:=[.E186] * (1.1^10)" table:style-name="ce48">
            <text:p>5916</text:p>
          </table:table-cell>
          <table:table-cell table:number-columns-repeated="16376"/>
        </table:table-row>
        <table:table-row table:style-name="ro1">
          <table:table-cell office:value-type="date" office:date-value="2015-03-02T00:00:00" table:style-name="ce31">
            <text:p>3/2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3125" table:style-name="ce11">
            <text:p><text:s/>3,125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5937.500000000004" table:style-name="ce26">
            <text:p><text:s/>25,938<text:s/></text:p>
          </table:table-cell>
          <table:table-cell office:value-type="float" office:value="8105.4451878125055" table:formula="of:=[.E187] * (1.1^10)" table:style-name="ce48">
            <text:p>8105</text:p>
          </table:table-cell>
          <table:table-cell table:number-columns-repeated="16376"/>
        </table:table-row>
        <table:table-row table:style-name="ro1">
          <table:table-cell office:value-type="date" office:date-value="2015-03-09T00:00:00" table:style-name="ce31">
            <text:p>3/9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6055" table:style-name="ce11">
            <text:p><text:s/>6,055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3321.000000000002" table:style-name="ce26">
            <text:p><text:s/>13,321<text:s/></text:p>
          </table:table-cell>
          <table:table-cell office:value-type="float" office:value="15705.110595905511" table:formula="of:=[.E188] * (1.1^10)" table:style-name="ce48">
            <text:p>15705</text:p>
          </table:table-cell>
          <table:table-cell table:number-columns-repeated="16376"/>
        </table:table-row>
        <table:table-row table:style-name="ro1">
          <table:table-cell office:value-type="date" office:date-value="2015-03-09T00:00:00" table:style-name="ce31">
            <text:p>3/9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192" table:style-name="ce11">
            <text:p><text:s/>6,192<text:s/></text:p>
          </table:table-cell>
          <table:table-cell office:value-type="float" office:value="1.2" table:style-name="ce10">
            <text:p>1.2</text:p>
          </table:table-cell>
          <table:table-cell office:value-type="float" office:value="7430.4" table:style-name="ce26">
            <text:p><text:s/>7,430<text:s/></text:p>
          </table:table-cell>
          <table:table-cell office:value-type="float" office:value="16060.453312939211" table:formula="of:=[.E189] * (1.1^10)" table:style-name="ce48">
            <text:p>16060</text:p>
          </table:table-cell>
          <table:table-cell table:number-columns-repeated="16376"/>
        </table:table-row>
        <table:table-row table:style-name="ro1">
          <table:table-cell office:value-type="date" office:date-value="2015-03-09T00:00:00" table:style-name="ce31">
            <text:p>3/9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147" table:style-name="ce11">
            <text:p><text:s/>5,147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1323.400000000001" table:style-name="ce26">
            <text:p><text:s/>11,323<text:s/></text:p>
          </table:table-cell>
          <table:table-cell office:value-type="float" office:value="13349.99244213471" table:formula="of:=[.E190] * (1.1^10)" table:style-name="ce48">
            <text:p>13350</text:p>
          </table:table-cell>
          <table:table-cell table:number-columns-repeated="16376"/>
        </table:table-row>
        <table:table-row table:style-name="ro1">
          <table:table-cell office:value-type="date" office:date-value="2015-03-09T00:00:00" table:style-name="ce31">
            <text:p>3/9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004" table:style-name="ce11">
            <text:p><text:s/>6,004<text:s/></text:p>
          </table:table-cell>
          <table:table-cell office:value-type="float" office:value="1.2" table:style-name="ce10">
            <text:p>1.2</text:p>
          </table:table-cell>
          <table:table-cell office:value-type="float" office:value="7204.8" table:style-name="ce26">
            <text:p><text:s/>7,205<text:s/></text:p>
          </table:table-cell>
          <table:table-cell office:value-type="float" office:value="15572.829730440411" table:formula="of:=[.E191] * (1.1^10)" table:style-name="ce48">
            <text:p>15573</text:p>
          </table:table-cell>
          <table:table-cell table:number-columns-repeated="16376"/>
        </table:table-row>
        <table:table-row table:style-name="ro1">
          <table:table-cell office:value-type="date" office:date-value="2015-03-09T00:00:00" table:style-name="ce31">
            <text:p>3/9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1816" table:style-name="ce11">
            <text:p><text:s/>1,81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5072.800000000001" table:style-name="ce26">
            <text:p><text:s/>15,073<text:s/></text:p>
          </table:table-cell>
          <table:table-cell office:value-type="float" office:value="4710.2363075416033" table:formula="of:=[.E192] * (1.1^10)" table:style-name="ce48">
            <text:p>4710</text:p>
          </table:table-cell>
          <table:table-cell table:number-columns-repeated="16376"/>
        </table:table-row>
        <table:table-row table:style-name="ro1">
          <table:table-cell office:value-type="date" office:date-value="2015-03-09T00:00:00" table:style-name="ce31">
            <text:p>3/9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126" table:style-name="ce11">
            <text:p><text:s/>2,12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7645.800000000003" table:style-name="ce26">
            <text:p><text:s/>17,646<text:s/></text:p>
          </table:table-cell>
          <table:table-cell office:value-type="float" office:value="5514.2964701726041" table:formula="of:=[.E193] * (1.1^10)" table:style-name="ce48">
            <text:p>5514</text:p>
          </table:table-cell>
          <table:table-cell table:number-columns-repeated="16376"/>
        </table:table-row>
        <table:table-row table:style-name="ro1">
          <table:table-cell office:value-type="date" office:date-value="2015-03-16T00:00:00" table:style-name="ce31">
            <text:p>3/1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042" table:style-name="ce11">
            <text:p><text:s/>5,04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1092.400000000001" table:style-name="ce26">
            <text:p><text:s/>11,092<text:s/></text:p>
          </table:table-cell>
          <table:table-cell office:value-type="float" office:value="13077.649483824209" table:formula="of:=[.E194] * (1.1^10)" table:style-name="ce48">
            <text:p>13078</text:p>
          </table:table-cell>
          <table:table-cell table:number-columns-repeated="16376"/>
        </table:table-row>
        <table:table-row table:style-name="ro1">
          <table:table-cell office:value-type="date" office:date-value="2015-03-16T00:00:00" table:style-name="ce31">
            <text:p>3/1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854" table:style-name="ce11">
            <text:p><text:s/>4,854<text:s/></text:p>
          </table:table-cell>
          <table:table-cell office:value-type="float" office:value="1.2" table:style-name="ce10">
            <text:p>1.2</text:p>
          </table:table-cell>
          <table:table-cell office:value-type="float" office:value="5824.8" table:style-name="ce26">
            <text:p><text:s/>5,825<text:s/></text:p>
          </table:table-cell>
          <table:table-cell office:value-type="float" office:value="12590.025901325409" table:formula="of:=[.E195] * (1.1^10)" table:style-name="ce48">
            <text:p>12590</text:p>
          </table:table-cell>
          <table:table-cell table:number-columns-repeated="16376"/>
        </table:table-row>
        <table:table-row table:style-name="ro1">
          <table:table-cell office:value-type="date" office:date-value="2015-03-16T00:00:00" table:style-name="ce31">
            <text:p>3/1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232" table:style-name="ce11">
            <text:p><text:s/>4,23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310.4000000000015" table:style-name="ce26">
            <text:p><text:s/>9,310<text:s/></text:p>
          </table:table-cell>
          <table:table-cell office:value-type="float" office:value="10976.718091143208" table:formula="of:=[.E196] * (1.1^10)" table:style-name="ce48">
            <text:p>10977</text:p>
          </table:table-cell>
          <table:table-cell table:number-columns-repeated="16376"/>
        </table:table-row>
        <table:table-row table:style-name="ro1">
          <table:table-cell office:value-type="date" office:date-value="2015-03-16T00:00:00" table:style-name="ce31">
            <text:p>3/1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4936" table:style-name="ce11">
            <text:p><text:s/>4,936<text:s/></text:p>
          </table:table-cell>
          <table:table-cell office:value-type="float" office:value="1.2" table:style-name="ce10">
            <text:p>1.2</text:p>
          </table:table-cell>
          <table:table-cell office:value-type="float" office:value="5923.2" table:style-name="ce26">
            <text:p><text:s/>5,923<text:s/></text:p>
          </table:table-cell>
          <table:table-cell office:value-type="float" office:value="12802.71278305361" table:formula="of:=[.E197] * (1.1^10)" table:style-name="ce48">
            <text:p>12803</text:p>
          </table:table-cell>
          <table:table-cell table:number-columns-repeated="16376"/>
        </table:table-row>
        <table:table-row table:style-name="ro1">
          <table:table-cell office:value-type="date" office:date-value="2015-03-16T00:00:00" table:style-name="ce31">
            <text:p>3/1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028" table:style-name="ce11">
            <text:p><text:s/>2,028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6832.400000000001" table:style-name="ce26">
            <text:p><text:s/>16,832<text:s/></text:p>
          </table:table-cell>
          <table:table-cell office:value-type="float" office:value="5260.1097090828034" table:formula="of:=[.E198] * (1.1^10)" table:style-name="ce48">
            <text:p>5260</text:p>
          </table:table-cell>
          <table:table-cell table:number-columns-repeated="16376"/>
        </table:table-row>
        <table:table-row table:style-name="ro1">
          <table:table-cell office:value-type="date" office:date-value="2015-03-16T00:00:00" table:style-name="ce31">
            <text:p>3/1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742" table:style-name="ce11">
            <text:p><text:s/>2,742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2758.600000000002" table:style-name="ce26">
            <text:p><text:s/>22,759<text:s/></text:p>
          </table:table-cell>
          <table:table-cell office:value-type="float" office:value="7112.041825594205" table:formula="of:=[.E199] * (1.1^10)" table:style-name="ce48">
            <text:p>7112</text:p>
          </table:table-cell>
          <table:table-cell table:number-columns-repeated="16376"/>
        </table:table-row>
        <table:table-row table:style-name="ro1">
          <table:table-cell office:value-type="date" office:date-value="2015-03-23T00:00:00" table:style-name="ce31">
            <text:p>3/23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806" table:style-name="ce11">
            <text:p><text:s/>3,806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373.2000000000007" table:style-name="ce26">
            <text:p><text:s/>8,373<text:s/></text:p>
          </table:table-cell>
          <table:table-cell office:value-type="float" office:value="9871.7838031406063" table:formula="of:=[.E200] * (1.1^10)" table:style-name="ce48">
            <text:p>9872</text:p>
          </table:table-cell>
          <table:table-cell table:number-columns-repeated="16376"/>
        </table:table-row>
        <table:table-row table:style-name="ro1">
          <table:table-cell office:value-type="date" office:date-value="2015-03-23T00:00:00" table:style-name="ce31">
            <text:p>3/23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686" table:style-name="ce11">
            <text:p><text:s/>5,686<text:s/></text:p>
          </table:table-cell>
          <table:table-cell office:value-type="float" office:value="1.2" table:style-name="ce10">
            <text:p>1.2</text:p>
          </table:table-cell>
          <table:table-cell office:value-type="float" office:value="6823.2" table:style-name="ce26">
            <text:p><text:s/>6,823<text:s/></text:p>
          </table:table-cell>
          <table:table-cell office:value-type="float" office:value="14748.01962812861" table:formula="of:=[.E201] * (1.1^10)" table:style-name="ce48">
            <text:p>14748</text:p>
          </table:table-cell>
          <table:table-cell table:number-columns-repeated="16376"/>
        </table:table-row>
        <table:table-row table:style-name="ro1">
          <table:table-cell office:value-type="date" office:date-value="2015-03-23T00:00:00" table:style-name="ce31">
            <text:p>3/23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819" table:style-name="ce11">
            <text:p><text:s/>2,819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6201.8" table:style-name="ce26">
            <text:p><text:s/>6,202<text:s/></text:p>
          </table:table-cell>
          <table:table-cell office:value-type="float" office:value="7311.7599950219055" table:formula="of:=[.E202] * (1.1^10)" table:style-name="ce48">
            <text:p>7312</text:p>
          </table:table-cell>
          <table:table-cell table:number-columns-repeated="16376"/>
        </table:table-row>
        <table:table-row table:style-name="ro1">
          <table:table-cell office:value-type="date" office:date-value="2015-03-23T00:00:00" table:style-name="ce31">
            <text:p>3/23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756" table:style-name="ce11">
            <text:p><text:s/>6,756<text:s/></text:p>
          </table:table-cell>
          <table:table-cell office:value-type="float" office:value="1.2" table:style-name="ce10">
            <text:p>1.2</text:p>
          </table:table-cell>
          <table:table-cell office:value-type="float" office:value="8107.2" table:style-name="ce26">
            <text:p><text:s/>8,107<text:s/></text:p>
          </table:table-cell>
          <table:table-cell office:value-type="float" office:value="17523.324060435614" table:formula="of:=[.E203] * (1.1^10)" table:style-name="ce48">
            <text:p>17523</text:p>
          </table:table-cell>
          <table:table-cell table:number-columns-repeated="16376"/>
        </table:table-row>
        <table:table-row table:style-name="ro1">
          <table:table-cell office:value-type="date" office:date-value="2015-03-23T00:00:00" table:style-name="ce31">
            <text:p>3/23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323" table:style-name="ce11">
            <text:p><text:s/>2,323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9280.900000000001" table:style-name="ce26">
            <text:p><text:s/>19,281<text:s/></text:p>
          </table:table-cell>
          <table:table-cell office:value-type="float" office:value="6025.2637348123044" table:formula="of:=[.E204] * (1.1^10)" table:style-name="ce48">
            <text:p>6025</text:p>
          </table:table-cell>
          <table:table-cell table:number-columns-repeated="16376"/>
        </table:table-row>
        <table:table-row table:style-name="ro1">
          <table:table-cell office:value-type="date" office:date-value="2015-03-23T00:00:00" table:style-name="ce31">
            <text:p>3/23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892" table:style-name="ce11">
            <text:p><text:s/>2,892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4003.600000000002" table:style-name="ce26">
            <text:p><text:s/>24,004<text:s/></text:p>
          </table:table-cell>
          <table:table-cell office:value-type="float" office:value="7501.1031946092053" table:formula="of:=[.E205] * (1.1^10)" table:style-name="ce48">
            <text:p>7501</text:p>
          </table:table-cell>
          <table:table-cell table:number-columns-repeated="16376"/>
        </table:table-row>
        <table:table-row table:style-name="ro1">
          <table:table-cell office:value-type="date" office:date-value="2015-03-30T00:00:00" table:style-name="ce31">
            <text:p>3/30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470" table:style-name="ce11">
            <text:p><text:s/>4,470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834" table:style-name="ce26">
            <text:p><text:s/>9,834<text:s/></text:p>
          </table:table-cell>
          <table:table-cell office:value-type="float" office:value="11594.028796647008" table:formula="of:=[.E206] * (1.1^10)" table:style-name="ce48">
            <text:p>11594</text:p>
          </table:table-cell>
          <table:table-cell table:number-columns-repeated="16376"/>
        </table:table-row>
        <table:table-row table:style-name="ro1">
          <table:table-cell office:value-type="date" office:date-value="2015-03-30T00:00:00" table:style-name="ce31">
            <text:p>3/30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517" table:style-name="ce11">
            <text:p><text:s/>5,517<text:s/></text:p>
          </table:table-cell>
          <table:table-cell office:value-type="float" office:value="1.2" table:style-name="ce10">
            <text:p>1.2</text:p>
          </table:table-cell>
          <table:table-cell office:value-type="float" office:value="6620.4" table:style-name="ce26">
            <text:p><text:s/>6,620<text:s/></text:p>
          </table:table-cell>
          <table:table-cell office:value-type="float" office:value="14309.677152371711" table:formula="of:=[.E207] * (1.1^10)" table:style-name="ce48">
            <text:p>14310</text:p>
          </table:table-cell>
          <table:table-cell table:number-columns-repeated="16376"/>
        </table:table-row>
        <table:table-row table:style-name="ro1">
          <table:table-cell office:value-type="date" office:date-value="2015-03-30T00:00:00" table:style-name="ce31">
            <text:p>3/30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809" table:style-name="ce11">
            <text:p><text:s/>2,809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6179.8" table:style-name="ce26">
            <text:p><text:s/>6,180<text:s/></text:p>
          </table:table-cell>
          <table:table-cell office:value-type="float" office:value="7285.8225704209053" table:formula="of:=[.E208] * (1.1^10)" table:style-name="ce48">
            <text:p>7286</text:p>
          </table:table-cell>
          <table:table-cell table:number-columns-repeated="16376"/>
        </table:table-row>
        <table:table-row table:style-name="ro1">
          <table:table-cell office:value-type="date" office:date-value="2015-03-30T00:00:00" table:style-name="ce31">
            <text:p>3/30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551" table:style-name="ce11">
            <text:p><text:s/>6,551<text:s/></text:p>
          </table:table-cell>
          <table:table-cell office:value-type="float" office:value="1.2" table:style-name="ce10">
            <text:p>1.2</text:p>
          </table:table-cell>
          <table:table-cell office:value-type="float" office:value="7861.2" table:style-name="ce26">
            <text:p><text:s/>7,861<text:s/></text:p>
          </table:table-cell>
          <table:table-cell office:value-type="float" office:value="16991.606856115111" table:formula="of:=[.E209] * (1.1^10)" table:style-name="ce48">
            <text:p>16992</text:p>
          </table:table-cell>
          <table:table-cell table:number-columns-repeated="16376"/>
        </table:table-row>
        <table:table-row table:style-name="ro1">
          <table:table-cell office:value-type="date" office:date-value="2015-03-30T00:00:00" table:style-name="ce31">
            <text:p>3/30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174" table:style-name="ce11">
            <text:p><text:s/>2,174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8044.2" table:style-name="ce26">
            <text:p><text:s/>18,044<text:s/></text:p>
          </table:table-cell>
          <table:table-cell office:value-type="float" office:value="5638.7961082574038" table:formula="of:=[.E210] * (1.1^10)" table:style-name="ce48">
            <text:p>5639</text:p>
          </table:table-cell>
          <table:table-cell table:number-columns-repeated="16376"/>
        </table:table-row>
        <table:table-row table:style-name="ro1">
          <table:table-cell office:value-type="date" office:date-value="2015-03-30T00:00:00" table:style-name="ce31">
            <text:p>3/30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965" table:style-name="ce11">
            <text:p><text:s/>2,965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4609.500000000004" table:style-name="ce26">
            <text:p><text:s/>24,610<text:s/></text:p>
          </table:table-cell>
          <table:table-cell office:value-type="float" office:value="7690.4463941965059" table:formula="of:=[.E211] * (1.1^10)" table:style-name="ce48">
            <text:p>7690</text:p>
          </table:table-cell>
          <table:table-cell table:number-columns-repeated="16376"/>
        </table:table-row>
        <table:table-row table:style-name="ro1">
          <table:table-cell office:value-type="date" office:date-value="2015-04-06T00:00:00" table:style-name="ce31">
            <text:p>4/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799" table:style-name="ce11">
            <text:p><text:s/>4,799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0557.800000000001" table:style-name="ce26">
            <text:p><text:s/>10,558<text:s/></text:p>
          </table:table-cell>
          <table:table-cell office:value-type="float" office:value="12447.370066019908" table:formula="of:=[.E212] * (1.1^10)" table:style-name="ce48">
            <text:p>12447</text:p>
          </table:table-cell>
          <table:table-cell table:number-columns-repeated="16376"/>
        </table:table-row>
        <table:table-row table:style-name="ro1">
          <table:table-cell office:value-type="date" office:date-value="2015-04-06T00:00:00" table:style-name="ce31">
            <text:p>4/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414" table:style-name="ce11">
            <text:p><text:s/>6,414<text:s/></text:p>
          </table:table-cell>
          <table:table-cell office:value-type="float" office:value="1.2" table:style-name="ce10">
            <text:p>1.2</text:p>
          </table:table-cell>
          <table:table-cell office:value-type="float" office:value="7696.7999999999993" table:style-name="ce26">
            <text:p><text:s/>7,697<text:s/></text:p>
          </table:table-cell>
          <table:table-cell office:value-type="float" office:value="16636.264139081413" table:formula="of:=[.E213] * (1.1^10)" table:style-name="ce48">
            <text:p>16636</text:p>
          </table:table-cell>
          <table:table-cell table:number-columns-repeated="16376"/>
        </table:table-row>
        <table:table-row table:style-name="ro1">
          <table:table-cell office:value-type="date" office:date-value="2015-04-06T00:00:00" table:style-name="ce31">
            <text:p>4/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712" table:style-name="ce11">
            <text:p><text:s/>3,71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166.4000000000005" table:style-name="ce26">
            <text:p><text:s/>8,166<text:s/></text:p>
          </table:table-cell>
          <table:table-cell office:value-type="float" office:value="9627.9720118912064" table:formula="of:=[.E214] * (1.1^10)" table:style-name="ce48">
            <text:p>9628</text:p>
          </table:table-cell>
          <table:table-cell table:number-columns-repeated="16376"/>
        </table:table-row>
        <table:table-row table:style-name="ro1">
          <table:table-cell office:value-type="date" office:date-value="2015-04-06T00:00:00" table:style-name="ce31">
            <text:p>4/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7698" table:style-name="ce11">
            <text:p><text:s/>7,698<text:s/></text:p>
          </table:table-cell>
          <table:table-cell office:value-type="float" office:value="1.2" table:style-name="ce10">
            <text:p>1.2</text:p>
          </table:table-cell>
          <table:table-cell office:value-type="float" office:value="9237.6" table:style-name="ce26">
            <text:p><text:s/>9,238<text:s/></text:p>
          </table:table-cell>
          <table:table-cell office:value-type="float" office:value="19966.629457849813" table:formula="of:=[.E215] * (1.1^10)" table:style-name="ce48">
            <text:p>19967</text:p>
          </table:table-cell>
          <table:table-cell table:number-columns-repeated="16376"/>
        </table:table-row>
        <table:table-row table:style-name="ro1">
          <table:table-cell office:value-type="date" office:date-value="2015-04-06T00:00:00" table:style-name="ce31">
            <text:p>4/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167" table:style-name="ce11">
            <text:p><text:s/>2,167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7986.100000000002" table:style-name="ce26">
            <text:p><text:s/>17,986<text:s/></text:p>
          </table:table-cell>
          <table:table-cell office:value-type="float" office:value="5620.6399110367038" table:formula="of:=[.E216] * (1.1^10)" table:style-name="ce48">
            <text:p>5621</text:p>
          </table:table-cell>
          <table:table-cell table:number-columns-repeated="16376"/>
        </table:table-row>
        <table:table-row table:style-name="ro1">
          <table:table-cell office:value-type="date" office:date-value="2015-04-06T00:00:00" table:style-name="ce31">
            <text:p>4/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957" table:style-name="ce11">
            <text:p><text:s/>2,957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4543.100000000002" table:style-name="ce26">
            <text:p><text:s/>24,543<text:s/></text:p>
          </table:table-cell>
          <table:table-cell office:value-type="float" office:value="7669.6964545157052" table:formula="of:=[.E217] * (1.1^10)" table:style-name="ce48">
            <text:p>7670</text:p>
          </table:table-cell>
          <table:table-cell table:number-columns-repeated="16376"/>
        </table:table-row>
        <table:table-row table:style-name="ro1">
          <table:table-cell office:value-type="date" office:date-value="2015-04-13T00:00:00" table:style-name="ce31">
            <text:p>4/13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366" table:style-name="ce11">
            <text:p><text:s/>4,366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605.2000000000007" table:style-name="ce26">
            <text:p><text:s/>9,605<text:s/></text:p>
          </table:table-cell>
          <table:table-cell office:value-type="float" office:value="11324.279580796609" table:formula="of:=[.E218] * (1.1^10)" table:style-name="ce48">
            <text:p>11324</text:p>
          </table:table-cell>
          <table:table-cell table:number-columns-repeated="16376"/>
        </table:table-row>
        <table:table-row table:style-name="ro1">
          <table:table-cell office:value-type="date" office:date-value="2015-04-13T00:00:00" table:style-name="ce31">
            <text:p>4/13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667" table:style-name="ce11">
            <text:p><text:s/>6,667<text:s/></text:p>
          </table:table-cell>
          <table:table-cell office:value-type="float" office:value="1.2" table:style-name="ce10">
            <text:p>1.2</text:p>
          </table:table-cell>
          <table:table-cell office:value-type="float" office:value="8000.4" table:style-name="ce26">
            <text:p><text:s/>8,000<text:s/></text:p>
          </table:table-cell>
          <table:table-cell office:value-type="float" office:value="17292.480981486711" table:formula="of:=[.E219] * (1.1^10)" table:style-name="ce48">
            <text:p>17292</text:p>
          </table:table-cell>
          <table:table-cell table:number-columns-repeated="16376"/>
        </table:table-row>
        <table:table-row table:style-name="ro1">
          <table:table-cell office:value-type="date" office:date-value="2015-04-13T00:00:00" table:style-name="ce31">
            <text:p>4/13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318" table:style-name="ce11">
            <text:p><text:s/>3,31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299.6" table:style-name="ce26">
            <text:p><text:s/>7,300<text:s/></text:p>
          </table:table-cell>
          <table:table-cell office:value-type="float" office:value="8606.0374826118059" table:formula="of:=[.E220] * (1.1^10)" table:style-name="ce48">
            <text:p>8606</text:p>
          </table:table-cell>
          <table:table-cell table:number-columns-repeated="16376"/>
        </table:table-row>
        <table:table-row table:style-name="ro1">
          <table:table-cell office:value-type="date" office:date-value="2015-04-13T00:00:00" table:style-name="ce31">
            <text:p>4/13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652" table:style-name="ce11">
            <text:p><text:s/>6,652<text:s/></text:p>
          </table:table-cell>
          <table:table-cell office:value-type="float" office:value="1.2" table:style-name="ce10">
            <text:p>1.2</text:p>
          </table:table-cell>
          <table:table-cell office:value-type="float" office:value="7982.4" table:style-name="ce26">
            <text:p><text:s/>7,982<text:s/></text:p>
          </table:table-cell>
          <table:table-cell office:value-type="float" office:value="17253.574844585211" table:formula="of:=[.E221] * (1.1^10)" table:style-name="ce48">
            <text:p>17254</text:p>
          </table:table-cell>
          <table:table-cell table:number-columns-repeated="16376"/>
        </table:table-row>
        <table:table-row table:style-name="ro1">
          <table:table-cell office:value-type="date" office:date-value="2015-04-13T00:00:00" table:style-name="ce31">
            <text:p>4/13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102" table:style-name="ce11">
            <text:p><text:s/>2,102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7446.600000000002" table:style-name="ce26">
            <text:p><text:s/>17,447<text:s/></text:p>
          </table:table-cell>
          <table:table-cell office:value-type="float" office:value="5452.0466511302038" table:formula="of:=[.E222] * (1.1^10)" table:style-name="ce48">
            <text:p>5452</text:p>
          </table:table-cell>
          <table:table-cell table:number-columns-repeated="16376"/>
        </table:table-row>
        <table:table-row table:style-name="ro1">
          <table:table-cell office:value-type="date" office:date-value="2015-04-13T00:00:00" table:style-name="ce31">
            <text:p>4/13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856" table:style-name="ce11">
            <text:p><text:s/>2,85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3704.800000000003" table:style-name="ce26">
            <text:p><text:s/>23,705<text:s/></text:p>
          </table:table-cell>
          <table:table-cell office:value-type="float" office:value="7407.7284660456053" table:formula="of:=[.E223] * (1.1^10)" table:style-name="ce48">
            <text:p>7408</text:p>
          </table:table-cell>
          <table:table-cell table:number-columns-repeated="16376"/>
        </table:table-row>
        <table:table-row table:style-name="ro1">
          <table:table-cell office:value-type="date" office:date-value="2015-04-20T00:00:00" table:style-name="ce31">
            <text:p>4/20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765" table:style-name="ce11">
            <text:p><text:s/>4,765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0483" table:style-name="ce26">
            <text:p><text:s/>10,483<text:s/></text:p>
          </table:table-cell>
          <table:table-cell office:value-type="float" office:value="12359.18282237651" table:formula="of:=[.E224] * (1.1^10)" table:style-name="ce48">
            <text:p>12359</text:p>
          </table:table-cell>
          <table:table-cell table:number-columns-repeated="16376"/>
        </table:table-row>
        <table:table-row table:style-name="ro1">
          <table:table-cell office:value-type="date" office:date-value="2015-04-20T00:00:00" table:style-name="ce31">
            <text:p>4/20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806" table:style-name="ce11">
            <text:p><text:s/>5,806<text:s/></text:p>
          </table:table-cell>
          <table:table-cell office:value-type="float" office:value="1.2" table:style-name="ce10">
            <text:p>1.2</text:p>
          </table:table-cell>
          <table:table-cell office:value-type="float" office:value="6967.2" table:style-name="ce26">
            <text:p><text:s/>6,967<text:s/></text:p>
          </table:table-cell>
          <table:table-cell office:value-type="float" office:value="15059.26872334061" table:formula="of:=[.E225] * (1.1^10)" table:style-name="ce48">
            <text:p>15059</text:p>
          </table:table-cell>
          <table:table-cell table:number-columns-repeated="16376"/>
        </table:table-row>
        <table:table-row table:style-name="ro1">
          <table:table-cell office:value-type="date" office:date-value="2015-04-20T00:00:00" table:style-name="ce31">
            <text:p>4/20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689" table:style-name="ce11">
            <text:p><text:s/>3,689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115.8000000000011" table:style-name="ce26">
            <text:p><text:s/>8,116<text:s/></text:p>
          </table:table-cell>
          <table:table-cell office:value-type="float" office:value="9568.3159353089068" table:formula="of:=[.E226] * (1.1^10)" table:style-name="ce48">
            <text:p>9568</text:p>
          </table:table-cell>
          <table:table-cell table:number-columns-repeated="16376"/>
        </table:table-row>
        <table:table-row table:style-name="ro1">
          <table:table-cell office:value-type="date" office:date-value="2015-04-20T00:00:00" table:style-name="ce31">
            <text:p>4/20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898" table:style-name="ce11">
            <text:p><text:s/>6,898<text:s/></text:p>
          </table:table-cell>
          <table:table-cell office:value-type="float" office:value="1.2" table:style-name="ce10">
            <text:p>1.2</text:p>
          </table:table-cell>
          <table:table-cell office:value-type="float" office:value="8277.6" table:style-name="ce26">
            <text:p><text:s/>8,278<text:s/></text:p>
          </table:table-cell>
          <table:table-cell office:value-type="float" office:value="17891.635489769811" table:formula="of:=[.E227] * (1.1^10)" table:style-name="ce48">
            <text:p>17892</text:p>
          </table:table-cell>
          <table:table-cell table:number-columns-repeated="16376"/>
        </table:table-row>
        <table:table-row table:style-name="ro1">
          <table:table-cell office:value-type="date" office:date-value="2015-04-20T00:00:00" table:style-name="ce31">
            <text:p>4/20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072" table:style-name="ce11">
            <text:p><text:s/>2,072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7197.600000000002" table:style-name="ce26">
            <text:p><text:s/>17,198<text:s/></text:p>
          </table:table-cell>
          <table:table-cell office:value-type="float" office:value="5374.2343773272041" table:formula="of:=[.E228] * (1.1^10)" table:style-name="ce48">
            <text:p>5374</text:p>
          </table:table-cell>
          <table:table-cell table:number-columns-repeated="16376"/>
        </table:table-row>
        <table:table-row table:style-name="ro1">
          <table:table-cell office:value-type="date" office:date-value="2015-04-20T00:00:00" table:style-name="ce31">
            <text:p>4/20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813" table:style-name="ce11">
            <text:p><text:s/>2,813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3347.9" table:style-name="ce26">
            <text:p><text:s/>23,348<text:s/></text:p>
          </table:table-cell>
          <table:table-cell office:value-type="float" office:value="7296.1975402613052" table:formula="of:=[.E229] * (1.1^10)" table:style-name="ce48">
            <text:p>7296</text:p>
          </table:table-cell>
          <table:table-cell table:number-columns-repeated="16376"/>
        </table:table-row>
        <table:table-row table:style-name="ro1">
          <table:table-cell office:value-type="date" office:date-value="2015-04-27T00:00:00" table:style-name="ce31">
            <text:p>4/27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134" table:style-name="ce11">
            <text:p><text:s/>5,134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1294.800000000001" table:style-name="ce26">
            <text:p><text:s/>11,295<text:s/></text:p>
          </table:table-cell>
          <table:table-cell office:value-type="float" office:value="13316.273790153409" table:formula="of:=[.E230] * (1.1^10)" table:style-name="ce48">
            <text:p>13316</text:p>
          </table:table-cell>
          <table:table-cell table:number-columns-repeated="16376"/>
        </table:table-row>
        <table:table-row table:style-name="ro1">
          <table:table-cell office:value-type="date" office:date-value="2015-04-27T00:00:00" table:style-name="ce31">
            <text:p>4/27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773" table:style-name="ce11">
            <text:p><text:s/>5,773<text:s/></text:p>
          </table:table-cell>
          <table:table-cell office:value-type="float" office:value="1.2" table:style-name="ce10">
            <text:p>1.2</text:p>
          </table:table-cell>
          <table:table-cell office:value-type="float" office:value="6927.5999999999995" table:style-name="ce26">
            <text:p><text:s/>6,928<text:s/></text:p>
          </table:table-cell>
          <table:table-cell office:value-type="float" office:value="14973.675222157312" table:formula="of:=[.E231] * (1.1^10)" table:style-name="ce48">
            <text:p>14974</text:p>
          </table:table-cell>
          <table:table-cell table:number-columns-repeated="16376"/>
        </table:table-row>
        <table:table-row table:style-name="ro1">
          <table:table-cell office:value-type="date" office:date-value="2015-04-27T00:00:00" table:style-name="ce31">
            <text:p>4/27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406" table:style-name="ce11">
            <text:p><text:s/>3,406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493.2000000000007" table:style-name="ce26">
            <text:p><text:s/>7,493<text:s/></text:p>
          </table:table-cell>
          <table:table-cell office:value-type="float" office:value="8834.2868191006055" table:formula="of:=[.E232] * (1.1^10)" table:style-name="ce48">
            <text:p>8834</text:p>
          </table:table-cell>
          <table:table-cell table:number-columns-repeated="16376"/>
        </table:table-row>
        <table:table-row table:style-name="ro1">
          <table:table-cell office:value-type="date" office:date-value="2015-04-27T00:00:00" table:style-name="ce31">
            <text:p>4/27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162" table:style-name="ce11">
            <text:p><text:s/>6,162<text:s/></text:p>
          </table:table-cell>
          <table:table-cell office:value-type="float" office:value="1.2" table:style-name="ce10">
            <text:p>1.2</text:p>
          </table:table-cell>
          <table:table-cell office:value-type="float" office:value="7394.4" table:style-name="ce26">
            <text:p><text:s/>7,394<text:s/></text:p>
          </table:table-cell>
          <table:table-cell office:value-type="float" office:value="15982.641039136211" table:formula="of:=[.E233] * (1.1^10)" table:style-name="ce48">
            <text:p>15983</text:p>
          </table:table-cell>
          <table:table-cell table:number-columns-repeated="16376"/>
        </table:table-row>
        <table:table-row table:style-name="ro1">
          <table:table-cell office:value-type="date" office:date-value="2015-04-27T00:00:00" table:style-name="ce31">
            <text:p>4/27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019" table:style-name="ce11">
            <text:p><text:s/>2,019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6757.7" table:style-name="ce26">
            <text:p><text:s/>16,758<text:s/></text:p>
          </table:table-cell>
          <table:table-cell office:value-type="float" office:value="5236.7660269419039" table:formula="of:=[.E234] * (1.1^10)" table:style-name="ce48">
            <text:p>5237</text:p>
          </table:table-cell>
          <table:table-cell table:number-columns-repeated="16376"/>
        </table:table-row>
        <table:table-row table:style-name="ro1">
          <table:table-cell office:value-type="date" office:date-value="2015-04-27T00:00:00" table:style-name="ce31">
            <text:p>4/27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435" table:style-name="ce11">
            <text:p><text:s/>2,435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0210.5" table:style-name="ce26">
            <text:p><text:s/>20,211<text:s/></text:p>
          </table:table-cell>
          <table:table-cell office:value-type="float" office:value="6315.7628903435043" table:formula="of:=[.E235] * (1.1^10)" table:style-name="ce48">
            <text:p>6316</text:p>
          </table:table-cell>
          <table:table-cell table:number-columns-repeated="16376"/>
        </table:table-row>
        <table:table-row table:style-name="ro1">
          <table:table-cell office:value-type="date" office:date-value="2015-05-04T00:00:00" table:style-name="ce31">
            <text:p>5/4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802" table:style-name="ce11">
            <text:p><text:s/>4,80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0564.400000000001" table:style-name="ce26">
            <text:p><text:s/>10,564<text:s/></text:p>
          </table:table-cell>
          <table:table-cell office:value-type="float" office:value="12455.151293400209" table:formula="of:=[.E236] * (1.1^10)" table:style-name="ce48">
            <text:p>12455</text:p>
          </table:table-cell>
          <table:table-cell table:number-columns-repeated="16376"/>
        </table:table-row>
        <table:table-row table:style-name="ro1">
          <table:table-cell office:value-type="date" office:date-value="2015-05-04T00:00:00" table:style-name="ce31">
            <text:p>5/4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461" table:style-name="ce11">
            <text:p><text:s/>5,461<text:s/></text:p>
          </table:table-cell>
          <table:table-cell office:value-type="float" office:value="1.2" table:style-name="ce10">
            <text:p>1.2</text:p>
          </table:table-cell>
          <table:table-cell office:value-type="float" office:value="6553.2" table:style-name="ce26">
            <text:p><text:s/>6,553<text:s/></text:p>
          </table:table-cell>
          <table:table-cell office:value-type="float" office:value="14164.42757460611" table:formula="of:=[.E237] * (1.1^10)" table:style-name="ce48">
            <text:p>14164</text:p>
          </table:table-cell>
          <table:table-cell table:number-columns-repeated="16376"/>
        </table:table-row>
        <table:table-row table:style-name="ro1">
          <table:table-cell office:value-type="date" office:date-value="2015-05-04T00:00:00" table:style-name="ce31">
            <text:p>5/4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714" table:style-name="ce11">
            <text:p><text:s/>3,714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170.8000000000011" table:style-name="ce26">
            <text:p><text:s/>8,171<text:s/></text:p>
          </table:table-cell>
          <table:table-cell office:value-type="float" office:value="9633.1594968114077" table:formula="of:=[.E238] * (1.1^10)" table:style-name="ce48">
            <text:p>9633</text:p>
          </table:table-cell>
          <table:table-cell table:number-columns-repeated="16376"/>
        </table:table-row>
        <table:table-row table:style-name="ro1">
          <table:table-cell office:value-type="date" office:date-value="2015-05-04T00:00:00" table:style-name="ce31">
            <text:p>5/4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770" table:style-name="ce11">
            <text:p><text:s/>5,770<text:s/></text:p>
          </table:table-cell>
          <table:table-cell office:value-type="float" office:value="1.2" table:style-name="ce10">
            <text:p>1.2</text:p>
          </table:table-cell>
          <table:table-cell office:value-type="float" office:value="6924" table:style-name="ce26">
            <text:p><text:s/>6,924<text:s/></text:p>
          </table:table-cell>
          <table:table-cell office:value-type="float" office:value="14965.89399477701" table:formula="of:=[.E239] * (1.1^10)" table:style-name="ce48">
            <text:p>14966</text:p>
          </table:table-cell>
          <table:table-cell table:number-columns-repeated="16376"/>
        </table:table-row>
        <table:table-row table:style-name="ro1">
          <table:table-cell office:value-type="date" office:date-value="2015-05-04T00:00:00" table:style-name="ce31">
            <text:p>5/4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422" table:style-name="ce11">
            <text:p><text:s/>2,422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0102.600000000002" table:style-name="ce26">
            <text:p><text:s/>20,103<text:s/></text:p>
          </table:table-cell>
          <table:table-cell office:value-type="float" office:value="6282.0442383622049" table:formula="of:=[.E240] * (1.1^10)" table:style-name="ce48">
            <text:p>6282</text:p>
          </table:table-cell>
          <table:table-cell table:number-columns-repeated="16376"/>
        </table:table-row>
        <table:table-row table:style-name="ro1">
          <table:table-cell office:value-type="date" office:date-value="2015-05-04T00:00:00" table:style-name="ce31">
            <text:p>5/4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740" table:style-name="ce11">
            <text:p><text:s/>2,740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2742.000000000004" table:style-name="ce26">
            <text:p><text:s/>22,742<text:s/></text:p>
          </table:table-cell>
          <table:table-cell office:value-type="float" office:value="7106.8543406740055" table:formula="of:=[.E241] * (1.1^10)" table:style-name="ce48">
            <text:p>7107</text:p>
          </table:table-cell>
          <table:table-cell table:number-columns-repeated="16376"/>
        </table:table-row>
        <table:table-row table:style-name="ro1">
          <table:table-cell office:value-type="date" office:date-value="2015-05-11T00:00:00" table:style-name="ce31">
            <text:p>5/11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394" table:style-name="ce11">
            <text:p><text:s/>5,394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1866.800000000001" table:style-name="ce26">
            <text:p><text:s/>11,867<text:s/></text:p>
          </table:table-cell>
          <table:table-cell office:value-type="float" office:value="13990.646829779411" table:formula="of:=[.E242] * (1.1^10)" table:style-name="ce48">
            <text:p>13991</text:p>
          </table:table-cell>
          <table:table-cell table:number-columns-repeated="16376"/>
        </table:table-row>
        <table:table-row table:style-name="ro1">
          <table:table-cell office:value-type="date" office:date-value="2015-05-11T00:00:00" table:style-name="ce31">
            <text:p>5/11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538" table:style-name="ce11">
            <text:p><text:s/>6,538<text:s/></text:p>
          </table:table-cell>
          <table:table-cell office:value-type="float" office:value="1.2" table:style-name="ce10">
            <text:p>1.2</text:p>
          </table:table-cell>
          <table:table-cell office:value-type="float" office:value="7845.5999999999995" table:style-name="ce26">
            <text:p><text:s/>7,846<text:s/></text:p>
          </table:table-cell>
          <table:table-cell office:value-type="float" office:value="16957.888204133811" table:formula="of:=[.E243] * (1.1^10)" table:style-name="ce48">
            <text:p>16958</text:p>
          </table:table-cell>
          <table:table-cell table:number-columns-repeated="16376"/>
        </table:table-row>
        <table:table-row table:style-name="ro1">
          <table:table-cell office:value-type="date" office:date-value="2015-05-11T00:00:00" table:style-name="ce31">
            <text:p>5/11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944" table:style-name="ce11">
            <text:p><text:s/>3,944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676.8000000000011" table:style-name="ce26">
            <text:p><text:s/>8,677<text:s/></text:p>
          </table:table-cell>
          <table:table-cell office:value-type="float" office:value="10229.720262634408" table:formula="of:=[.E244] * (1.1^10)" table:style-name="ce48">
            <text:p>10230</text:p>
          </table:table-cell>
          <table:table-cell table:number-columns-repeated="16376"/>
        </table:table-row>
        <table:table-row table:style-name="ro1">
          <table:table-cell office:value-type="date" office:date-value="2015-05-11T00:00:00" table:style-name="ce31">
            <text:p>5/11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7169" table:style-name="ce11">
            <text:p><text:s/>7,169<text:s/></text:p>
          </table:table-cell>
          <table:table-cell office:value-type="float" office:value="1.2" table:style-name="ce10">
            <text:p>1.2</text:p>
          </table:table-cell>
          <table:table-cell office:value-type="float" office:value="8602.7999999999993" table:style-name="ce26">
            <text:p><text:s/>8,603<text:s/></text:p>
          </table:table-cell>
          <table:table-cell office:value-type="float" office:value="18594.539696456912" table:formula="of:=[.E245] * (1.1^10)" table:style-name="ce48">
            <text:p>18595</text:p>
          </table:table-cell>
          <table:table-cell table:number-columns-repeated="16376"/>
        </table:table-row>
        <table:table-row table:style-name="ro1">
          <table:table-cell office:value-type="date" office:date-value="2015-05-11T00:00:00" table:style-name="ce31">
            <text:p>5/11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442" table:style-name="ce11">
            <text:p><text:s/>2,442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0268.600000000002" table:style-name="ce26">
            <text:p><text:s/>20,269<text:s/></text:p>
          </table:table-cell>
          <table:table-cell office:value-type="float" office:value="6333.9190875642043" table:formula="of:=[.E246] * (1.1^10)" table:style-name="ce48">
            <text:p>6334</text:p>
          </table:table-cell>
          <table:table-cell table:number-columns-repeated="16376"/>
        </table:table-row>
        <table:table-row table:style-name="ro1">
          <table:table-cell office:value-type="date" office:date-value="2015-05-11T00:00:00" table:style-name="ce31">
            <text:p>5/11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3071" table:style-name="ce11">
            <text:p><text:s/>3,071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5489.300000000003" table:style-name="ce26">
            <text:p><text:s/>25,489<text:s/></text:p>
          </table:table-cell>
          <table:table-cell office:value-type="float" office:value="7965.3830949671055" table:formula="of:=[.E247] * (1.1^10)" table:style-name="ce48">
            <text:p>7965</text:p>
          </table:table-cell>
          <table:table-cell table:number-columns-repeated="16376"/>
        </table:table-row>
        <table:table-row table:style-name="ro1">
          <table:table-cell office:value-type="date" office:date-value="2015-05-18T00:00:00" table:style-name="ce31">
            <text:p>5/18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205" table:style-name="ce11">
            <text:p><text:s/>5,205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1451.000000000002" table:style-name="ce26">
            <text:p><text:s/>11,451<text:s/></text:p>
          </table:table-cell>
          <table:table-cell office:value-type="float" office:value="13500.429504820509" table:formula="of:=[.E248] * (1.1^10)" table:style-name="ce48">
            <text:p>13500</text:p>
          </table:table-cell>
          <table:table-cell table:number-columns-repeated="16376"/>
        </table:table-row>
        <table:table-row table:style-name="ro1">
          <table:table-cell office:value-type="date" office:date-value="2015-05-18T00:00:00" table:style-name="ce31">
            <text:p>5/18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630" table:style-name="ce11">
            <text:p><text:s/>6,630<text:s/></text:p>
          </table:table-cell>
          <table:table-cell office:value-type="float" office:value="1.2" table:style-name="ce10">
            <text:p>1.2</text:p>
          </table:table-cell>
          <table:table-cell office:value-type="float" office:value="7956" table:style-name="ce26">
            <text:p><text:s/>7,956<text:s/></text:p>
          </table:table-cell>
          <table:table-cell office:value-type="float" office:value="17196.512510463013" table:formula="of:=[.E249] * (1.1^10)" table:style-name="ce48">
            <text:p>17197</text:p>
          </table:table-cell>
          <table:table-cell table:number-columns-repeated="16376"/>
        </table:table-row>
        <table:table-row table:style-name="ro1">
          <table:table-cell office:value-type="date" office:date-value="2015-05-18T00:00:00" table:style-name="ce31">
            <text:p>5/18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778" table:style-name="ce11">
            <text:p><text:s/>3,77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311.6" table:style-name="ce26">
            <text:p><text:s/>8,312<text:s/></text:p>
          </table:table-cell>
          <table:table-cell office:value-type="float" office:value="9799.1590142578079" table:formula="of:=[.E250] * (1.1^10)" table:style-name="ce48">
            <text:p>9799</text:p>
          </table:table-cell>
          <table:table-cell table:number-columns-repeated="16376"/>
        </table:table-row>
        <table:table-row table:style-name="ro1">
          <table:table-cell office:value-type="date" office:date-value="2015-05-18T00:00:00" table:style-name="ce31">
            <text:p>5/18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7998" table:style-name="ce11">
            <text:p><text:s/>7,998<text:s/></text:p>
          </table:table-cell>
          <table:table-cell office:value-type="float" office:value="1.2" table:style-name="ce10">
            <text:p>1.2</text:p>
          </table:table-cell>
          <table:table-cell office:value-type="float" office:value="9597.6" table:style-name="ce26">
            <text:p><text:s/>9,598<text:s/></text:p>
          </table:table-cell>
          <table:table-cell office:value-type="float" office:value="20744.752195879813" table:formula="of:=[.E251] * (1.1^10)" table:style-name="ce48">
            <text:p>20745</text:p>
          </table:table-cell>
          <table:table-cell table:number-columns-repeated="16376"/>
        </table:table-row>
        <table:table-row table:style-name="ro1">
          <table:table-cell office:value-type="date" office:date-value="2015-05-18T00:00:00" table:style-name="ce31">
            <text:p>5/18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201" table:style-name="ce11">
            <text:p><text:s/>2,201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8268.300000000003" table:style-name="ce26">
            <text:p><text:s/>18,268<text:s/></text:p>
          </table:table-cell>
          <table:table-cell office:value-type="float" office:value="5708.8271546801043" table:formula="of:=[.E252] * (1.1^10)" table:style-name="ce48">
            <text:p>5709</text:p>
          </table:table-cell>
          <table:table-cell table:number-columns-repeated="16376"/>
        </table:table-row>
        <table:table-row table:style-name="ro1">
          <table:table-cell office:value-type="date" office:date-value="2015-05-18T00:00:00" table:style-name="ce31">
            <text:p>5/18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3006" table:style-name="ce11">
            <text:p><text:s/>3,00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4949.800000000003" table:style-name="ce26">
            <text:p><text:s/>24,950<text:s/></text:p>
          </table:table-cell>
          <table:table-cell office:value-type="float" office:value="7796.7898350606056" table:formula="of:=[.E253] * (1.1^10)" table:style-name="ce48">
            <text:p>7797</text:p>
          </table:table-cell>
          <table:table-cell table:number-columns-repeated="16376"/>
        </table:table-row>
        <table:table-row table:style-name="ro1">
          <table:table-cell office:value-type="date" office:date-value="2015-05-25T00:00:00" table:style-name="ce31">
            <text:p>5/25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253" table:style-name="ce11">
            <text:p><text:s/>5,253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1556.6" table:style-name="ce26">
            <text:p><text:s/>11,557<text:s/></text:p>
          </table:table-cell>
          <table:table-cell office:value-type="float" office:value="13624.92914290531" table:formula="of:=[.E254] * (1.1^10)" table:style-name="ce48">
            <text:p>13625</text:p>
          </table:table-cell>
          <table:table-cell table:number-columns-repeated="16376"/>
        </table:table-row>
        <table:table-row table:style-name="ro1">
          <table:table-cell office:value-type="date" office:date-value="2015-05-25T00:00:00" table:style-name="ce31">
            <text:p>5/25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050" table:style-name="ce11">
            <text:p><text:s/>6,050<text:s/></text:p>
          </table:table-cell>
          <table:table-cell office:value-type="float" office:value="1.2" table:style-name="ce10">
            <text:p>1.2</text:p>
          </table:table-cell>
          <table:table-cell office:value-type="float" office:value="7260" table:style-name="ce26">
            <text:p><text:s/>7,260<text:s/></text:p>
          </table:table-cell>
          <table:table-cell office:value-type="float" office:value="15692.141883605011" table:formula="of:=[.E255] * (1.1^10)" table:style-name="ce48">
            <text:p>15692</text:p>
          </table:table-cell>
          <table:table-cell table:number-columns-repeated="16376"/>
        </table:table-row>
        <table:table-row table:style-name="ro1">
          <table:table-cell office:value-type="date" office:date-value="2015-05-25T00:00:00" table:style-name="ce31">
            <text:p>5/25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415" table:style-name="ce11">
            <text:p><text:s/>4,415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713" table:style-name="ce26">
            <text:p><text:s/>9,713<text:s/></text:p>
          </table:table-cell>
          <table:table-cell office:value-type="float" office:value="11451.372961341509" table:formula="of:=[.E256] * (1.1^10)" table:style-name="ce48">
            <text:p>11451</text:p>
          </table:table-cell>
          <table:table-cell table:number-columns-repeated="16376"/>
        </table:table-row>
        <table:table-row table:style-name="ro1">
          <table:table-cell office:value-type="date" office:date-value="2015-05-25T00:00:00" table:style-name="ce31">
            <text:p>5/25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536" table:style-name="ce11">
            <text:p><text:s/>6,536<text:s/></text:p>
          </table:table-cell>
          <table:table-cell office:value-type="float" office:value="1.2" table:style-name="ce10">
            <text:p>1.2</text:p>
          </table:table-cell>
          <table:table-cell office:value-type="float" office:value="7843.2" table:style-name="ce26">
            <text:p><text:s/>7,843<text:s/></text:p>
          </table:table-cell>
          <table:table-cell office:value-type="float" office:value="16952.700719213612" table:formula="of:=[.E257] * (1.1^10)" table:style-name="ce48">
            <text:p>16953</text:p>
          </table:table-cell>
          <table:table-cell table:number-columns-repeated="16376"/>
        </table:table-row>
        <table:table-row table:style-name="ro1">
          <table:table-cell office:value-type="date" office:date-value="2015-05-25T00:00:00" table:style-name="ce31">
            <text:p>5/25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289" table:style-name="ce11">
            <text:p><text:s/>2,289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8998.7" table:style-name="ce26">
            <text:p><text:s/>18,999<text:s/></text:p>
          </table:table-cell>
          <table:table-cell office:value-type="float" office:value="5937.0764911689039" table:formula="of:=[.E258] * (1.1^10)" table:style-name="ce48">
            <text:p>5937</text:p>
          </table:table-cell>
          <table:table-cell table:number-columns-repeated="16376"/>
        </table:table-row>
        <table:table-row table:style-name="ro1">
          <table:table-cell office:value-type="date" office:date-value="2015-05-25T00:00:00" table:style-name="ce31">
            <text:p>5/25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3138" table:style-name="ce11">
            <text:p><text:s/>3,138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6045.4" table:style-name="ce26">
            <text:p><text:s/>26,045<text:s/></text:p>
          </table:table-cell>
          <table:table-cell office:value-type="float" office:value="8139.1638397938059" table:formula="of:=[.E259] * (1.1^10)" table:style-name="ce48">
            <text:p>8139</text:p>
          </table:table-cell>
          <table:table-cell table:number-columns-repeated="16376"/>
        </table:table-row>
        <table:table-row table:style-name="ro1">
          <table:table-cell office:value-type="date" office:date-value="2015-06-01T00:00:00" table:style-name="ce31">
            <text:p>6/1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281" table:style-name="ce11">
            <text:p><text:s/>5,281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1618.2" table:style-name="ce26">
            <text:p><text:s/>11,618<text:s/></text:p>
          </table:table-cell>
          <table:table-cell office:value-type="float" office:value="13697.55393178811" table:formula="of:=[.E260] * (1.1^10)" table:style-name="ce48">
            <text:p>13698</text:p>
          </table:table-cell>
          <table:table-cell table:number-columns-repeated="16376"/>
        </table:table-row>
        <table:table-row table:style-name="ro1">
          <table:table-cell office:value-type="date" office:date-value="2015-06-01T00:00:00" table:style-name="ce31">
            <text:p>6/1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825" table:style-name="ce11">
            <text:p><text:s/>5,825<text:s/></text:p>
          </table:table-cell>
          <table:table-cell office:value-type="float" office:value="1.2" table:style-name="ce10">
            <text:p>1.2</text:p>
          </table:table-cell>
          <table:table-cell office:value-type="float" office:value="6990" table:style-name="ce26">
            <text:p><text:s/>6,990<text:s/></text:p>
          </table:table-cell>
          <table:table-cell office:value-type="float" office:value="15108.549830082511" table:formula="of:=[.E261] * (1.1^10)" table:style-name="ce48">
            <text:p>15109</text:p>
          </table:table-cell>
          <table:table-cell table:number-columns-repeated="16376"/>
        </table:table-row>
        <table:table-row table:style-name="ro1">
          <table:table-cell office:value-type="date" office:date-value="2015-06-01T00:00:00" table:style-name="ce31">
            <text:p>6/1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453" table:style-name="ce11">
            <text:p><text:s/>4,453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796.6" table:style-name="ce26">
            <text:p><text:s/>9,797<text:s/></text:p>
          </table:table-cell>
          <table:table-cell office:value-type="float" office:value="11549.935174825308" table:formula="of:=[.E262] * (1.1^10)" table:style-name="ce48">
            <text:p>11550</text:p>
          </table:table-cell>
          <table:table-cell table:number-columns-repeated="16376"/>
        </table:table-row>
        <table:table-row table:style-name="ro1">
          <table:table-cell office:value-type="date" office:date-value="2015-06-01T00:00:00" table:style-name="ce31">
            <text:p>6/1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519" table:style-name="ce11">
            <text:p><text:s/>5,519<text:s/></text:p>
          </table:table-cell>
          <table:table-cell office:value-type="float" office:value="1.2" table:style-name="ce10">
            <text:p>1.2</text:p>
          </table:table-cell>
          <table:table-cell office:value-type="float" office:value="6622.8" table:style-name="ce26">
            <text:p><text:s/>6,623<text:s/></text:p>
          </table:table-cell>
          <table:table-cell office:value-type="float" office:value="14314.86463729191" table:formula="of:=[.E263] * (1.1^10)" table:style-name="ce48">
            <text:p>14315</text:p>
          </table:table-cell>
          <table:table-cell table:number-columns-repeated="16376"/>
        </table:table-row>
        <table:table-row table:style-name="ro1">
          <table:table-cell office:value-type="date" office:date-value="2015-06-01T00:00:00" table:style-name="ce31">
            <text:p>6/1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298" table:style-name="ce11">
            <text:p><text:s/>2,298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9073.400000000001" table:style-name="ce26">
            <text:p><text:s/>19,073<text:s/></text:p>
          </table:table-cell>
          <table:table-cell office:value-type="float" office:value="5960.4201733098043" table:formula="of:=[.E264] * (1.1^10)" table:style-name="ce48">
            <text:p>5960</text:p>
          </table:table-cell>
          <table:table-cell table:number-columns-repeated="16376"/>
        </table:table-row>
        <table:table-row table:style-name="ro1">
          <table:table-cell office:value-type="date" office:date-value="2015-06-01T00:00:00" table:style-name="ce31">
            <text:p>6/1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3149" table:style-name="ce11">
            <text:p><text:s/>3,149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6136.7" table:style-name="ce26">
            <text:p><text:s/>26,137<text:s/></text:p>
          </table:table-cell>
          <table:table-cell office:value-type="float" office:value="8167.6950068549058" table:formula="of:=[.E265] * (1.1^10)" table:style-name="ce48">
            <text:p>8168</text:p>
          </table:table-cell>
          <table:table-cell table:number-columns-repeated="16376"/>
        </table:table-row>
        <table:table-row table:style-name="ro1">
          <table:table-cell office:value-type="date" office:date-value="2015-06-08T00:00:00" table:style-name="ce31">
            <text:p>6/8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168" table:style-name="ce11">
            <text:p><text:s/>5,16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1369.6" table:style-name="ce26">
            <text:p><text:s/>11,370<text:s/></text:p>
          </table:table-cell>
          <table:table-cell office:value-type="float" office:value="13404.46103379681" table:formula="of:=[.E266] * (1.1^10)" table:style-name="ce48">
            <text:p>13404</text:p>
          </table:table-cell>
          <table:table-cell table:number-columns-repeated="16376"/>
        </table:table-row>
        <table:table-row table:style-name="ro1">
          <table:table-cell office:value-type="date" office:date-value="2015-06-08T00:00:00" table:style-name="ce31">
            <text:p>6/8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444" table:style-name="ce11">
            <text:p><text:s/>6,444<text:s/></text:p>
          </table:table-cell>
          <table:table-cell office:value-type="float" office:value="1.2" table:style-name="ce10">
            <text:p>1.2</text:p>
          </table:table-cell>
          <table:table-cell office:value-type="float" office:value="7732.7999999999993" table:style-name="ce26">
            <text:p><text:s/>7,733<text:s/></text:p>
          </table:table-cell>
          <table:table-cell office:value-type="float" office:value="16714.076412884413" table:formula="of:=[.E267] * (1.1^10)" table:style-name="ce48">
            <text:p>16714</text:p>
          </table:table-cell>
          <table:table-cell table:number-columns-repeated="16376"/>
        </table:table-row>
        <table:table-row table:style-name="ro1">
          <table:table-cell office:value-type="date" office:date-value="2015-06-08T00:00:00" table:style-name="ce31">
            <text:p>6/8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044" table:style-name="ce11">
            <text:p><text:s/>4,044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896.8000000000011" table:style-name="ce26">
            <text:p><text:s/>8,897<text:s/></text:p>
          </table:table-cell>
          <table:table-cell office:value-type="float" office:value="10489.094508644408" table:formula="of:=[.E268] * (1.1^10)" table:style-name="ce48">
            <text:p>10489</text:p>
          </table:table-cell>
          <table:table-cell table:number-columns-repeated="16376"/>
        </table:table-row>
        <table:table-row table:style-name="ro1">
          <table:table-cell office:value-type="date" office:date-value="2015-06-08T00:00:00" table:style-name="ce31">
            <text:p>6/8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326" table:style-name="ce11">
            <text:p><text:s/>6,326<text:s/></text:p>
          </table:table-cell>
          <table:table-cell office:value-type="float" office:value="1.2" table:style-name="ce10">
            <text:p>1.2</text:p>
          </table:table-cell>
          <table:table-cell office:value-type="float" office:value="7591.2" table:style-name="ce26">
            <text:p><text:s/>7,591<text:s/></text:p>
          </table:table-cell>
          <table:table-cell office:value-type="float" office:value="16408.01480259261" table:formula="of:=[.E269] * (1.1^10)" table:style-name="ce48">
            <text:p>16408</text:p>
          </table:table-cell>
          <table:table-cell table:number-columns-repeated="16376"/>
        </table:table-row>
        <table:table-row table:style-name="ro1">
          <table:table-cell office:value-type="date" office:date-value="2015-06-08T00:00:00" table:style-name="ce31">
            <text:p>6/8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516" table:style-name="ce11">
            <text:p><text:s/>2,51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0882.800000000003" table:style-name="ce26">
            <text:p><text:s/>20,883<text:s/></text:p>
          </table:table-cell>
          <table:table-cell office:value-type="float" office:value="6525.8560296116048" table:formula="of:=[.E270] * (1.1^10)" table:style-name="ce48">
            <text:p>6526</text:p>
          </table:table-cell>
          <table:table-cell table:number-columns-repeated="16376"/>
        </table:table-row>
        <table:table-row table:style-name="ro1">
          <table:table-cell office:value-type="date" office:date-value="2015-06-08T00:00:00" table:style-name="ce31">
            <text:p>6/8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3476" table:style-name="ce11">
            <text:p><text:s/>3,47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8850.800000000003" table:style-name="ce26">
            <text:p><text:s/>28,851<text:s/></text:p>
          </table:table-cell>
          <table:table-cell office:value-type="float" office:value="9015.848791307606" table:formula="of:=[.E271] * (1.1^10)" table:style-name="ce48">
            <text:p>9016</text:p>
          </table:table-cell>
          <table:table-cell table:number-columns-repeated="16376"/>
        </table:table-row>
        <table:table-row table:style-name="ro1">
          <table:table-cell office:value-type="date" office:date-value="2015-06-15T00:00:00" table:style-name="ce31">
            <text:p>6/15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038" table:style-name="ce11">
            <text:p><text:s/>5,03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1083.6" table:style-name="ce26">
            <text:p><text:s/>11,084<text:s/></text:p>
          </table:table-cell>
          <table:table-cell office:value-type="float" office:value="13067.27451398381" table:formula="of:=[.E272] * (1.1^10)" table:style-name="ce48">
            <text:p>13067</text:p>
          </table:table-cell>
          <table:table-cell table:number-columns-repeated="16376"/>
        </table:table-row>
        <table:table-row table:style-name="ro1">
          <table:table-cell office:value-type="date" office:date-value="2015-06-15T00:00:00" table:style-name="ce31">
            <text:p>6/15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755" table:style-name="ce11">
            <text:p><text:s/>6,755<text:s/></text:p>
          </table:table-cell>
          <table:table-cell office:value-type="float" office:value="1.2" table:style-name="ce10">
            <text:p>1.2</text:p>
          </table:table-cell>
          <table:table-cell office:value-type="float" office:value="8106" table:style-name="ce26">
            <text:p><text:s/>8,106<text:s/></text:p>
          </table:table-cell>
          <table:table-cell office:value-type="float" office:value="17520.730317975511" table:formula="of:=[.E273] * (1.1^10)" table:style-name="ce48">
            <text:p>17521</text:p>
          </table:table-cell>
          <table:table-cell table:number-columns-repeated="16376"/>
        </table:table-row>
        <table:table-row table:style-name="ro1">
          <table:table-cell office:value-type="date" office:date-value="2015-06-15T00:00:00" table:style-name="ce31">
            <text:p>6/15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232" table:style-name="ce11">
            <text:p><text:s/>4,23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310.4000000000015" table:style-name="ce26">
            <text:p><text:s/>9,310<text:s/></text:p>
          </table:table-cell>
          <table:table-cell office:value-type="float" office:value="10976.718091143208" table:formula="of:=[.E274] * (1.1^10)" table:style-name="ce48">
            <text:p>10977</text:p>
          </table:table-cell>
          <table:table-cell table:number-columns-repeated="16376"/>
        </table:table-row>
        <table:table-row table:style-name="ro1">
          <table:table-cell office:value-type="date" office:date-value="2015-06-15T00:00:00" table:style-name="ce31">
            <text:p>6/15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8161" table:style-name="ce11">
            <text:p><text:s/>8,161<text:s/></text:p>
          </table:table-cell>
          <table:table-cell office:value-type="float" office:value="1.2" table:style-name="ce10">
            <text:p>1.2</text:p>
          </table:table-cell>
          <table:table-cell office:value-type="float" office:value="9793.1999999999989" table:style-name="ce26">
            <text:p><text:s/>9,793<text:s/></text:p>
          </table:table-cell>
          <table:table-cell office:value-type="float" office:value="21167.532216876116" table:formula="of:=[.E275] * (1.1^10)" table:style-name="ce48">
            <text:p>21168</text:p>
          </table:table-cell>
          <table:table-cell table:number-columns-repeated="16376"/>
        </table:table-row>
        <table:table-row table:style-name="ro1">
          <table:table-cell office:value-type="date" office:date-value="2015-06-15T00:00:00" table:style-name="ce31">
            <text:p>6/15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060" table:style-name="ce11">
            <text:p><text:s/>2,060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7098" table:style-name="ce26">
            <text:p><text:s/>17,098<text:s/></text:p>
          </table:table-cell>
          <table:table-cell office:value-type="float" office:value="5343.1094678060035" table:formula="of:=[.E276] * (1.1^10)" table:style-name="ce48">
            <text:p>5343</text:p>
          </table:table-cell>
          <table:table-cell table:number-columns-repeated="16376"/>
        </table:table-row>
        <table:table-row table:style-name="ro1">
          <table:table-cell office:value-type="date" office:date-value="2015-06-15T00:00:00" table:style-name="ce31">
            <text:p>6/15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197" table:style-name="ce11">
            <text:p><text:s/>2,197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8235.100000000002" table:style-name="ce26">
            <text:p><text:s/>18,235<text:s/></text:p>
          </table:table-cell>
          <table:table-cell office:value-type="float" office:value="5698.4521848397044" table:formula="of:=[.E277] * (1.1^10)" table:style-name="ce48">
            <text:p>5698</text:p>
          </table:table-cell>
          <table:table-cell table:number-columns-repeated="16376"/>
        </table:table-row>
        <table:table-row table:style-name="ro1">
          <table:table-cell office:value-type="date" office:date-value="2015-06-22T00:00:00" table:style-name="ce31">
            <text:p>6/22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650" table:style-name="ce11">
            <text:p><text:s/>4,650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0230" table:style-name="ce26">
            <text:p><text:s/>10,230<text:s/></text:p>
          </table:table-cell>
          <table:table-cell office:value-type="float" office:value="12060.90243946501" table:formula="of:=[.E278] * (1.1^10)" table:style-name="ce48">
            <text:p>12061</text:p>
          </table:table-cell>
          <table:table-cell table:number-columns-repeated="16376"/>
        </table:table-row>
        <table:table-row table:style-name="ro1">
          <table:table-cell office:value-type="date" office:date-value="2015-06-22T00:00:00" table:style-name="ce31">
            <text:p>6/22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790" table:style-name="ce11">
            <text:p><text:s/>6,790<text:s/></text:p>
          </table:table-cell>
          <table:table-cell office:value-type="float" office:value="1.2" table:style-name="ce10">
            <text:p>1.2</text:p>
          </table:table-cell>
          <table:table-cell office:value-type="float" office:value="8148" table:style-name="ce26">
            <text:p><text:s/>8,148<text:s/></text:p>
          </table:table-cell>
          <table:table-cell office:value-type="float" office:value="17611.511304079013" table:formula="of:=[.E279] * (1.1^10)" table:style-name="ce48">
            <text:p>17612</text:p>
          </table:table-cell>
          <table:table-cell table:number-columns-repeated="16376"/>
        </table:table-row>
        <table:table-row table:style-name="ro1">
          <table:table-cell office:value-type="date" office:date-value="2015-06-22T00:00:00" table:style-name="ce31">
            <text:p>6/22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2982" table:style-name="ce11">
            <text:p><text:s/>2,98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6560.4000000000005" table:style-name="ce26">
            <text:p><text:s/>6,560<text:s/></text:p>
          </table:table-cell>
          <table:table-cell office:value-type="float" office:value="7734.5400160182053" table:formula="of:=[.E280] * (1.1^10)" table:style-name="ce48">
            <text:p>7735</text:p>
          </table:table-cell>
          <table:table-cell table:number-columns-repeated="16376"/>
        </table:table-row>
        <table:table-row table:style-name="ro1">
          <table:table-cell office:value-type="date" office:date-value="2015-06-22T00:00:00" table:style-name="ce31">
            <text:p>6/22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792" table:style-name="ce11">
            <text:p><text:s/>6,792<text:s/></text:p>
          </table:table-cell>
          <table:table-cell office:value-type="float" office:value="1.2" table:style-name="ce10">
            <text:p>1.2</text:p>
          </table:table-cell>
          <table:table-cell office:value-type="float" office:value="8150.4" table:style-name="ce26">
            <text:p><text:s/>8,150<text:s/></text:p>
          </table:table-cell>
          <table:table-cell office:value-type="float" office:value="17616.698788999212" table:formula="of:=[.E281] * (1.1^10)" table:style-name="ce48">
            <text:p>17617</text:p>
          </table:table-cell>
          <table:table-cell table:number-columns-repeated="16376"/>
        </table:table-row>
        <table:table-row table:style-name="ro1">
          <table:table-cell office:value-type="date" office:date-value="2015-06-22T00:00:00" table:style-name="ce31">
            <text:p>6/22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490" table:style-name="ce11">
            <text:p><text:s/>2,490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0667" table:style-name="ce26">
            <text:p><text:s/>20,667<text:s/></text:p>
          </table:table-cell>
          <table:table-cell office:value-type="float" office:value="6458.418725649005" table:formula="of:=[.E282] * (1.1^10)" table:style-name="ce48">
            <text:p>6458</text:p>
          </table:table-cell>
          <table:table-cell table:number-columns-repeated="16376"/>
        </table:table-row>
        <table:table-row table:style-name="ro1">
          <table:table-cell office:value-type="date" office:date-value="2015-06-22T00:00:00" table:style-name="ce31">
            <text:p>6/22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848" table:style-name="ce11">
            <text:p><text:s/>2,848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3638.400000000001" table:style-name="ce26">
            <text:p><text:s/>23,638<text:s/></text:p>
          </table:table-cell>
          <table:table-cell office:value-type="float" office:value="7386.9785263648055" table:formula="of:=[.E283] * (1.1^10)" table:style-name="ce48">
            <text:p>7387</text:p>
          </table:table-cell>
          <table:table-cell table:number-columns-repeated="16376"/>
        </table:table-row>
        <table:table-row table:style-name="ro1">
          <table:table-cell office:value-type="date" office:date-value="2015-06-29T00:00:00" table:style-name="ce31">
            <text:p>6/29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914" table:style-name="ce11">
            <text:p><text:s/>5,914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3010.800000000001" table:style-name="ce26">
            <text:p><text:s/>13,011<text:s/></text:p>
          </table:table-cell>
          <table:table-cell office:value-type="float" office:value="15339.39290903141" table:formula="of:=[.E284] * (1.1^10)" table:style-name="ce48">
            <text:p>15339</text:p>
          </table:table-cell>
          <table:table-cell table:number-columns-repeated="16376"/>
        </table:table-row>
        <table:table-row table:style-name="ro1">
          <table:table-cell office:value-type="date" office:date-value="2015-06-29T00:00:00" table:style-name="ce31">
            <text:p>6/29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831" table:style-name="ce11">
            <text:p><text:s/>5,831<text:s/></text:p>
          </table:table-cell>
          <table:table-cell office:value-type="float" office:value="1.2" table:style-name="ce10">
            <text:p>1.2</text:p>
          </table:table-cell>
          <table:table-cell office:value-type="float" office:value="6997.2" table:style-name="ce26">
            <text:p><text:s/>6,997<text:s/></text:p>
          </table:table-cell>
          <table:table-cell office:value-type="float" office:value="15124.112284843111" table:formula="of:=[.E285] * (1.1^10)" table:style-name="ce48">
            <text:p>15124</text:p>
          </table:table-cell>
          <table:table-cell table:number-columns-repeated="16376"/>
        </table:table-row>
        <table:table-row table:style-name="ro1">
          <table:table-cell office:value-type="date" office:date-value="2015-06-29T00:00:00" table:style-name="ce31">
            <text:p>6/29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112" table:style-name="ce11">
            <text:p><text:s/>4,11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046.4000000000015" table:style-name="ce26">
            <text:p><text:s/>9,046<text:s/></text:p>
          </table:table-cell>
          <table:table-cell office:value-type="float" office:value="10665.468995931207" table:formula="of:=[.E286] * (1.1^10)" table:style-name="ce48">
            <text:p>10665</text:p>
          </table:table-cell>
          <table:table-cell table:number-columns-repeated="16376"/>
        </table:table-row>
        <table:table-row table:style-name="ro1">
          <table:table-cell office:value-type="date" office:date-value="2015-06-29T00:00:00" table:style-name="ce31">
            <text:p>6/29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5532" table:style-name="ce11">
            <text:p><text:s/>5,532<text:s/></text:p>
          </table:table-cell>
          <table:table-cell office:value-type="float" office:value="1.2" table:style-name="ce10">
            <text:p>1.2</text:p>
          </table:table-cell>
          <table:table-cell office:value-type="float" office:value="6638.4" table:style-name="ce26">
            <text:p><text:s/>6,638<text:s/></text:p>
          </table:table-cell>
          <table:table-cell office:value-type="float" office:value="14348.583289273211" table:formula="of:=[.E287] * (1.1^10)" table:style-name="ce48">
            <text:p>14349</text:p>
          </table:table-cell>
          <table:table-cell table:number-columns-repeated="16376"/>
        </table:table-row>
        <table:table-row table:style-name="ro1">
          <table:table-cell office:value-type="date" office:date-value="2015-06-29T00:00:00" table:style-name="ce31">
            <text:p>6/29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181" table:style-name="ce11">
            <text:p><text:s/>2,181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8102.300000000003" table:style-name="ce26">
            <text:p><text:s/>18,102<text:s/></text:p>
          </table:table-cell>
          <table:table-cell office:value-type="float" office:value="5656.9523054781039" table:formula="of:=[.E288] * (1.1^10)" table:style-name="ce48">
            <text:p>5657</text:p>
          </table:table-cell>
          <table:table-cell table:number-columns-repeated="16376"/>
        </table:table-row>
        <table:table-row table:style-name="ro1">
          <table:table-cell office:value-type="date" office:date-value="2015-06-29T00:00:00" table:style-name="ce31">
            <text:p>6/29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683" table:style-name="ce11">
            <text:p><text:s/>2,683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2268.9" table:style-name="ce26">
            <text:p><text:s/>22,269<text:s/></text:p>
          </table:table-cell>
          <table:table-cell office:value-type="float" office:value="6959.0110204483053" table:formula="of:=[.E289] * (1.1^10)" table:style-name="ce48">
            <text:p>6959</text:p>
          </table:table-cell>
          <table:table-cell table:number-columns-repeated="16376"/>
        </table:table-row>
        <table:table-row table:style-name="ro1">
          <table:table-cell office:value-type="date" office:date-value="2015-07-06T00:00:00" table:style-name="ce31">
            <text:p>7/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835" table:style-name="ce11">
            <text:p><text:s/>5,835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2837.000000000002" table:style-name="ce26">
            <text:p><text:s/>12,837<text:s/></text:p>
          </table:table-cell>
          <table:table-cell office:value-type="float" office:value="15134.48725468351" table:formula="of:=[.E290] * (1.1^10)" table:style-name="ce48">
            <text:p>15134</text:p>
          </table:table-cell>
          <table:table-cell table:number-columns-repeated="16376"/>
        </table:table-row>
        <table:table-row table:style-name="ro1">
          <table:table-cell office:value-type="date" office:date-value="2015-07-06T00:00:00" table:style-name="ce31">
            <text:p>7/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447" table:style-name="ce11">
            <text:p><text:s/>6,447<text:s/></text:p>
          </table:table-cell>
          <table:table-cell office:value-type="float" office:value="1.2" table:style-name="ce10">
            <text:p>1.2</text:p>
          </table:table-cell>
          <table:table-cell office:value-type="float" office:value="7736.4" table:style-name="ce26">
            <text:p><text:s/>7,736<text:s/></text:p>
          </table:table-cell>
          <table:table-cell office:value-type="float" office:value="16721.857640264712" table:formula="of:=[.E291] * (1.1^10)" table:style-name="ce48">
            <text:p>16722</text:p>
          </table:table-cell>
          <table:table-cell table:number-columns-repeated="16376"/>
        </table:table-row>
        <table:table-row table:style-name="ro1">
          <table:table-cell office:value-type="date" office:date-value="2015-07-06T00:00:00" table:style-name="ce31">
            <text:p>7/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945" table:style-name="ce11">
            <text:p><text:s/>4,945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0879" table:style-name="ce26">
            <text:p><text:s/>10,879<text:s/></text:p>
          </table:table-cell>
          <table:table-cell office:value-type="float" office:value="12826.05646519451" table:formula="of:=[.E292] * (1.1^10)" table:style-name="ce48">
            <text:p>12826</text:p>
          </table:table-cell>
          <table:table-cell table:number-columns-repeated="16376"/>
        </table:table-row>
        <table:table-row table:style-name="ro1">
          <table:table-cell office:value-type="date" office:date-value="2015-07-06T00:00:00" table:style-name="ce31">
            <text:p>7/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325" table:style-name="ce11">
            <text:p><text:s/>6,325<text:s/></text:p>
          </table:table-cell>
          <table:table-cell office:value-type="float" office:value="1.2" table:style-name="ce10">
            <text:p>1.2</text:p>
          </table:table-cell>
          <table:table-cell office:value-type="float" office:value="7590" table:style-name="ce26">
            <text:p><text:s/>7,590<text:s/></text:p>
          </table:table-cell>
          <table:table-cell office:value-type="float" office:value="16405.42106013251" table:formula="of:=[.E293] * (1.1^10)" table:style-name="ce48">
            <text:p>16405</text:p>
          </table:table-cell>
          <table:table-cell table:number-columns-repeated="16376"/>
        </table:table-row>
        <table:table-row table:style-name="ro1">
          <table:table-cell office:value-type="date" office:date-value="2015-07-06T00:00:00" table:style-name="ce31">
            <text:p>7/6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506" table:style-name="ce11">
            <text:p><text:s/>2,506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0799.800000000003" table:style-name="ce26">
            <text:p><text:s/>20,800<text:s/></text:p>
          </table:table-cell>
          <table:table-cell office:value-type="float" office:value="6499.9186050106046" table:formula="of:=[.E294] * (1.1^10)" table:style-name="ce48">
            <text:p>6500</text:p>
          </table:table-cell>
          <table:table-cell table:number-columns-repeated="16376"/>
        </table:table-row>
        <table:table-row table:style-name="ro1">
          <table:table-cell office:value-type="date" office:date-value="2015-07-06T00:00:00" table:style-name="ce31">
            <text:p>7/6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3464" table:style-name="ce11">
            <text:p><text:s/>3,464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8751.200000000001" table:style-name="ce26">
            <text:p><text:s/>28,751<text:s/></text:p>
          </table:table-cell>
          <table:table-cell office:value-type="float" office:value="8984.7238817864072" table:formula="of:=[.E295] * (1.1^10)" table:style-name="ce48">
            <text:p>8985</text:p>
          </table:table-cell>
          <table:table-cell table:number-columns-repeated="16376"/>
        </table:table-row>
        <table:table-row table:style-name="ro1">
          <table:table-cell office:value-type="date" office:date-value="2015-07-13T00:00:00" table:style-name="ce31">
            <text:p>7/13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542" table:style-name="ce11">
            <text:p><text:s/>5,54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2192.400000000001" table:style-name="ce26">
            <text:p><text:s/>12,192<text:s/></text:p>
          </table:table-cell>
          <table:table-cell office:value-type="float" office:value="14374.52071387421" table:formula="of:=[.E296] * (1.1^10)" table:style-name="ce48">
            <text:p>14375</text:p>
          </table:table-cell>
          <table:table-cell table:number-columns-repeated="16376"/>
        </table:table-row>
        <table:table-row table:style-name="ro1">
          <table:table-cell office:value-type="date" office:date-value="2015-07-13T00:00:00" table:style-name="ce31">
            <text:p>7/13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7062" table:style-name="ce11">
            <text:p><text:s/>7,062<text:s/></text:p>
          </table:table-cell>
          <table:table-cell office:value-type="float" office:value="1.2" table:style-name="ce10">
            <text:p>1.2</text:p>
          </table:table-cell>
          <table:table-cell office:value-type="float" office:value="8474.4" table:style-name="ce26">
            <text:p><text:s/>8,474<text:s/></text:p>
          </table:table-cell>
          <table:table-cell office:value-type="float" office:value="18317.009253226213" table:formula="of:=[.E297] * (1.1^10)" table:style-name="ce48">
            <text:p>18317</text:p>
          </table:table-cell>
          <table:table-cell table:number-columns-repeated="16376"/>
        </table:table-row>
        <table:table-row table:style-name="ro1">
          <table:table-cell office:value-type="date" office:date-value="2015-07-13T00:00:00" table:style-name="ce31">
            <text:p>7/13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776" table:style-name="ce11">
            <text:p><text:s/>3,776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307.2000000000007" table:style-name="ce26">
            <text:p><text:s/>8,307<text:s/></text:p>
          </table:table-cell>
          <table:table-cell office:value-type="float" office:value="9793.9715293376066" table:formula="of:=[.E298] * (1.1^10)" table:style-name="ce48">
            <text:p>9794</text:p>
          </table:table-cell>
          <table:table-cell table:number-columns-repeated="16376"/>
        </table:table-row>
        <table:table-row table:style-name="ro1">
          <table:table-cell office:value-type="date" office:date-value="2015-07-13T00:00:00" table:style-name="ce31">
            <text:p>7/13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7860" table:style-name="ce11">
            <text:p><text:s/>7,860<text:s/></text:p>
          </table:table-cell>
          <table:table-cell office:value-type="float" office:value="1.2" table:style-name="ce10">
            <text:p>1.2</text:p>
          </table:table-cell>
          <table:table-cell office:value-type="float" office:value="9432" table:style-name="ce26">
            <text:p><text:s/>9,432<text:s/></text:p>
          </table:table-cell>
          <table:table-cell office:value-type="float" office:value="20386.815736386015" table:formula="of:=[.E299] * (1.1^10)" table:style-name="ce48">
            <text:p>20387</text:p>
          </table:table-cell>
          <table:table-cell table:number-columns-repeated="16376"/>
        </table:table-row>
        <table:table-row table:style-name="ro1">
          <table:table-cell office:value-type="date" office:date-value="2015-07-13T00:00:00" table:style-name="ce31">
            <text:p>7/13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254" table:style-name="ce11">
            <text:p><text:s/>2,254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8708.2" table:style-name="ce26">
            <text:p><text:s/>18,708<text:s/></text:p>
          </table:table-cell>
          <table:table-cell office:value-type="float" office:value="5846.2955050654045" table:formula="of:=[.E300] * (1.1^10)" table:style-name="ce48">
            <text:p>5846</text:p>
          </table:table-cell>
          <table:table-cell table:number-columns-repeated="16376"/>
        </table:table-row>
        <table:table-row table:style-name="ro1">
          <table:table-cell office:value-type="date" office:date-value="2015-07-13T00:00:00" table:style-name="ce31">
            <text:p>7/13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3084" table:style-name="ce11">
            <text:p><text:s/>3,084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5597.200000000001" table:style-name="ce26">
            <text:p><text:s/>25,597<text:s/></text:p>
          </table:table-cell>
          <table:table-cell office:value-type="float" office:value="7999.1017469484059" table:formula="of:=[.E301] * (1.1^10)" table:style-name="ce48">
            <text:p>7999</text:p>
          </table:table-cell>
          <table:table-cell table:number-columns-repeated="16376"/>
        </table:table-row>
        <table:table-row table:style-name="ro1">
          <table:table-cell office:value-type="date" office:date-value="2015-07-20T00:00:00" table:style-name="ce31">
            <text:p>7/20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355" table:style-name="ce11">
            <text:p><text:s/>5,355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1781.000000000002" table:style-name="ce26">
            <text:p><text:s/>11,781<text:s/></text:p>
          </table:table-cell>
          <table:table-cell office:value-type="float" office:value="13889.49087383551" table:formula="of:=[.E302] * (1.1^10)" table:style-name="ce48">
            <text:p>13889</text:p>
          </table:table-cell>
          <table:table-cell table:number-columns-repeated="16376"/>
        </table:table-row>
        <table:table-row table:style-name="ro1">
          <table:table-cell office:value-type="date" office:date-value="2015-07-20T00:00:00" table:style-name="ce31">
            <text:p>7/20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326" table:style-name="ce11">
            <text:p><text:s/>6,326<text:s/></text:p>
          </table:table-cell>
          <table:table-cell office:value-type="float" office:value="1.2" table:style-name="ce10">
            <text:p>1.2</text:p>
          </table:table-cell>
          <table:table-cell office:value-type="float" office:value="7591.2" table:style-name="ce26">
            <text:p><text:s/>7,591<text:s/></text:p>
          </table:table-cell>
          <table:table-cell office:value-type="float" office:value="16408.01480259261" table:formula="of:=[.E303] * (1.1^10)" table:style-name="ce48">
            <text:p>16408</text:p>
          </table:table-cell>
          <table:table-cell table:number-columns-repeated="16376"/>
        </table:table-row>
        <table:table-row table:style-name="ro1">
          <table:table-cell office:value-type="date" office:date-value="2015-07-20T00:00:00" table:style-name="ce31">
            <text:p>7/20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4522" table:style-name="ce11">
            <text:p><text:s/>4,522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9948.4000000000015" table:style-name="ce26">
            <text:p><text:s/>9,948<text:s/></text:p>
          </table:table-cell>
          <table:table-cell office:value-type="float" office:value="11728.903404572209" table:formula="of:=[.E304] * (1.1^10)" table:style-name="ce48">
            <text:p>11729</text:p>
          </table:table-cell>
          <table:table-cell table:number-columns-repeated="16376"/>
        </table:table-row>
        <table:table-row table:style-name="ro1">
          <table:table-cell office:value-type="date" office:date-value="2015-07-20T00:00:00" table:style-name="ce31">
            <text:p>7/20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182" table:style-name="ce11">
            <text:p><text:s/>6,182<text:s/></text:p>
          </table:table-cell>
          <table:table-cell office:value-type="float" office:value="1.2" table:style-name="ce10">
            <text:p>1.2</text:p>
          </table:table-cell>
          <table:table-cell office:value-type="float" office:value="7418.4" table:style-name="ce26">
            <text:p><text:s/>7,418<text:s/></text:p>
          </table:table-cell>
          <table:table-cell office:value-type="float" office:value="16034.515888338212" table:formula="of:=[.E305] * (1.1^10)" table:style-name="ce48">
            <text:p>16035</text:p>
          </table:table-cell>
          <table:table-cell table:number-columns-repeated="16376"/>
        </table:table-row>
        <table:table-row table:style-name="ro1">
          <table:table-cell office:value-type="date" office:date-value="2015-07-20T00:00:00" table:style-name="ce31">
            <text:p>7/20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242" table:style-name="ce11">
            <text:p><text:s/>2,242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18608.600000000002" table:style-name="ce26">
            <text:p><text:s/>18,609<text:s/></text:p>
          </table:table-cell>
          <table:table-cell office:value-type="float" office:value="5815.1705955442039" table:formula="of:=[.E306] * (1.1^10)" table:style-name="ce48">
            <text:p>5815</text:p>
          </table:table-cell>
          <table:table-cell table:number-columns-repeated="16376"/>
        </table:table-row>
        <table:table-row table:style-name="ro1">
          <table:table-cell office:value-type="date" office:date-value="2015-07-20T00:00:00" table:style-name="ce31">
            <text:p>7/20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768" table:style-name="ce11">
            <text:p><text:s/>2,768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2974.400000000001" table:style-name="ce26">
            <text:p><text:s/>22,974<text:s/></text:p>
          </table:table-cell>
          <table:table-cell office:value-type="float" office:value="7179.4791295568048" table:formula="of:=[.E307] * (1.1^10)" table:style-name="ce48">
            <text:p>7179</text:p>
          </table:table-cell>
          <table:table-cell table:number-columns-repeated="16376"/>
        </table:table-row>
        <table:table-row table:style-name="ro1">
          <table:table-cell office:value-type="date" office:date-value="2015-07-27T00:00:00" table:style-name="ce31">
            <text:p>7/27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5038" table:style-name="ce11">
            <text:p><text:s/>5,038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1083.6" table:style-name="ce26">
            <text:p><text:s/>11,084<text:s/></text:p>
          </table:table-cell>
          <table:table-cell office:value-type="float" office:value="13067.27451398381" table:formula="of:=[.E308] * (1.1^10)" table:style-name="ce48">
            <text:p>13067</text:p>
          </table:table-cell>
          <table:table-cell table:number-columns-repeated="16376"/>
        </table:table-row>
        <table:table-row table:style-name="ro1">
          <table:table-cell office:value-type="date" office:date-value="2015-07-27T00:00:00" table:style-name="ce31">
            <text:p>7/27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6156" table:style-name="ce11">
            <text:p><text:s/>6,156<text:s/></text:p>
          </table:table-cell>
          <table:table-cell office:value-type="float" office:value="1.2" table:style-name="ce10">
            <text:p>1.2</text:p>
          </table:table-cell>
          <table:table-cell office:value-type="float" office:value="7387.2" table:style-name="ce26">
            <text:p><text:s/>7,387<text:s/></text:p>
          </table:table-cell>
          <table:table-cell office:value-type="float" office:value="15967.078584375611" table:formula="of:=[.E309] * (1.1^10)" table:style-name="ce48">
            <text:p>15967</text:p>
          </table:table-cell>
          <table:table-cell table:number-columns-repeated="16376"/>
        </table:table-row>
        <table:table-row table:style-name="ro1">
          <table:table-cell office:value-type="date" office:date-value="2015-07-27T00:00:00" table:style-name="ce31">
            <text:p>7/27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1" table:style-name="ce10">
            <text:p>1</text:p>
          </table:table-cell>
          <table:table-cell office:value-type="float" office:value="3924" table:style-name="ce11">
            <text:p><text:s/>3,924<text:s/>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8632.8000000000011" table:style-name="ce26">
            <text:p><text:s/>8,633<text:s/></text:p>
          </table:table-cell>
          <table:table-cell office:value-type="float" office:value="10177.845413432407" table:formula="of:=[.E310] * (1.1^10)" table:style-name="ce48">
            <text:p>10178</text:p>
          </table:table-cell>
          <table:table-cell table:number-columns-repeated="16376"/>
        </table:table-row>
        <table:table-row table:style-name="ro1">
          <table:table-cell office:value-type="date" office:date-value="2015-07-27T00:00:00" table:style-name="ce31">
            <text:p>7/27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</text:p>
          </table:table-cell>
          <table:table-cell office:value-type="float" office:value="2" table:style-name="ce10">
            <text:p>2</text:p>
          </table:table-cell>
          <table:table-cell office:value-type="float" office:value="7368" table:style-name="ce11">
            <text:p><text:s/>7,368<text:s/></text:p>
          </table:table-cell>
          <table:table-cell office:value-type="float" office:value="1.2" table:style-name="ce10">
            <text:p>1.2</text:p>
          </table:table-cell>
          <table:table-cell office:value-type="float" office:value="8841.6" table:style-name="ce26">
            <text:p><text:s/>8,842<text:s/></text:p>
          </table:table-cell>
          <table:table-cell office:value-type="float" office:value="19110.694446016812" table:formula="of:=[.E311] * (1.1^10)" table:style-name="ce48">
            <text:p>19111</text:p>
          </table:table-cell>
          <table:table-cell table:number-columns-repeated="16376"/>
        </table:table-row>
        <table:table-row table:style-name="ro1">
          <table:table-cell office:value-type="date" office:date-value="2015-07-27T00:00:00" table:style-name="ce31">
            <text:p>7/27/201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517" table:style-name="ce11">
            <text:p><text:s/>2,517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0891.100000000002" table:style-name="ce26">
            <text:p><text:s/>20,891<text:s/></text:p>
          </table:table-cell>
          <table:table-cell office:value-type="float" office:value="6528.4497720717045" table:formula="of:=[.E312] * (1.1^10)" table:style-name="ce48">
            <text:p>6528</text:p>
          </table:table-cell>
          <table:table-cell table:number-columns-repeated="16376"/>
        </table:table-row>
        <table:table-row table:style-name="ro1">
          <table:table-cell office:value-type="date" office:date-value="2015-07-27T00:00:00" table:style-name="ce31">
            <text:p>7/27/20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B</text:p>
          </table:table-cell>
          <table:table-cell office:value-type="float" office:value="3" table:style-name="ce10">
            <text:p>3</text:p>
          </table:table-cell>
          <table:table-cell office:value-type="float" office:value="2888" table:style-name="ce11">
            <text:p><text:s/>2,888<text:s/>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23970.400000000001" table:style-name="ce26">
            <text:p><text:s/>23,970<text:s/></text:p>
          </table:table-cell>
          <table:table-cell office:value-type="float" office:value="7490.7282247688054" table:formula="of:=[.E313] * (1.1^10)" table:style-name="ce48">
            <text:p>7491</text:p>
          </table:table-cell>
          <table:table-cell table:number-columns-repeated="16376"/>
        </table:table-row>
        <table:table-row table:number-rows-repeated="1048263" table:style-name="ro1">
          <table:table-cell table:number-columns-repeated="16384"/>
        </table:table-row>
      </table:table>
      <table:table table:name="Historical_Shipments" table:style-name="ta2">
        <table:table-column table:style-name="co25" table:default-cell-style-name="ce4"/>
        <table:table-column table:style-name="co15" table:default-cell-style-name="ce1"/>
        <table:table-column table:style-name="co14" table:default-cell-style-name="ce1"/>
        <table:table-column table:style-name="co26" table:default-cell-style-name="ce3"/>
        <table:table-column table:style-name="co27" table:default-cell-style-name="ce6"/>
        <table:table-column table:style-name="co12" table:number-columns-repeated="16379" table:default-cell-style-name="ce1"/>
        <table:table-row table:style-name="ro1">
          <table:table-cell office:value-type="string" table:style-name="ce23">
            <text:p>Shipment Date</text:p>
          </table:table-cell>
          <table:table-cell office:value-type="string" table:style-name="ce24">
            <text:p>Str Nbr</text:p>
          </table:table-cell>
          <table:table-cell office:value-type="string" table:style-name="ce24">
            <text:p>Supplier</text:p>
          </table:table-cell>
          <table:table-cell office:value-type="string" table:style-name="ce25">
            <text:p>Weight</text:p>
          </table:table-cell>
          <table:table-cell table:style-name="ce27"/>
          <table:table-cell table:number-columns-repeated="16379" table:style-name="ce5"/>
        </table:table-row>
        <table:table-row table:style-name="ro1">
          <table:table-cell office:value-type="date" office:date-value="2014-08-04T00:00:00" table:style-name="ce4">
            <text:p>8/4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5550.8" table:style-name="ce3">
            <text:p><text:s/>15,551<text:s/></text:p>
          </table:table-cell>
          <table:table-cell table:style-name="ce8"/>
          <table:table-cell table:style-name="ce39"/>
          <table:table-cell table:style-name="ce40"/>
          <table:table-cell table:number-columns-repeated="16377"/>
        </table:table-row>
        <table:table-row table:style-name="ro1">
          <table:table-cell office:value-type="date" office:date-value="2014-08-04T00:00:00" table:style-name="ce4">
            <text:p>8/4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5687.000000000002" table:style-name="ce3">
            <text:p><text:s/>15,687<text:s/></text:p>
          </table:table-cell>
          <table:table-cell table:style-name="ce8"/>
          <table:table-cell table:style-name="ce39"/>
          <table:table-cell table:number-columns-repeated="16378" table:style-name="ce1"/>
        </table:table-row>
        <table:table-row table:style-name="ro1">
          <table:table-cell office:value-type="date" office:date-value="2014-08-04T00:00:00" table:style-name="ce4">
            <text:p>8/4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4127.6" table:style-name="ce3">
            <text:p><text:s/>14,128<text:s/></text:p>
          </table:table-cell>
          <table:table-cell table:style-name="ce6"/>
          <table:table-cell table:style-name="ce1"/>
          <table:table-cell table:style-name="ce40"/>
          <table:table-cell table:number-columns-repeated="16377"/>
        </table:table-row>
        <table:table-row table:style-name="ro1">
          <table:table-cell office:value-type="date" office:date-value="2014-08-04T00:00:00" table:style-name="ce4">
            <text:p>8/4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1048.800000000003" table:style-name="ce3">
            <text:p><text:s/>21,049<text:s/>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office:value-type="date" office:date-value="2014-08-11T00:00:00" table:style-name="ce4">
            <text:p>8/11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6671.2" table:style-name="ce3">
            <text:p><text:s/>16,671<text:s/></text:p>
          </table:table-cell>
          <table:table-cell table:style-name="ce6"/>
          <table:table-cell table:style-name="ce1"/>
          <table:table-cell table:style-name="ce40"/>
          <table:table-cell table:number-columns-repeated="16377"/>
        </table:table-row>
        <table:table-row table:style-name="ro1">
          <table:table-cell office:value-type="date" office:date-value="2014-08-11T00:00:00" table:style-name="ce4">
            <text:p>8/11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4425.400000000001" table:style-name="ce3">
            <text:p><text:s/>14,425<text:s/>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office:value-type="date" office:date-value="2014-08-11T00:00:00" table:style-name="ce4">
            <text:p>8/11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3172.4" table:style-name="ce3">
            <text:p><text:s/>13,172<text:s/>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office:value-type="date" office:date-value="2014-08-11T00:00:00" table:style-name="ce4">
            <text:p>8/11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6732.800000000003" table:style-name="ce3">
            <text:p><text:s/>16,733<text:s/>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office:value-type="date" office:date-value="2014-08-18T00:00:00" table:style-name="ce4">
            <text:p>8/18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5800" table:style-name="ce3">
            <text:p><text:s/>15,800<text:s/>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office:value-type="date" office:date-value="2014-08-18T00:00:00" table:style-name="ce4">
            <text:p>8/18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4790.6" table:style-name="ce3">
            <text:p><text:s/>14,791<text:s/>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office:value-type="date" office:date-value="2014-08-18T00:00:00" table:style-name="ce4">
            <text:p>8/18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1660.2" table:style-name="ce3">
            <text:p><text:s/>11,660<text:s/>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office:value-type="date" office:date-value="2014-08-18T00:00:00" table:style-name="ce4">
            <text:p>8/18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9729.100000000002" table:style-name="ce3">
            <text:p><text:s/>19,729<text:s/>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office:value-type="date" office:date-value="2014-08-25T00:00:00" table:style-name="ce4">
            <text:p>8/25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4934.6" table:style-name="ce3">
            <text:p><text:s/>14,935<text:s/>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office:value-type="date" office:date-value="2014-08-25T00:00:00" table:style-name="ce4">
            <text:p>8/25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20774.900000000001" table:style-name="ce3">
            <text:p><text:s/>20,775<text:s/>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office:value-type="date" office:date-value="2014-08-25T00:00:00" table:style-name="ce4">
            <text:p>8/25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1269.2" table:style-name="ce3">
            <text:p><text:s/>11,269<text:s/>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office:value-type="date" office:date-value="2014-08-25T00:00:00" table:style-name="ce4">
            <text:p>8/25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8693.100000000002" table:style-name="ce3">
            <text:p><text:s/>28,693<text:s/></text:p>
          </table:table-cell>
          <table:table-cell table:number-columns-repeated="16380"/>
        </table:table-row>
        <table:table-row table:style-name="ro1">
          <table:table-cell office:value-type="date" office:date-value="2014-09-01T00:00:00" table:style-name="ce4">
            <text:p>9/1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5082.4" table:style-name="ce3">
            <text:p><text:s/>15,082<text:s/></text:p>
          </table:table-cell>
          <table:table-cell table:number-columns-repeated="16380"/>
        </table:table-row>
        <table:table-row table:style-name="ro1">
          <table:table-cell office:value-type="date" office:date-value="2014-09-01T00:00:00" table:style-name="ce4">
            <text:p>9/1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6151.800000000001" table:style-name="ce3">
            <text:p><text:s/>16,152<text:s/></text:p>
          </table:table-cell>
          <table:table-cell table:number-columns-repeated="16380"/>
        </table:table-row>
        <table:table-row table:style-name="ro1">
          <table:table-cell office:value-type="date" office:date-value="2014-09-01T00:00:00" table:style-name="ce4">
            <text:p>9/1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4437.400000000001" table:style-name="ce3">
            <text:p><text:s/>14,437<text:s/></text:p>
          </table:table-cell>
          <table:table-cell table:number-columns-repeated="16380"/>
        </table:table-row>
        <table:table-row table:style-name="ro1">
          <table:table-cell office:value-type="date" office:date-value="2014-09-01T00:00:00" table:style-name="ce4">
            <text:p>9/1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6824.100000000002" table:style-name="ce3">
            <text:p><text:s/>16,824<text:s/></text:p>
          </table:table-cell>
          <table:table-cell table:number-columns-repeated="16380"/>
        </table:table-row>
        <table:table-row table:style-name="ro1">
          <table:table-cell office:value-type="date" office:date-value="2014-09-08T00:00:00" table:style-name="ce4">
            <text:p>9/8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3352.400000000001" table:style-name="ce3">
            <text:p><text:s/>13,352<text:s/></text:p>
          </table:table-cell>
          <table:table-cell table:number-columns-repeated="16380"/>
        </table:table-row>
        <table:table-row table:style-name="ro1">
          <table:table-cell office:value-type="date" office:date-value="2014-09-08T00:00:00" table:style-name="ce4">
            <text:p>9/8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6973.5" table:style-name="ce3">
            <text:p><text:s/>16,974<text:s/></text:p>
          </table:table-cell>
          <table:table-cell table:number-columns-repeated="16380"/>
        </table:table-row>
        <table:table-row table:style-name="ro1">
          <table:table-cell office:value-type="date" office:date-value="2014-09-08T00:00:00" table:style-name="ce4">
            <text:p>9/8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1696.8" table:style-name="ce3">
            <text:p><text:s/>11,697<text:s/></text:p>
          </table:table-cell>
          <table:table-cell table:number-columns-repeated="16380"/>
        </table:table-row>
        <table:table-row table:style-name="ro1">
          <table:table-cell office:value-type="date" office:date-value="2014-09-08T00:00:00" table:style-name="ce4">
            <text:p>9/8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8044.2" table:style-name="ce3">
            <text:p><text:s/>18,044<text:s/></text:p>
          </table:table-cell>
          <table:table-cell table:number-columns-repeated="16380"/>
        </table:table-row>
        <table:table-row table:style-name="ro1">
          <table:table-cell office:value-type="date" office:date-value="2014-09-15T00:00:00" table:style-name="ce4">
            <text:p>9/15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5394.2" table:style-name="ce3">
            <text:p><text:s/>15,394<text:s/></text:p>
          </table:table-cell>
          <table:table-cell table:number-columns-repeated="16380"/>
        </table:table-row>
        <table:table-row table:style-name="ro1">
          <table:table-cell office:value-type="date" office:date-value="2014-09-15T00:00:00" table:style-name="ce4">
            <text:p>9/15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9048.5" table:style-name="ce3">
            <text:p><text:s/>19,049<text:s/></text:p>
          </table:table-cell>
          <table:table-cell table:number-columns-repeated="16380"/>
        </table:table-row>
        <table:table-row table:style-name="ro1">
          <table:table-cell office:value-type="date" office:date-value="2014-09-15T00:00:00" table:style-name="ce4">
            <text:p>9/15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5032.2" table:style-name="ce3">
            <text:p><text:s/>15,032<text:s/></text:p>
          </table:table-cell>
          <table:table-cell table:number-columns-repeated="16380"/>
        </table:table-row>
        <table:table-row table:style-name="ro1">
          <table:table-cell office:value-type="date" office:date-value="2014-09-15T00:00:00" table:style-name="ce4">
            <text:p>9/15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3646.7" table:style-name="ce3">
            <text:p><text:s/>23,647<text:s/></text:p>
          </table:table-cell>
          <table:table-cell table:number-columns-repeated="16380"/>
        </table:table-row>
        <table:table-row table:style-name="ro1">
          <table:table-cell office:value-type="date" office:date-value="2014-09-22T00:00:00" table:style-name="ce4">
            <text:p>9/22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4600.800000000001" table:style-name="ce3">
            <text:p><text:s/>14,601<text:s/></text:p>
          </table:table-cell>
          <table:table-cell table:number-columns-repeated="16380"/>
        </table:table-row>
        <table:table-row table:style-name="ro1">
          <table:table-cell office:value-type="date" office:date-value="2014-09-22T00:00:00" table:style-name="ce4">
            <text:p>9/22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5894.500000000002" table:style-name="ce3">
            <text:p><text:s/>15,895<text:s/></text:p>
          </table:table-cell>
          <table:table-cell table:number-columns-repeated="16380"/>
        </table:table-row>
        <table:table-row table:style-name="ro1">
          <table:table-cell office:value-type="date" office:date-value="2014-09-22T00:00:00" table:style-name="ce4">
            <text:p>9/22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1111.8" table:style-name="ce3">
            <text:p><text:s/>11,112<text:s/></text:p>
          </table:table-cell>
          <table:table-cell table:number-columns-repeated="16380"/>
        </table:table-row>
        <table:table-row table:style-name="ro1">
          <table:table-cell office:value-type="date" office:date-value="2014-09-22T00:00:00" table:style-name="ce4">
            <text:p>9/22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8890.800000000003" table:style-name="ce3">
            <text:p><text:s/>18,891<text:s/></text:p>
          </table:table-cell>
          <table:table-cell table:number-columns-repeated="16380"/>
        </table:table-row>
        <table:table-row table:style-name="ro1">
          <table:table-cell office:value-type="date" office:date-value="2014-09-29T00:00:00" table:style-name="ce4">
            <text:p>9/29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2973.2" table:style-name="ce3">
            <text:p><text:s/>12,973<text:s/></text:p>
          </table:table-cell>
          <table:table-cell table:number-columns-repeated="16380"/>
        </table:table-row>
        <table:table-row table:style-name="ro1">
          <table:table-cell office:value-type="date" office:date-value="2014-09-29T00:00:00" table:style-name="ce4">
            <text:p>9/29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5770.000000000002" table:style-name="ce3">
            <text:p><text:s/>15,770<text:s/></text:p>
          </table:table-cell>
          <table:table-cell table:number-columns-repeated="16380"/>
        </table:table-row>
        <table:table-row table:style-name="ro1">
          <table:table-cell office:value-type="date" office:date-value="2014-09-29T00:00:00" table:style-name="ce4">
            <text:p>9/29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0846.6" table:style-name="ce3">
            <text:p><text:s/>10,847<text:s/></text:p>
          </table:table-cell>
          <table:table-cell table:number-columns-repeated="16380"/>
        </table:table-row>
        <table:table-row table:style-name="ro1">
          <table:table-cell office:value-type="date" office:date-value="2014-09-29T00:00:00" table:style-name="ce4">
            <text:p>9/29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1198.2" table:style-name="ce3">
            <text:p><text:s/>21,198<text:s/></text:p>
          </table:table-cell>
          <table:table-cell table:number-columns-repeated="16380"/>
        </table:table-row>
        <table:table-row table:style-name="ro1">
          <table:table-cell office:value-type="date" office:date-value="2014-10-06T00:00:00" table:style-name="ce4">
            <text:p>10/6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5712" table:style-name="ce3">
            <text:p><text:s/>15,712<text:s/></text:p>
          </table:table-cell>
          <table:table-cell table:number-columns-repeated="16380"/>
        </table:table-row>
        <table:table-row table:style-name="ro1">
          <table:table-cell office:value-type="date" office:date-value="2014-10-06T00:00:00" table:style-name="ce4">
            <text:p>10/6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6915.400000000001" table:style-name="ce3">
            <text:p><text:s/>16,915<text:s/></text:p>
          </table:table-cell>
          <table:table-cell table:number-columns-repeated="16380"/>
        </table:table-row>
        <table:table-row table:style-name="ro1">
          <table:table-cell office:value-type="date" office:date-value="2014-10-06T00:00:00" table:style-name="ce4">
            <text:p>10/6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2247.400000000001" table:style-name="ce3">
            <text:p><text:s/>12,247<text:s/></text:p>
          </table:table-cell>
          <table:table-cell table:number-columns-repeated="16380"/>
        </table:table-row>
        <table:table-row table:style-name="ro1">
          <table:table-cell office:value-type="date" office:date-value="2014-10-06T00:00:00" table:style-name="ce4">
            <text:p>10/6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7936.300000000003" table:style-name="ce3">
            <text:p><text:s/>17,936<text:s/></text:p>
          </table:table-cell>
          <table:table-cell table:number-columns-repeated="16380"/>
        </table:table-row>
        <table:table-row table:style-name="ro1">
          <table:table-cell office:value-type="date" office:date-value="2014-10-13T00:00:00" table:style-name="ce4">
            <text:p>10/13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3727.6" table:style-name="ce3">
            <text:p><text:s/>13,728<text:s/></text:p>
          </table:table-cell>
          <table:table-cell table:number-columns-repeated="16380"/>
        </table:table-row>
        <table:table-row table:style-name="ro1">
          <table:table-cell office:value-type="date" office:date-value="2014-10-13T00:00:00" table:style-name="ce4">
            <text:p>10/13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7015" table:style-name="ce3">
            <text:p><text:s/>17,015<text:s/></text:p>
          </table:table-cell>
          <table:table-cell table:number-columns-repeated="16380"/>
        </table:table-row>
        <table:table-row table:style-name="ro1">
          <table:table-cell office:value-type="date" office:date-value="2014-10-13T00:00:00" table:style-name="ce4">
            <text:p>10/13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1606.400000000001" table:style-name="ce3">
            <text:p><text:s/>11,606<text:s/></text:p>
          </table:table-cell>
          <table:table-cell table:number-columns-repeated="16380"/>
        </table:table-row>
        <table:table-row table:style-name="ro1">
          <table:table-cell office:value-type="date" office:date-value="2014-10-13T00:00:00" table:style-name="ce4">
            <text:p>10/13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8085.7" table:style-name="ce3">
            <text:p><text:s/>18,086<text:s/></text:p>
          </table:table-cell>
          <table:table-cell table:number-columns-repeated="16380"/>
        </table:table-row>
        <table:table-row table:style-name="ro1">
          <table:table-cell office:value-type="date" office:date-value="2014-10-20T00:00:00" table:style-name="ce4">
            <text:p>10/20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5927" table:style-name="ce3">
            <text:p><text:s/>15,927<text:s/></text:p>
          </table:table-cell>
          <table:table-cell table:number-columns-repeated="16380"/>
        </table:table-row>
        <table:table-row table:style-name="ro1">
          <table:table-cell office:value-type="date" office:date-value="2014-10-20T00:00:00" table:style-name="ce4">
            <text:p>10/20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5687.000000000002" table:style-name="ce3">
            <text:p><text:s/>15,687<text:s/></text:p>
          </table:table-cell>
          <table:table-cell table:number-columns-repeated="16380"/>
        </table:table-row>
        <table:table-row table:style-name="ro1">
          <table:table-cell office:value-type="date" office:date-value="2014-10-20T00:00:00" table:style-name="ce4">
            <text:p>10/20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4049.400000000001" table:style-name="ce3">
            <text:p><text:s/>14,049<text:s/></text:p>
          </table:table-cell>
          <table:table-cell table:number-columns-repeated="16380"/>
        </table:table-row>
        <table:table-row table:style-name="ro1">
          <table:table-cell office:value-type="date" office:date-value="2014-10-20T00:00:00" table:style-name="ce4">
            <text:p>10/20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1065.4" table:style-name="ce3">
            <text:p><text:s/>21,065<text:s/></text:p>
          </table:table-cell>
          <table:table-cell table:number-columns-repeated="16380"/>
        </table:table-row>
        <table:table-row table:style-name="ro1">
          <table:table-cell office:value-type="date" office:date-value="2014-10-27T00:00:00" table:style-name="ce4">
            <text:p>10/27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3166" table:style-name="ce3">
            <text:p><text:s/>13,166<text:s/></text:p>
          </table:table-cell>
          <table:table-cell table:number-columns-repeated="16380"/>
        </table:table-row>
        <table:table-row table:style-name="ro1">
          <table:table-cell office:value-type="date" office:date-value="2014-10-27T00:00:00" table:style-name="ce4">
            <text:p>10/27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7313.800000000003" table:style-name="ce3">
            <text:p><text:s/>17,314<text:s/></text:p>
          </table:table-cell>
          <table:table-cell table:number-columns-repeated="16380"/>
        </table:table-row>
        <table:table-row table:style-name="ro1">
          <table:table-cell office:value-type="date" office:date-value="2014-10-27T00:00:00" table:style-name="ce4">
            <text:p>10/27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9325.2000000000007" table:style-name="ce3">
            <text:p><text:s/>9,325<text:s/></text:p>
          </table:table-cell>
          <table:table-cell table:number-columns-repeated="16380"/>
        </table:table-row>
        <table:table-row table:style-name="ro1">
          <table:table-cell office:value-type="date" office:date-value="2014-10-27T00:00:00" table:style-name="ce4">
            <text:p>10/27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3513.9" table:style-name="ce3">
            <text:p><text:s/>23,514<text:s/></text:p>
          </table:table-cell>
          <table:table-cell table:number-columns-repeated="16380"/>
        </table:table-row>
        <table:table-row table:style-name="ro1">
          <table:table-cell office:value-type="date" office:date-value="2014-11-03T00:00:00" table:style-name="ce4">
            <text:p>11/3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4426.2" table:style-name="ce3">
            <text:p><text:s/>14,426<text:s/></text:p>
          </table:table-cell>
          <table:table-cell table:number-columns-repeated="16380"/>
        </table:table-row>
        <table:table-row table:style-name="ro1">
          <table:table-cell office:value-type="date" office:date-value="2014-11-03T00:00:00" table:style-name="ce4">
            <text:p>11/3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6317.800000000001" table:style-name="ce3">
            <text:p><text:s/>16,318<text:s/></text:p>
          </table:table-cell>
          <table:table-cell table:number-columns-repeated="16380"/>
        </table:table-row>
        <table:table-row table:style-name="ro1">
          <table:table-cell office:value-type="date" office:date-value="2014-11-03T00:00:00" table:style-name="ce4">
            <text:p>11/3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2604" table:style-name="ce3">
            <text:p><text:s/>12,604<text:s/></text:p>
          </table:table-cell>
          <table:table-cell table:number-columns-repeated="16380"/>
        </table:table-row>
        <table:table-row table:style-name="ro1">
          <table:table-cell office:value-type="date" office:date-value="2014-11-03T00:00:00" table:style-name="ce4">
            <text:p>11/3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9529.900000000001" table:style-name="ce3">
            <text:p><text:s/>19,530<text:s/></text:p>
          </table:table-cell>
          <table:table-cell table:number-columns-repeated="16380"/>
        </table:table-row>
        <table:table-row table:style-name="ro1">
          <table:table-cell office:value-type="date" office:date-value="2014-11-10T00:00:00" table:style-name="ce4">
            <text:p>11/10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8369.2" table:style-name="ce3">
            <text:p><text:s/>18,369<text:s/></text:p>
          </table:table-cell>
          <table:table-cell table:number-columns-repeated="16380"/>
        </table:table-row>
        <table:table-row table:style-name="ro1">
          <table:table-cell office:value-type="date" office:date-value="2014-11-10T00:00:00" table:style-name="ce4">
            <text:p>11/10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5562.500000000002" table:style-name="ce3">
            <text:p><text:s/>15,563<text:s/></text:p>
          </table:table-cell>
          <table:table-cell table:number-columns-repeated="16380"/>
        </table:table-row>
        <table:table-row table:style-name="ro1">
          <table:table-cell office:value-type="date" office:date-value="2014-11-10T00:00:00" table:style-name="ce4">
            <text:p>11/10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5840" table:style-name="ce3">
            <text:p><text:s/>15,840<text:s/></text:p>
          </table:table-cell>
          <table:table-cell table:number-columns-repeated="16380"/>
        </table:table-row>
        <table:table-row table:style-name="ro1">
          <table:table-cell office:value-type="date" office:date-value="2014-11-10T00:00:00" table:style-name="ce4">
            <text:p>11/10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0874.5" table:style-name="ce3">
            <text:p><text:s/>20,875<text:s/></text:p>
          </table:table-cell>
          <table:table-cell table:number-columns-repeated="16380"/>
        </table:table-row>
        <table:table-row table:style-name="ro1">
          <table:table-cell office:value-type="date" office:date-value="2014-11-17T00:00:00" table:style-name="ce4">
            <text:p>11/17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4727.2" table:style-name="ce3">
            <text:p><text:s/>14,727<text:s/></text:p>
          </table:table-cell>
          <table:table-cell table:number-columns-repeated="16380"/>
        </table:table-row>
        <table:table-row table:style-name="ro1">
          <table:table-cell office:value-type="date" office:date-value="2014-11-17T00:00:00" table:style-name="ce4">
            <text:p>11/17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4923.400000000001" table:style-name="ce3">
            <text:p><text:s/>14,923<text:s/></text:p>
          </table:table-cell>
          <table:table-cell table:number-columns-repeated="16380"/>
        </table:table-row>
        <table:table-row table:style-name="ro1">
          <table:table-cell office:value-type="date" office:date-value="2014-11-17T00:00:00" table:style-name="ce4">
            <text:p>11/17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3255" table:style-name="ce3">
            <text:p><text:s/>13,255<text:s/></text:p>
          </table:table-cell>
          <table:table-cell table:number-columns-repeated="16380"/>
        </table:table-row>
        <table:table-row table:style-name="ro1">
          <table:table-cell office:value-type="date" office:date-value="2014-11-17T00:00:00" table:style-name="ce4">
            <text:p>11/17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4989.800000000001" table:style-name="ce3">
            <text:p><text:s/>14,990<text:s/></text:p>
          </table:table-cell>
          <table:table-cell table:number-columns-repeated="16380"/>
        </table:table-row>
        <table:table-row table:style-name="ro1">
          <table:table-cell office:value-type="date" office:date-value="2014-11-24T00:00:00" table:style-name="ce4">
            <text:p>11/24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5463.800000000001" table:style-name="ce3">
            <text:p><text:s/>15,464<text:s/></text:p>
          </table:table-cell>
          <table:table-cell table:number-columns-repeated="16380"/>
        </table:table-row>
        <table:table-row table:style-name="ro1">
          <table:table-cell office:value-type="date" office:date-value="2014-11-24T00:00:00" table:style-name="ce4">
            <text:p>11/24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5994.100000000002" table:style-name="ce3">
            <text:p><text:s/>15,994<text:s/></text:p>
          </table:table-cell>
          <table:table-cell table:number-columns-repeated="16380"/>
        </table:table-row>
        <table:table-row table:style-name="ro1">
          <table:table-cell office:value-type="date" office:date-value="2014-11-24T00:00:00" table:style-name="ce4">
            <text:p>11/24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2482.2" table:style-name="ce3">
            <text:p><text:s/>12,482<text:s/></text:p>
          </table:table-cell>
          <table:table-cell table:number-columns-repeated="16380"/>
        </table:table-row>
        <table:table-row table:style-name="ro1">
          <table:table-cell office:value-type="date" office:date-value="2014-11-24T00:00:00" table:style-name="ce4">
            <text:p>11/24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6600" table:style-name="ce3">
            <text:p><text:s/>16,600<text:s/></text:p>
          </table:table-cell>
          <table:table-cell table:number-columns-repeated="16380"/>
        </table:table-row>
        <table:table-row table:style-name="ro1">
          <table:table-cell office:value-type="date" office:date-value="2014-12-01T00:00:00" table:style-name="ce4">
            <text:p>12/1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6962.2" table:style-name="ce3">
            <text:p><text:s/>16,962<text:s/></text:p>
          </table:table-cell>
          <table:table-cell table:number-columns-repeated="16380"/>
        </table:table-row>
        <table:table-row table:style-name="ro1">
          <table:table-cell office:value-type="date" office:date-value="2014-12-01T00:00:00" table:style-name="ce4">
            <text:p>12/1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5886.2" table:style-name="ce3">
            <text:p><text:s/>15,886<text:s/></text:p>
          </table:table-cell>
          <table:table-cell table:number-columns-repeated="16380"/>
        </table:table-row>
        <table:table-row table:style-name="ro1">
          <table:table-cell office:value-type="date" office:date-value="2014-12-01T00:00:00" table:style-name="ce4">
            <text:p>12/1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6274.800000000001" table:style-name="ce3">
            <text:p><text:s/>16,275<text:s/></text:p>
          </table:table-cell>
          <table:table-cell table:number-columns-repeated="16380"/>
        </table:table-row>
        <table:table-row table:style-name="ro1">
          <table:table-cell office:value-type="date" office:date-value="2014-12-01T00:00:00" table:style-name="ce4">
            <text:p>12/1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8907.400000000001" table:style-name="ce3">
            <text:p><text:s/>18,907<text:s/></text:p>
          </table:table-cell>
          <table:table-cell table:number-columns-repeated="16380"/>
        </table:table-row>
        <table:table-row table:style-name="ro1">
          <table:table-cell office:value-type="date" office:date-value="2014-12-08T00:00:00" table:style-name="ce4">
            <text:p>12/8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5174.2" table:style-name="ce3">
            <text:p><text:s/>15,174<text:s/></text:p>
          </table:table-cell>
          <table:table-cell table:number-columns-repeated="16380"/>
        </table:table-row>
        <table:table-row table:style-name="ro1">
          <table:table-cell office:value-type="date" office:date-value="2014-12-08T00:00:00" table:style-name="ce4">
            <text:p>12/8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4823.800000000001" table:style-name="ce3">
            <text:p><text:s/>14,824<text:s/></text:p>
          </table:table-cell>
          <table:table-cell table:number-columns-repeated="16380"/>
        </table:table-row>
        <table:table-row table:style-name="ro1">
          <table:table-cell office:value-type="date" office:date-value="2014-12-08T00:00:00" table:style-name="ce4">
            <text:p>12/8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2098.2" table:style-name="ce3">
            <text:p><text:s/>12,098<text:s/></text:p>
          </table:table-cell>
          <table:table-cell table:number-columns-repeated="16380"/>
        </table:table-row>
        <table:table-row table:style-name="ro1">
          <table:table-cell office:value-type="date" office:date-value="2014-12-08T00:00:00" table:style-name="ce4">
            <text:p>12/8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9803.800000000003" table:style-name="ce3">
            <text:p><text:s/>19,804<text:s/></text:p>
          </table:table-cell>
          <table:table-cell table:number-columns-repeated="16380"/>
        </table:table-row>
        <table:table-row table:style-name="ro1">
          <table:table-cell office:value-type="date" office:date-value="2014-12-15T00:00:00" table:style-name="ce4">
            <text:p>12/15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7100.600000000002" table:style-name="ce3">
            <text:p><text:s/>17,101<text:s/></text:p>
          </table:table-cell>
          <table:table-cell table:number-columns-repeated="16380"/>
        </table:table-row>
        <table:table-row table:style-name="ro1">
          <table:table-cell office:value-type="date" office:date-value="2014-12-15T00:00:00" table:style-name="ce4">
            <text:p>12/15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7064.800000000003" table:style-name="ce3">
            <text:p><text:s/>17,065<text:s/></text:p>
          </table:table-cell>
          <table:table-cell table:number-columns-repeated="16380"/>
        </table:table-row>
        <table:table-row table:style-name="ro1">
          <table:table-cell office:value-type="date" office:date-value="2014-12-15T00:00:00" table:style-name="ce4">
            <text:p>12/15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4449.6" table:style-name="ce3">
            <text:p><text:s/>14,450<text:s/></text:p>
          </table:table-cell>
          <table:table-cell table:number-columns-repeated="16380"/>
        </table:table-row>
        <table:table-row table:style-name="ro1">
          <table:table-cell office:value-type="date" office:date-value="2014-12-15T00:00:00" table:style-name="ce4">
            <text:p>12/15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8185.300000000003" table:style-name="ce3">
            <text:p><text:s/>18,185<text:s/></text:p>
          </table:table-cell>
          <table:table-cell table:number-columns-repeated="16380"/>
        </table:table-row>
        <table:table-row table:style-name="ro1">
          <table:table-cell office:value-type="date" office:date-value="2014-12-22T00:00:00" table:style-name="ce4">
            <text:p>12/22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6616.599999999999" table:style-name="ce3">
            <text:p><text:s/>16,617<text:s/></text:p>
          </table:table-cell>
          <table:table-cell table:number-columns-repeated="16380"/>
        </table:table-row>
        <table:table-row table:style-name="ro1">
          <table:table-cell office:value-type="date" office:date-value="2014-12-22T00:00:00" table:style-name="ce4">
            <text:p>12/22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7579.400000000001" table:style-name="ce3">
            <text:p><text:s/>17,579<text:s/></text:p>
          </table:table-cell>
          <table:table-cell table:number-columns-repeated="16380"/>
        </table:table-row>
        <table:table-row table:style-name="ro1">
          <table:table-cell office:value-type="date" office:date-value="2014-12-22T00:00:00" table:style-name="ce4">
            <text:p>12/22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6339.2" table:style-name="ce3">
            <text:p><text:s/>16,339<text:s/></text:p>
          </table:table-cell>
          <table:table-cell table:number-columns-repeated="16380"/>
        </table:table-row>
        <table:table-row table:style-name="ro1">
          <table:table-cell office:value-type="date" office:date-value="2014-12-22T00:00:00" table:style-name="ce4">
            <text:p>12/22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1430.600000000002" table:style-name="ce3">
            <text:p><text:s/>21,431<text:s/></text:p>
          </table:table-cell>
          <table:table-cell table:number-columns-repeated="16380"/>
        </table:table-row>
        <table:table-row table:style-name="ro1">
          <table:table-cell office:value-type="date" office:date-value="2014-12-29T00:00:00" table:style-name="ce4">
            <text:p>12/29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9059.599999999999" table:style-name="ce3">
            <text:p><text:s/>19,060<text:s/></text:p>
          </table:table-cell>
          <table:table-cell table:number-columns-repeated="16380"/>
        </table:table-row>
        <table:table-row table:style-name="ro1">
          <table:table-cell office:value-type="date" office:date-value="2014-12-29T00:00:00" table:style-name="ce4">
            <text:p>12/29/20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7446.600000000002" table:style-name="ce3">
            <text:p><text:s/>17,447<text:s/></text:p>
          </table:table-cell>
          <table:table-cell table:number-columns-repeated="16380"/>
        </table:table-row>
        <table:table-row table:style-name="ro1">
          <table:table-cell office:value-type="date" office:date-value="2014-12-29T00:00:00" table:style-name="ce4">
            <text:p>12/29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8894.400000000001" table:style-name="ce3">
            <text:p><text:s/>18,894<text:s/></text:p>
          </table:table-cell>
          <table:table-cell table:number-columns-repeated="16380"/>
        </table:table-row>
        <table:table-row table:style-name="ro1">
          <table:table-cell office:value-type="date" office:date-value="2014-12-29T00:00:00" table:style-name="ce4">
            <text:p>12/29/2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3696.500000000004" table:style-name="ce3">
            <text:p><text:s/>23,697<text:s/></text:p>
          </table:table-cell>
          <table:table-cell table:number-columns-repeated="16380"/>
        </table:table-row>
        <table:table-row table:style-name="ro1">
          <table:table-cell office:value-type="date" office:date-value="2015-01-05T00:00:00" table:style-name="ce4">
            <text:p>1/5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7004.400000000001" table:style-name="ce3">
            <text:p><text:s/>17,004<text:s/></text:p>
          </table:table-cell>
          <table:table-cell table:number-columns-repeated="16380"/>
        </table:table-row>
        <table:table-row table:style-name="ro1">
          <table:table-cell office:value-type="date" office:date-value="2015-01-05T00:00:00" table:style-name="ce4">
            <text:p>1/5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9339" table:style-name="ce3">
            <text:p><text:s/>19,339<text:s/></text:p>
          </table:table-cell>
          <table:table-cell table:number-columns-repeated="16380"/>
        </table:table-row>
        <table:table-row table:style-name="ro1">
          <table:table-cell office:value-type="date" office:date-value="2015-01-05T00:00:00" table:style-name="ce4">
            <text:p>1/5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4337.4" table:style-name="ce3">
            <text:p><text:s/>14,337<text:s/></text:p>
          </table:table-cell>
          <table:table-cell table:number-columns-repeated="16380"/>
        </table:table-row>
        <table:table-row table:style-name="ro1">
          <table:table-cell office:value-type="date" office:date-value="2015-01-05T00:00:00" table:style-name="ce4">
            <text:p>1/5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4053.4" table:style-name="ce3">
            <text:p><text:s/>24,053<text:s/></text:p>
          </table:table-cell>
          <table:table-cell table:number-columns-repeated="16380"/>
        </table:table-row>
        <table:table-row table:style-name="ro1">
          <table:table-cell office:value-type="date" office:date-value="2015-01-12T00:00:00" table:style-name="ce4">
            <text:p>1/12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3920.2" table:style-name="ce3">
            <text:p><text:s/>13,920<text:s/></text:p>
          </table:table-cell>
          <table:table-cell table:number-columns-repeated="16380"/>
        </table:table-row>
        <table:table-row table:style-name="ro1">
          <table:table-cell office:value-type="date" office:date-value="2015-01-12T00:00:00" table:style-name="ce4">
            <text:p>1/12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4558.2" table:style-name="ce3">
            <text:p><text:s/>14,558<text:s/></text:p>
          </table:table-cell>
          <table:table-cell table:number-columns-repeated="16380"/>
        </table:table-row>
        <table:table-row table:style-name="ro1">
          <table:table-cell office:value-type="date" office:date-value="2015-01-12T00:00:00" table:style-name="ce4">
            <text:p>1/12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0744.8" table:style-name="ce3">
            <text:p><text:s/>10,745<text:s/></text:p>
          </table:table-cell>
          <table:table-cell table:number-columns-repeated="16380"/>
        </table:table-row>
        <table:table-row table:style-name="ro1">
          <table:table-cell office:value-type="date" office:date-value="2015-01-12T00:00:00" table:style-name="ce4">
            <text:p>1/12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4458.6" table:style-name="ce3">
            <text:p><text:s/>14,459<text:s/></text:p>
          </table:table-cell>
          <table:table-cell table:number-columns-repeated="16380"/>
        </table:table-row>
        <table:table-row table:style-name="ro1">
          <table:table-cell office:value-type="date" office:date-value="2015-01-19T00:00:00" table:style-name="ce4">
            <text:p>1/19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4616" table:style-name="ce3">
            <text:p><text:s/>14,616<text:s/></text:p>
          </table:table-cell>
          <table:table-cell table:number-columns-repeated="16380"/>
        </table:table-row>
        <table:table-row table:style-name="ro1">
          <table:table-cell office:value-type="date" office:date-value="2015-01-19T00:00:00" table:style-name="ce4">
            <text:p>1/19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2566.2" table:style-name="ce3">
            <text:p><text:s/>12,566<text:s/></text:p>
          </table:table-cell>
          <table:table-cell table:number-columns-repeated="16380"/>
        </table:table-row>
        <table:table-row table:style-name="ro1">
          <table:table-cell office:value-type="date" office:date-value="2015-01-19T00:00:00" table:style-name="ce4">
            <text:p>1/19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1748" table:style-name="ce3">
            <text:p><text:s/>11,748<text:s/></text:p>
          </table:table-cell>
          <table:table-cell table:number-columns-repeated="16380"/>
        </table:table-row>
        <table:table-row table:style-name="ro1">
          <table:table-cell office:value-type="date" office:date-value="2015-01-19T00:00:00" table:style-name="ce4">
            <text:p>1/19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6375.900000000001" table:style-name="ce3">
            <text:p><text:s/>16,376<text:s/></text:p>
          </table:table-cell>
          <table:table-cell table:number-columns-repeated="16380"/>
        </table:table-row>
        <table:table-row table:style-name="ro1">
          <table:table-cell office:value-type="date" office:date-value="2015-01-26T00:00:00" table:style-name="ce4">
            <text:p>1/26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6293.4" table:style-name="ce3">
            <text:p><text:s/>16,293<text:s/></text:p>
          </table:table-cell>
          <table:table-cell table:number-columns-repeated="16380"/>
        </table:table-row>
        <table:table-row table:style-name="ro1">
          <table:table-cell office:value-type="date" office:date-value="2015-01-26T00:00:00" table:style-name="ce4">
            <text:p>1/26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4458.6" table:style-name="ce3">
            <text:p><text:s/>14,459<text:s/></text:p>
          </table:table-cell>
          <table:table-cell table:number-columns-repeated="16380"/>
        </table:table-row>
        <table:table-row table:style-name="ro1">
          <table:table-cell office:value-type="date" office:date-value="2015-01-26T00:00:00" table:style-name="ce4">
            <text:p>1/26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4267.2" table:style-name="ce3">
            <text:p><text:s/>14,267<text:s/></text:p>
          </table:table-cell>
          <table:table-cell table:number-columns-repeated="16380"/>
        </table:table-row>
        <table:table-row table:style-name="ro1">
          <table:table-cell office:value-type="date" office:date-value="2015-01-26T00:00:00" table:style-name="ce4">
            <text:p>1/26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9181.300000000003" table:style-name="ce3">
            <text:p><text:s/>19,181<text:s/></text:p>
          </table:table-cell>
          <table:table-cell table:number-columns-repeated="16380"/>
        </table:table-row>
        <table:table-row table:style-name="ro1">
          <table:table-cell office:value-type="date" office:date-value="2015-02-02T00:00:00" table:style-name="ce4">
            <text:p>2/2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5571.600000000002" table:style-name="ce3">
            <text:p><text:s/>15,572<text:s/></text:p>
          </table:table-cell>
          <table:table-cell table:number-columns-repeated="16380"/>
        </table:table-row>
        <table:table-row table:style-name="ro1">
          <table:table-cell office:value-type="date" office:date-value="2015-02-02T00:00:00" table:style-name="ce4">
            <text:p>2/2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6359.300000000001" table:style-name="ce3">
            <text:p><text:s/>16,359<text:s/></text:p>
          </table:table-cell>
          <table:table-cell table:number-columns-repeated="16380"/>
        </table:table-row>
        <table:table-row table:style-name="ro1">
          <table:table-cell office:value-type="date" office:date-value="2015-02-02T00:00:00" table:style-name="ce4">
            <text:p>2/2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3776.2" table:style-name="ce3">
            <text:p><text:s/>13,776<text:s/></text:p>
          </table:table-cell>
          <table:table-cell table:number-columns-repeated="16380"/>
        </table:table-row>
        <table:table-row table:style-name="ro1">
          <table:table-cell office:value-type="date" office:date-value="2015-02-02T00:00:00" table:style-name="ce4">
            <text:p>2/2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7139.5" table:style-name="ce3">
            <text:p><text:s/>17,140<text:s/></text:p>
          </table:table-cell>
          <table:table-cell table:number-columns-repeated="16380"/>
        </table:table-row>
        <table:table-row table:style-name="ro1">
          <table:table-cell office:value-type="date" office:date-value="2015-02-09T00:00:00" table:style-name="ce4">
            <text:p>2/9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7411.2" table:style-name="ce3">
            <text:p><text:s/>17,411<text:s/></text:p>
          </table:table-cell>
          <table:table-cell table:number-columns-repeated="16380"/>
        </table:table-row>
        <table:table-row table:style-name="ro1">
          <table:table-cell office:value-type="date" office:date-value="2015-02-09T00:00:00" table:style-name="ce4">
            <text:p>2/9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8044.2" table:style-name="ce3">
            <text:p><text:s/>18,044<text:s/></text:p>
          </table:table-cell>
          <table:table-cell table:number-columns-repeated="16380"/>
        </table:table-row>
        <table:table-row table:style-name="ro1">
          <table:table-cell office:value-type="date" office:date-value="2015-02-09T00:00:00" table:style-name="ce4">
            <text:p>2/9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6048.6" table:style-name="ce3">
            <text:p><text:s/>16,049<text:s/></text:p>
          </table:table-cell>
          <table:table-cell table:number-columns-repeated="16380"/>
        </table:table-row>
        <table:table-row table:style-name="ro1">
          <table:table-cell office:value-type="date" office:date-value="2015-02-09T00:00:00" table:style-name="ce4">
            <text:p>2/9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2152.7" table:style-name="ce3">
            <text:p><text:s/>22,153<text:s/></text:p>
          </table:table-cell>
          <table:table-cell table:number-columns-repeated="16380"/>
        </table:table-row>
        <table:table-row table:style-name="ro1">
          <table:table-cell office:value-type="date" office:date-value="2015-02-16T00:00:00" table:style-name="ce4">
            <text:p>2/16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4962.600000000002" table:style-name="ce3">
            <text:p><text:s/>14,963<text:s/></text:p>
          </table:table-cell>
          <table:table-cell table:number-columns-repeated="16380"/>
        </table:table-row>
        <table:table-row table:style-name="ro1">
          <table:table-cell office:value-type="date" office:date-value="2015-02-16T00:00:00" table:style-name="ce4">
            <text:p>2/16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9405.400000000001" table:style-name="ce3">
            <text:p><text:s/>19,405<text:s/></text:p>
          </table:table-cell>
          <table:table-cell table:number-columns-repeated="16380"/>
        </table:table-row>
        <table:table-row table:style-name="ro1">
          <table:table-cell office:value-type="date" office:date-value="2015-02-16T00:00:00" table:style-name="ce4">
            <text:p>2/16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2726" table:style-name="ce3">
            <text:p><text:s/>12,726<text:s/></text:p>
          </table:table-cell>
          <table:table-cell table:number-columns-repeated="16380"/>
        </table:table-row>
        <table:table-row table:style-name="ro1">
          <table:table-cell office:value-type="date" office:date-value="2015-02-16T00:00:00" table:style-name="ce4">
            <text:p>2/16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6609.800000000003" table:style-name="ce3">
            <text:p><text:s/>26,610<text:s/></text:p>
          </table:table-cell>
          <table:table-cell table:number-columns-repeated="16380"/>
        </table:table-row>
        <table:table-row table:style-name="ro1">
          <table:table-cell office:value-type="date" office:date-value="2015-02-23T00:00:00" table:style-name="ce4">
            <text:p>2/23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5277.800000000001" table:style-name="ce3">
            <text:p><text:s/>15,278<text:s/></text:p>
          </table:table-cell>
          <table:table-cell table:number-columns-repeated="16380"/>
        </table:table-row>
        <table:table-row table:style-name="ro1">
          <table:table-cell office:value-type="date" office:date-value="2015-02-23T00:00:00" table:style-name="ce4">
            <text:p>2/23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7181" table:style-name="ce3">
            <text:p><text:s/>17,181<text:s/></text:p>
          </table:table-cell>
          <table:table-cell table:number-columns-repeated="16380"/>
        </table:table-row>
        <table:table-row table:style-name="ro1">
          <table:table-cell office:value-type="date" office:date-value="2015-02-23T00:00:00" table:style-name="ce4">
            <text:p>2/23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1165.6" table:style-name="ce3">
            <text:p><text:s/>11,166<text:s/></text:p>
          </table:table-cell>
          <table:table-cell table:number-columns-repeated="16380"/>
        </table:table-row>
        <table:table-row table:style-name="ro1">
          <table:table-cell office:value-type="date" office:date-value="2015-02-23T00:00:00" table:style-name="ce4">
            <text:p>2/23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0866.2" table:style-name="ce3">
            <text:p><text:s/>20,866<text:s/></text:p>
          </table:table-cell>
          <table:table-cell table:number-columns-repeated="16380"/>
        </table:table-row>
        <table:table-row table:style-name="ro1">
          <table:table-cell office:value-type="date" office:date-value="2015-03-02T00:00:00" table:style-name="ce4">
            <text:p>3/2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5508.800000000001" table:style-name="ce3">
            <text:p><text:s/>15,509<text:s/></text:p>
          </table:table-cell>
          <table:table-cell table:number-columns-repeated="16380"/>
        </table:table-row>
        <table:table-row table:style-name="ro1">
          <table:table-cell office:value-type="date" office:date-value="2015-03-02T00:00:00" table:style-name="ce4">
            <text:p>3/2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8932.300000000003" table:style-name="ce3">
            <text:p><text:s/>18,932<text:s/></text:p>
          </table:table-cell>
          <table:table-cell table:number-columns-repeated="16380"/>
        </table:table-row>
        <table:table-row table:style-name="ro1">
          <table:table-cell office:value-type="date" office:date-value="2015-03-02T00:00:00" table:style-name="ce4">
            <text:p>3/2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2180.8" table:style-name="ce3">
            <text:p><text:s/>12,181<text:s/></text:p>
          </table:table-cell>
          <table:table-cell table:number-columns-repeated="16380"/>
        </table:table-row>
        <table:table-row table:style-name="ro1">
          <table:table-cell office:value-type="date" office:date-value="2015-03-02T00:00:00" table:style-name="ce4">
            <text:p>3/2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5937.500000000004" table:style-name="ce3">
            <text:p><text:s/>25,938<text:s/></text:p>
          </table:table-cell>
          <table:table-cell table:number-columns-repeated="16380"/>
        </table:table-row>
        <table:table-row table:style-name="ro1">
          <table:table-cell office:value-type="date" office:date-value="2015-03-09T00:00:00" table:style-name="ce4">
            <text:p>3/9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20751.400000000001" table:style-name="ce3">
            <text:p><text:s/>20,751<text:s/></text:p>
          </table:table-cell>
          <table:table-cell table:number-columns-repeated="16380"/>
        </table:table-row>
        <table:table-row table:style-name="ro1">
          <table:table-cell office:value-type="date" office:date-value="2015-03-09T00:00:00" table:style-name="ce4">
            <text:p>3/9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5072.800000000001" table:style-name="ce3">
            <text:p><text:s/>15,073<text:s/></text:p>
          </table:table-cell>
          <table:table-cell table:number-columns-repeated="16380"/>
        </table:table-row>
        <table:table-row table:style-name="ro1">
          <table:table-cell office:value-type="date" office:date-value="2015-03-09T00:00:00" table:style-name="ce4">
            <text:p>3/9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8528.2" table:style-name="ce3">
            <text:p><text:s/>18,528<text:s/></text:p>
          </table:table-cell>
          <table:table-cell table:number-columns-repeated="16380"/>
        </table:table-row>
        <table:table-row table:style-name="ro1">
          <table:table-cell office:value-type="date" office:date-value="2015-03-09T00:00:00" table:style-name="ce4">
            <text:p>3/9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7645.800000000003" table:style-name="ce3">
            <text:p><text:s/>17,646<text:s/></text:p>
          </table:table-cell>
          <table:table-cell table:number-columns-repeated="16380"/>
        </table:table-row>
        <table:table-row table:style-name="ro1">
          <table:table-cell office:value-type="date" office:date-value="2015-03-16T00:00:00" table:style-name="ce4">
            <text:p>3/16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6917.2" table:style-name="ce3">
            <text:p><text:s/>16,917<text:s/></text:p>
          </table:table-cell>
          <table:table-cell table:number-columns-repeated="16380"/>
        </table:table-row>
        <table:table-row table:style-name="ro1">
          <table:table-cell office:value-type="date" office:date-value="2015-03-16T00:00:00" table:style-name="ce4">
            <text:p>3/16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6832.400000000001" table:style-name="ce3">
            <text:p><text:s/>16,832<text:s/></text:p>
          </table:table-cell>
          <table:table-cell table:number-columns-repeated="16380"/>
        </table:table-row>
        <table:table-row table:style-name="ro1">
          <table:table-cell office:value-type="date" office:date-value="2015-03-16T00:00:00" table:style-name="ce4">
            <text:p>3/16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5233.600000000002" table:style-name="ce3">
            <text:p><text:s/>15,234<text:s/></text:p>
          </table:table-cell>
          <table:table-cell table:number-columns-repeated="16380"/>
        </table:table-row>
        <table:table-row table:style-name="ro1">
          <table:table-cell office:value-type="date" office:date-value="2015-03-16T00:00:00" table:style-name="ce4">
            <text:p>3/16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2758.600000000002" table:style-name="ce3">
            <text:p><text:s/>22,759<text:s/></text:p>
          </table:table-cell>
          <table:table-cell table:number-columns-repeated="16380"/>
        </table:table-row>
        <table:table-row table:style-name="ro1">
          <table:table-cell office:value-type="date" office:date-value="2015-03-23T00:00:00" table:style-name="ce4">
            <text:p>3/23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5196.400000000001" table:style-name="ce3">
            <text:p><text:s/>15,196<text:s/></text:p>
          </table:table-cell>
          <table:table-cell table:number-columns-repeated="16380"/>
        </table:table-row>
        <table:table-row table:style-name="ro1">
          <table:table-cell office:value-type="date" office:date-value="2015-03-23T00:00:00" table:style-name="ce4">
            <text:p>3/23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9280.900000000001" table:style-name="ce3">
            <text:p><text:s/>19,281<text:s/></text:p>
          </table:table-cell>
          <table:table-cell table:number-columns-repeated="16380"/>
        </table:table-row>
        <table:table-row table:style-name="ro1">
          <table:table-cell office:value-type="date" office:date-value="2015-03-23T00:00:00" table:style-name="ce4">
            <text:p>3/23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4309" table:style-name="ce3">
            <text:p><text:s/>14,309<text:s/></text:p>
          </table:table-cell>
          <table:table-cell table:number-columns-repeated="16380"/>
        </table:table-row>
        <table:table-row table:style-name="ro1">
          <table:table-cell office:value-type="date" office:date-value="2015-03-23T00:00:00" table:style-name="ce4">
            <text:p>3/23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4003.600000000002" table:style-name="ce3">
            <text:p><text:s/>24,004<text:s/></text:p>
          </table:table-cell>
          <table:table-cell table:number-columns-repeated="16380"/>
        </table:table-row>
        <table:table-row table:style-name="ro1">
          <table:table-cell office:value-type="date" office:date-value="2015-03-30T00:00:00" table:style-name="ce4">
            <text:p>3/30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6454.400000000001" table:style-name="ce3">
            <text:p><text:s/>16,454<text:s/></text:p>
          </table:table-cell>
          <table:table-cell table:number-columns-repeated="16380"/>
        </table:table-row>
        <table:table-row table:style-name="ro1">
          <table:table-cell office:value-type="date" office:date-value="2015-03-30T00:00:00" table:style-name="ce4">
            <text:p>3/30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8044.2" table:style-name="ce3">
            <text:p><text:s/>18,044<text:s/></text:p>
          </table:table-cell>
          <table:table-cell table:number-columns-repeated="16380"/>
        </table:table-row>
        <table:table-row table:style-name="ro1">
          <table:table-cell office:value-type="date" office:date-value="2015-03-30T00:00:00" table:style-name="ce4">
            <text:p>3/30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4041" table:style-name="ce3">
            <text:p><text:s/>14,041<text:s/></text:p>
          </table:table-cell>
          <table:table-cell table:number-columns-repeated="16380"/>
        </table:table-row>
        <table:table-row table:style-name="ro1">
          <table:table-cell office:value-type="date" office:date-value="2015-03-30T00:00:00" table:style-name="ce4">
            <text:p>3/30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4609.500000000004" table:style-name="ce3">
            <text:p><text:s/>24,610<text:s/></text:p>
          </table:table-cell>
          <table:table-cell table:number-columns-repeated="16380"/>
        </table:table-row>
        <table:table-row table:style-name="ro1">
          <table:table-cell office:value-type="date" office:date-value="2015-04-06T00:00:00" table:style-name="ce4">
            <text:p>4/6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8254.599999999999" table:style-name="ce3">
            <text:p><text:s/>18,255<text:s/></text:p>
          </table:table-cell>
          <table:table-cell table:number-columns-repeated="16380"/>
        </table:table-row>
        <table:table-row table:style-name="ro1">
          <table:table-cell office:value-type="date" office:date-value="2015-04-06T00:00:00" table:style-name="ce4">
            <text:p>4/6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7986.100000000002" table:style-name="ce3">
            <text:p><text:s/>17,986<text:s/></text:p>
          </table:table-cell>
          <table:table-cell table:number-columns-repeated="16380"/>
        </table:table-row>
        <table:table-row table:style-name="ro1">
          <table:table-cell office:value-type="date" office:date-value="2015-04-06T00:00:00" table:style-name="ce4">
            <text:p>4/6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7404" table:style-name="ce3">
            <text:p><text:s/>17,404<text:s/></text:p>
          </table:table-cell>
          <table:table-cell table:number-columns-repeated="16380"/>
        </table:table-row>
        <table:table-row table:style-name="ro1">
          <table:table-cell office:value-type="date" office:date-value="2015-04-06T00:00:00" table:style-name="ce4">
            <text:p>4/6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4543.100000000002" table:style-name="ce3">
            <text:p><text:s/>24,543<text:s/></text:p>
          </table:table-cell>
          <table:table-cell table:number-columns-repeated="16380"/>
        </table:table-row>
        <table:table-row table:style-name="ro1">
          <table:table-cell office:value-type="date" office:date-value="2015-04-13T00:00:00" table:style-name="ce4">
            <text:p>4/13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7605.599999999999" table:style-name="ce3">
            <text:p><text:s/>17,606<text:s/></text:p>
          </table:table-cell>
          <table:table-cell table:number-columns-repeated="16380"/>
        </table:table-row>
        <table:table-row table:style-name="ro1">
          <table:table-cell office:value-type="date" office:date-value="2015-04-13T00:00:00" table:style-name="ce4">
            <text:p>4/13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7446.600000000002" table:style-name="ce3">
            <text:p><text:s/>17,447<text:s/></text:p>
          </table:table-cell>
          <table:table-cell table:number-columns-repeated="16380"/>
        </table:table-row>
        <table:table-row table:style-name="ro1">
          <table:table-cell office:value-type="date" office:date-value="2015-04-13T00:00:00" table:style-name="ce4">
            <text:p>4/13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5282" table:style-name="ce3">
            <text:p><text:s/>15,282<text:s/></text:p>
          </table:table-cell>
          <table:table-cell table:number-columns-repeated="16380"/>
        </table:table-row>
        <table:table-row table:style-name="ro1">
          <table:table-cell office:value-type="date" office:date-value="2015-04-13T00:00:00" table:style-name="ce4">
            <text:p>4/13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3704.800000000003" table:style-name="ce3">
            <text:p><text:s/>23,705<text:s/></text:p>
          </table:table-cell>
          <table:table-cell table:number-columns-repeated="16380"/>
        </table:table-row>
        <table:table-row table:style-name="ro1">
          <table:table-cell office:value-type="date" office:date-value="2015-04-20T00:00:00" table:style-name="ce4">
            <text:p>4/20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7450.2" table:style-name="ce3">
            <text:p><text:s/>17,450<text:s/></text:p>
          </table:table-cell>
          <table:table-cell table:number-columns-repeated="16380"/>
        </table:table-row>
        <table:table-row table:style-name="ro1">
          <table:table-cell office:value-type="date" office:date-value="2015-04-20T00:00:00" table:style-name="ce4">
            <text:p>4/20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7197.600000000002" table:style-name="ce3">
            <text:p><text:s/>17,198<text:s/></text:p>
          </table:table-cell>
          <table:table-cell table:number-columns-repeated="16380"/>
        </table:table-row>
        <table:table-row table:style-name="ro1">
          <table:table-cell office:value-type="date" office:date-value="2015-04-20T00:00:00" table:style-name="ce4">
            <text:p>4/20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6393.400000000001" table:style-name="ce3">
            <text:p><text:s/>16,393<text:s/></text:p>
          </table:table-cell>
          <table:table-cell table:number-columns-repeated="16380"/>
        </table:table-row>
        <table:table-row table:style-name="ro1">
          <table:table-cell office:value-type="date" office:date-value="2015-04-20T00:00:00" table:style-name="ce4">
            <text:p>4/20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3347.9" table:style-name="ce3">
            <text:p><text:s/>23,348<text:s/></text:p>
          </table:table-cell>
          <table:table-cell table:number-columns-repeated="16380"/>
        </table:table-row>
        <table:table-row table:style-name="ro1">
          <table:table-cell office:value-type="date" office:date-value="2015-04-27T00:00:00" table:style-name="ce4">
            <text:p>4/27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8222.400000000001" table:style-name="ce3">
            <text:p><text:s/>18,222<text:s/></text:p>
          </table:table-cell>
          <table:table-cell table:number-columns-repeated="16380"/>
        </table:table-row>
        <table:table-row table:style-name="ro1">
          <table:table-cell office:value-type="date" office:date-value="2015-04-27T00:00:00" table:style-name="ce4">
            <text:p>4/27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6757.7" table:style-name="ce3">
            <text:p><text:s/>16,758<text:s/></text:p>
          </table:table-cell>
          <table:table-cell table:number-columns-repeated="16380"/>
        </table:table-row>
        <table:table-row table:style-name="ro1">
          <table:table-cell office:value-type="date" office:date-value="2015-04-27T00:00:00" table:style-name="ce4">
            <text:p>4/27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4887.6" table:style-name="ce3">
            <text:p><text:s/>14,888<text:s/></text:p>
          </table:table-cell>
          <table:table-cell table:number-columns-repeated="16380"/>
        </table:table-row>
        <table:table-row table:style-name="ro1">
          <table:table-cell office:value-type="date" office:date-value="2015-04-27T00:00:00" table:style-name="ce4">
            <text:p>4/27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0210.5" table:style-name="ce3">
            <text:p><text:s/>20,211<text:s/></text:p>
          </table:table-cell>
          <table:table-cell table:number-columns-repeated="16380"/>
        </table:table-row>
        <table:table-row table:style-name="ro1">
          <table:table-cell office:value-type="date" office:date-value="2015-05-04T00:00:00" table:style-name="ce4">
            <text:p>5/4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7117.600000000002" table:style-name="ce3">
            <text:p><text:s/>17,118<text:s/></text:p>
          </table:table-cell>
          <table:table-cell table:number-columns-repeated="16380"/>
        </table:table-row>
        <table:table-row table:style-name="ro1">
          <table:table-cell office:value-type="date" office:date-value="2015-05-04T00:00:00" table:style-name="ce4">
            <text:p>5/4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20102.600000000002" table:style-name="ce3">
            <text:p><text:s/>20,103<text:s/></text:p>
          </table:table-cell>
          <table:table-cell table:number-columns-repeated="16380"/>
        </table:table-row>
        <table:table-row table:style-name="ro1">
          <table:table-cell office:value-type="date" office:date-value="2015-05-04T00:00:00" table:style-name="ce4">
            <text:p>5/4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5094.800000000001" table:style-name="ce3">
            <text:p><text:s/>15,095<text:s/></text:p>
          </table:table-cell>
          <table:table-cell table:number-columns-repeated="16380"/>
        </table:table-row>
        <table:table-row table:style-name="ro1">
          <table:table-cell office:value-type="date" office:date-value="2015-05-04T00:00:00" table:style-name="ce4">
            <text:p>5/4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2742.000000000004" table:style-name="ce3">
            <text:p><text:s/>22,742<text:s/></text:p>
          </table:table-cell>
          <table:table-cell table:number-columns-repeated="16380"/>
        </table:table-row>
        <table:table-row table:style-name="ro1">
          <table:table-cell office:value-type="date" office:date-value="2015-05-11T00:00:00" table:style-name="ce4">
            <text:p>5/11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9712.400000000001" table:style-name="ce3">
            <text:p><text:s/>19,712<text:s/></text:p>
          </table:table-cell>
          <table:table-cell table:number-columns-repeated="16380"/>
        </table:table-row>
        <table:table-row table:style-name="ro1">
          <table:table-cell office:value-type="date" office:date-value="2015-05-11T00:00:00" table:style-name="ce4">
            <text:p>5/11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20268.600000000002" table:style-name="ce3">
            <text:p><text:s/>20,269<text:s/></text:p>
          </table:table-cell>
          <table:table-cell table:number-columns-repeated="16380"/>
        </table:table-row>
        <table:table-row table:style-name="ro1">
          <table:table-cell office:value-type="date" office:date-value="2015-05-11T00:00:00" table:style-name="ce4">
            <text:p>5/11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7279.599999999999" table:style-name="ce3">
            <text:p><text:s/>17,280<text:s/></text:p>
          </table:table-cell>
          <table:table-cell table:number-columns-repeated="16380"/>
        </table:table-row>
        <table:table-row table:style-name="ro1">
          <table:table-cell office:value-type="date" office:date-value="2015-05-11T00:00:00" table:style-name="ce4">
            <text:p>5/11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5489.300000000003" table:style-name="ce3">
            <text:p><text:s/>25,489<text:s/></text:p>
          </table:table-cell>
          <table:table-cell table:number-columns-repeated="16380"/>
        </table:table-row>
        <table:table-row table:style-name="ro1">
          <table:table-cell office:value-type="date" office:date-value="2015-05-18T00:00:00" table:style-name="ce4">
            <text:p>5/18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9407" table:style-name="ce3">
            <text:p><text:s/>19,407<text:s/></text:p>
          </table:table-cell>
          <table:table-cell table:number-columns-repeated="16380"/>
        </table:table-row>
        <table:table-row table:style-name="ro1">
          <table:table-cell office:value-type="date" office:date-value="2015-05-18T00:00:00" table:style-name="ce4">
            <text:p>5/18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8268.300000000003" table:style-name="ce3">
            <text:p><text:s/>18,268<text:s/></text:p>
          </table:table-cell>
          <table:table-cell table:number-columns-repeated="16380"/>
        </table:table-row>
        <table:table-row table:style-name="ro1">
          <table:table-cell office:value-type="date" office:date-value="2015-05-18T00:00:00" table:style-name="ce4">
            <text:p>5/18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7909.2" table:style-name="ce3">
            <text:p><text:s/>17,909<text:s/></text:p>
          </table:table-cell>
          <table:table-cell table:number-columns-repeated="16380"/>
        </table:table-row>
        <table:table-row table:style-name="ro1">
          <table:table-cell office:value-type="date" office:date-value="2015-05-18T00:00:00" table:style-name="ce4">
            <text:p>5/18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4949.800000000003" table:style-name="ce3">
            <text:p><text:s/>24,950<text:s/></text:p>
          </table:table-cell>
          <table:table-cell table:number-columns-repeated="16380"/>
        </table:table-row>
        <table:table-row table:style-name="ro1">
          <table:table-cell office:value-type="date" office:date-value="2015-05-25T00:00:00" table:style-name="ce4">
            <text:p>5/25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8816.599999999999" table:style-name="ce3">
            <text:p><text:s/>18,817<text:s/></text:p>
          </table:table-cell>
          <table:table-cell table:number-columns-repeated="16380"/>
        </table:table-row>
        <table:table-row table:style-name="ro1">
          <table:table-cell office:value-type="date" office:date-value="2015-05-25T00:00:00" table:style-name="ce4">
            <text:p>5/25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8998.7" table:style-name="ce3">
            <text:p><text:s/>18,999<text:s/></text:p>
          </table:table-cell>
          <table:table-cell table:number-columns-repeated="16380"/>
        </table:table-row>
        <table:table-row table:style-name="ro1">
          <table:table-cell office:value-type="date" office:date-value="2015-05-25T00:00:00" table:style-name="ce4">
            <text:p>5/25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7556.2" table:style-name="ce3">
            <text:p><text:s/>17,556<text:s/></text:p>
          </table:table-cell>
          <table:table-cell table:number-columns-repeated="16380"/>
        </table:table-row>
        <table:table-row table:style-name="ro1">
          <table:table-cell office:value-type="date" office:date-value="2015-05-25T00:00:00" table:style-name="ce4">
            <text:p>5/25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6045.4" table:style-name="ce3">
            <text:p><text:s/>26,045<text:s/></text:p>
          </table:table-cell>
          <table:table-cell table:number-columns-repeated="16380"/>
        </table:table-row>
        <table:table-row table:style-name="ro1">
          <table:table-cell office:value-type="date" office:date-value="2015-06-01T00:00:00" table:style-name="ce4">
            <text:p>6/1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8608.2" table:style-name="ce3">
            <text:p><text:s/>18,608<text:s/></text:p>
          </table:table-cell>
          <table:table-cell table:number-columns-repeated="16380"/>
        </table:table-row>
        <table:table-row table:style-name="ro1">
          <table:table-cell office:value-type="date" office:date-value="2015-06-01T00:00:00" table:style-name="ce4">
            <text:p>6/1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9073.400000000001" table:style-name="ce3">
            <text:p><text:s/>19,073<text:s/></text:p>
          </table:table-cell>
          <table:table-cell table:number-columns-repeated="16380"/>
        </table:table-row>
        <table:table-row table:style-name="ro1">
          <table:table-cell office:value-type="date" office:date-value="2015-06-01T00:00:00" table:style-name="ce4">
            <text:p>6/1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6419.400000000001" table:style-name="ce3">
            <text:p><text:s/>16,419<text:s/></text:p>
          </table:table-cell>
          <table:table-cell table:number-columns-repeated="16380"/>
        </table:table-row>
        <table:table-row table:style-name="ro1">
          <table:table-cell office:value-type="date" office:date-value="2015-06-01T00:00:00" table:style-name="ce4">
            <text:p>6/1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6136.7" table:style-name="ce3">
            <text:p><text:s/>26,137<text:s/></text:p>
          </table:table-cell>
          <table:table-cell table:number-columns-repeated="16380"/>
        </table:table-row>
        <table:table-row table:style-name="ro1">
          <table:table-cell office:value-type="date" office:date-value="2015-06-08T00:00:00" table:style-name="ce4">
            <text:p>6/8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9102.400000000001" table:style-name="ce3">
            <text:p><text:s/>19,102<text:s/></text:p>
          </table:table-cell>
          <table:table-cell table:number-columns-repeated="16380"/>
        </table:table-row>
        <table:table-row table:style-name="ro1">
          <table:table-cell office:value-type="date" office:date-value="2015-06-08T00:00:00" table:style-name="ce4">
            <text:p>6/8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20882.800000000003" table:style-name="ce3">
            <text:p><text:s/>20,883<text:s/></text:p>
          </table:table-cell>
          <table:table-cell table:number-columns-repeated="16380"/>
        </table:table-row>
        <table:table-row table:style-name="ro1">
          <table:table-cell office:value-type="date" office:date-value="2015-06-08T00:00:00" table:style-name="ce4">
            <text:p>6/8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6488" table:style-name="ce3">
            <text:p><text:s/>16,488<text:s/></text:p>
          </table:table-cell>
          <table:table-cell table:number-columns-repeated="16380"/>
        </table:table-row>
        <table:table-row table:style-name="ro1">
          <table:table-cell office:value-type="date" office:date-value="2015-06-08T00:00:00" table:style-name="ce4">
            <text:p>6/8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8850.800000000003" table:style-name="ce3">
            <text:p><text:s/>28,851<text:s/></text:p>
          </table:table-cell>
          <table:table-cell table:number-columns-repeated="16380"/>
        </table:table-row>
        <table:table-row table:style-name="ro1">
          <table:table-cell office:value-type="date" office:date-value="2015-06-15T00:00:00" table:style-name="ce4">
            <text:p>6/15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9189.599999999999" table:style-name="ce3">
            <text:p><text:s/>19,190<text:s/></text:p>
          </table:table-cell>
          <table:table-cell table:number-columns-repeated="16380"/>
        </table:table-row>
        <table:table-row table:style-name="ro1">
          <table:table-cell office:value-type="date" office:date-value="2015-06-15T00:00:00" table:style-name="ce4">
            <text:p>6/15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7098" table:style-name="ce3">
            <text:p><text:s/>17,098<text:s/></text:p>
          </table:table-cell>
          <table:table-cell table:number-columns-repeated="16380"/>
        </table:table-row>
        <table:table-row table:style-name="ro1">
          <table:table-cell office:value-type="date" office:date-value="2015-06-15T00:00:00" table:style-name="ce4">
            <text:p>6/15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9103.599999999999" table:style-name="ce3">
            <text:p><text:s/>19,104<text:s/></text:p>
          </table:table-cell>
          <table:table-cell table:number-columns-repeated="16380"/>
        </table:table-row>
        <table:table-row table:style-name="ro1">
          <table:table-cell office:value-type="date" office:date-value="2015-06-15T00:00:00" table:style-name="ce4">
            <text:p>6/15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8235.100000000002" table:style-name="ce3">
            <text:p><text:s/>18,235<text:s/></text:p>
          </table:table-cell>
          <table:table-cell table:number-columns-repeated="16380"/>
        </table:table-row>
        <table:table-row table:style-name="ro1">
          <table:table-cell office:value-type="date" office:date-value="2015-06-22T00:00:00" table:style-name="ce4">
            <text:p>6/22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8378" table:style-name="ce3">
            <text:p><text:s/>18,378<text:s/></text:p>
          </table:table-cell>
          <table:table-cell table:number-columns-repeated="16380"/>
        </table:table-row>
        <table:table-row table:style-name="ro1">
          <table:table-cell office:value-type="date" office:date-value="2015-06-22T00:00:00" table:style-name="ce4">
            <text:p>6/22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20667" table:style-name="ce3">
            <text:p><text:s/>20,667<text:s/></text:p>
          </table:table-cell>
          <table:table-cell table:number-columns-repeated="16380"/>
        </table:table-row>
        <table:table-row table:style-name="ro1">
          <table:table-cell office:value-type="date" office:date-value="2015-06-22T00:00:00" table:style-name="ce4">
            <text:p>6/22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4710.8" table:style-name="ce3">
            <text:p><text:s/>14,711<text:s/></text:p>
          </table:table-cell>
          <table:table-cell table:number-columns-repeated="16380"/>
        </table:table-row>
        <table:table-row table:style-name="ro1">
          <table:table-cell office:value-type="date" office:date-value="2015-06-22T00:00:00" table:style-name="ce4">
            <text:p>6/22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3638.400000000001" table:style-name="ce3">
            <text:p><text:s/>23,638<text:s/></text:p>
          </table:table-cell>
          <table:table-cell table:number-columns-repeated="16380"/>
        </table:table-row>
        <table:table-row table:style-name="ro1">
          <table:table-cell office:value-type="date" office:date-value="2015-06-29T00:00:00" table:style-name="ce4">
            <text:p>6/29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20008" table:style-name="ce3">
            <text:p><text:s/>20,008<text:s/></text:p>
          </table:table-cell>
          <table:table-cell table:number-columns-repeated="16380"/>
        </table:table-row>
        <table:table-row table:style-name="ro1">
          <table:table-cell office:value-type="date" office:date-value="2015-06-29T00:00:00" table:style-name="ce4">
            <text:p>6/29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8102.300000000003" table:style-name="ce3">
            <text:p><text:s/>18,102<text:s/></text:p>
          </table:table-cell>
          <table:table-cell table:number-columns-repeated="16380"/>
        </table:table-row>
        <table:table-row table:style-name="ro1">
          <table:table-cell office:value-type="date" office:date-value="2015-06-29T00:00:00" table:style-name="ce4">
            <text:p>6/29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5684.800000000001" table:style-name="ce3">
            <text:p><text:s/>15,685<text:s/></text:p>
          </table:table-cell>
          <table:table-cell table:number-columns-repeated="16380"/>
        </table:table-row>
        <table:table-row table:style-name="ro1">
          <table:table-cell office:value-type="date" office:date-value="2015-06-29T00:00:00" table:style-name="ce4">
            <text:p>6/29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2268.9" table:style-name="ce3">
            <text:p><text:s/>22,269<text:s/></text:p>
          </table:table-cell>
          <table:table-cell table:number-columns-repeated="16380"/>
        </table:table-row>
        <table:table-row table:style-name="ro1">
          <table:table-cell office:value-type="date" office:date-value="2015-07-06T00:00:00" table:style-name="ce4">
            <text:p>7/6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20573.400000000001" table:style-name="ce3">
            <text:p><text:s/>20,573<text:s/></text:p>
          </table:table-cell>
          <table:table-cell table:number-columns-repeated="16380"/>
        </table:table-row>
        <table:table-row table:style-name="ro1">
          <table:table-cell office:value-type="date" office:date-value="2015-07-06T00:00:00" table:style-name="ce4">
            <text:p>7/6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20799.800000000003" table:style-name="ce3">
            <text:p><text:s/>20,800<text:s/></text:p>
          </table:table-cell>
          <table:table-cell table:number-columns-repeated="16380"/>
        </table:table-row>
        <table:table-row table:style-name="ro1">
          <table:table-cell office:value-type="date" office:date-value="2015-07-06T00:00:00" table:style-name="ce4">
            <text:p>7/6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8469" table:style-name="ce3">
            <text:p><text:s/>18,469<text:s/></text:p>
          </table:table-cell>
          <table:table-cell table:number-columns-repeated="16380"/>
        </table:table-row>
        <table:table-row table:style-name="ro1">
          <table:table-cell office:value-type="date" office:date-value="2015-07-06T00:00:00" table:style-name="ce4">
            <text:p>7/6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8751.200000000001" table:style-name="ce3">
            <text:p><text:s/>28,751<text:s/></text:p>
          </table:table-cell>
          <table:table-cell table:number-columns-repeated="16380"/>
        </table:table-row>
        <table:table-row table:style-name="ro1">
          <table:table-cell office:value-type="date" office:date-value="2015-07-13T00:00:00" table:style-name="ce4">
            <text:p>7/13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20666.800000000003" table:style-name="ce3">
            <text:p><text:s/>20,667<text:s/></text:p>
          </table:table-cell>
          <table:table-cell table:number-columns-repeated="16380"/>
        </table:table-row>
        <table:table-row table:style-name="ro1">
          <table:table-cell office:value-type="date" office:date-value="2015-07-13T00:00:00" table:style-name="ce4">
            <text:p>7/13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8708.2" table:style-name="ce3">
            <text:p><text:s/>18,708<text:s/></text:p>
          </table:table-cell>
          <table:table-cell table:number-columns-repeated="16380"/>
        </table:table-row>
        <table:table-row table:style-name="ro1">
          <table:table-cell office:value-type="date" office:date-value="2015-07-13T00:00:00" table:style-name="ce4">
            <text:p>7/13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7739.2" table:style-name="ce3">
            <text:p><text:s/>17,739<text:s/></text:p>
          </table:table-cell>
          <table:table-cell table:number-columns-repeated="16380"/>
        </table:table-row>
        <table:table-row table:style-name="ro1">
          <table:table-cell office:value-type="date" office:date-value="2015-07-13T00:00:00" table:style-name="ce4">
            <text:p>7/13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5597.200000000001" table:style-name="ce3">
            <text:p><text:s/>25,597<text:s/></text:p>
          </table:table-cell>
          <table:table-cell table:number-columns-repeated="16380"/>
        </table:table-row>
        <table:table-row table:style-name="ro1">
          <table:table-cell office:value-type="date" office:date-value="2015-07-20T00:00:00" table:style-name="ce4">
            <text:p>7/20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9372.2" table:style-name="ce3">
            <text:p><text:s/>19,372<text:s/></text:p>
          </table:table-cell>
          <table:table-cell table:number-columns-repeated="16380"/>
        </table:table-row>
        <table:table-row table:style-name="ro1">
          <table:table-cell office:value-type="date" office:date-value="2015-07-20T00:00:00" table:style-name="ce4">
            <text:p>7/20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8608.600000000002" table:style-name="ce3">
            <text:p><text:s/>18,609<text:s/></text:p>
          </table:table-cell>
          <table:table-cell table:number-columns-repeated="16380"/>
        </table:table-row>
        <table:table-row table:style-name="ro1">
          <table:table-cell office:value-type="date" office:date-value="2015-07-20T00:00:00" table:style-name="ce4">
            <text:p>7/20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7366.800000000003" table:style-name="ce3">
            <text:p><text:s/>17,367<text:s/></text:p>
          </table:table-cell>
          <table:table-cell table:number-columns-repeated="16380"/>
        </table:table-row>
        <table:table-row table:style-name="ro1">
          <table:table-cell office:value-type="date" office:date-value="2015-07-20T00:00:00" table:style-name="ce4">
            <text:p>7/20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2974.400000000001" table:style-name="ce3">
            <text:p><text:s/>22,974<text:s/></text:p>
          </table:table-cell>
          <table:table-cell table:number-columns-repeated="16380"/>
        </table:table-row>
        <table:table-row table:style-name="ro1">
          <table:table-cell office:value-type="date" office:date-value="2015-07-27T00:00:00" table:style-name="ce4">
            <text:p>7/27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18470.8" table:style-name="ce3">
            <text:p><text:s/>18,471<text:s/></text:p>
          </table:table-cell>
          <table:table-cell table:number-columns-repeated="16380"/>
        </table:table-row>
        <table:table-row table:style-name="ro1">
          <table:table-cell office:value-type="date" office:date-value="2015-07-27T00:00:00" table:style-name="ce4">
            <text:p>7/27/20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20891.100000000002" table:style-name="ce3">
            <text:p><text:s/>20,891<text:s/></text:p>
          </table:table-cell>
          <table:table-cell table:number-columns-repeated="16380"/>
        </table:table-row>
        <table:table-row table:style-name="ro1">
          <table:table-cell office:value-type="date" office:date-value="2015-07-27T00:00:00" table:style-name="ce4">
            <text:p>7/27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7474.400000000001" table:style-name="ce3">
            <text:p><text:s/>17,474<text:s/></text:p>
          </table:table-cell>
          <table:table-cell table:number-columns-repeated="16380"/>
        </table:table-row>
        <table:table-row table:style-name="ro1">
          <table:table-cell office:value-type="date" office:date-value="2015-07-27T00:00:00" table:style-name="ce4">
            <text:p>7/27/20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23970.400000000001" table:style-name="ce3">
            <text:p><text:s/>23,970<text:s/></text:p>
          </table:table-cell>
          <table:table-cell table:number-columns-repeated="16380"/>
        </table:table-row>
        <table:table-row table:number-rows-repeated="1048367" table:style-name="ro1">
          <table:table-cell table:number-columns-repeated="16384"/>
        </table:table-row>
      </table:table>
      <table:database-ranges>
        <table:database-range table:target-range-address="Summary.A1:Summary.E8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4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6P1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>
      <number:text> </number:text>
      <number:currency-symbol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8P1">
      <number:text> </number:text>
      <number:currency-symbol>$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38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5"/>
    <style:style style:name="Currency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Order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roduct_32_Dimensions" style:display-name="Normal_Product Dimension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title/>
    <dc:description/>
    <dc:subject/>
    <meta:initial-creator>Cook, Samantha</meta:initial-creator>
    <dc:creator>jenner valdez</dc:creator>
    <meta:creation-date>2015-09-28T18:11:58Z</meta:creation-date>
    <dc:date>2024-10-07T14:06:57Z</dc:date>
  </office:meta>
</office:document-meta>
</file>